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0.6972in"/>
    </style:style>
    <style:style style:name="co4" style:family="table-column">
      <style:table-column-properties fo:break-before="auto" style:column-width="0.7409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1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Ints 1</text:p>
          </table:table-cell>
          <table:table-cell office:value-type="string">
            <text:p>Ints 2</text:p>
          </table:table-cell>
          <table:table-cell office:value-type="string">
            <text:p>Ints 3</text:p>
          </table:table-cell>
          <table:table-cell office:value-type="string">
            <text:p>Ints 4</text:p>
          </table:table-cell>
          <table:table-cell office:value-type="string">
            <text:p>Ints 5</text:p>
          </table:table-cell>
          <table:table-cell office:value-type="string">
            <text:p>Ints 6</text:p>
          </table:table-cell>
          <table:table-cell office:value-type="string">
            <text:p>Ints 7</text:p>
          </table:table-cell>
          <table:table-cell office:value-type="string">
            <text:p>Ints 8</text:p>
          </table:table-cell>
          <table:table-cell office:value-type="string">
            <text:p>Ints 9</text:p>
          </table:table-cell>
          <table:table-cell office:value-type="string">
            <text:p>Ints 10</text:p>
          </table:table-cell>
          <table:table-cell office:value-type="string">
            <text:p>Ints 11</text:p>
          </table:table-cell>
          <table:table-cell office:value-type="string">
            <text:p>Ints 12</text:p>
          </table:table-cell>
          <table:table-cell office:value-type="string">
            <text:p>Ints 13</text:p>
          </table:table-cell>
          <table:table-cell office:value-type="string">
            <text:p>Ints 14</text:p>
          </table:table-cell>
          <table:table-cell office:value-type="string">
            <text:p>Ints 15</text:p>
          </table:table-cell>
          <table:table-cell office:value-type="string">
            <text:p>Ints 16</text:p>
          </table:table-cell>
          <table:table-cell office:value-type="string">
            <text:p>Ints 17</text:p>
          </table:table-cell>
          <table:table-cell office:value-type="string">
            <text:p>Ints 18</text:p>
          </table:table-cell>
          <table:table-cell office:value-type="string">
            <text:p>Ints 19</text:p>
          </table:table-cell>
          <table:table-cell office:value-type="string">
            <text:p>Ints 20</text:p>
          </table:table-cell>
          <table:table-cell office:value-type="string">
            <text:p>Ints AVG</text:p>
          </table:table-cell>
          <table:table-cell office:value-type="string">
            <text:p>Doubles 1</text:p>
          </table:table-cell>
          <table:table-cell office:value-type="string">
            <text:p>Doubles 2</text:p>
          </table:table-cell>
          <table:table-cell office:value-type="string">
            <text:p>Doubles 3</text:p>
          </table:table-cell>
          <table:table-cell office:value-type="string">
            <text:p>Doubles 4</text:p>
          </table:table-cell>
          <table:table-cell office:value-type="string">
            <text:p>Doubles 5</text:p>
          </table:table-cell>
          <table:table-cell office:value-type="string">
            <text:p>Doubles 6</text:p>
          </table:table-cell>
          <table:table-cell office:value-type="string">
            <text:p>Doubles 7</text:p>
          </table:table-cell>
          <table:table-cell office:value-type="string">
            <text:p>Doubles 8</text:p>
          </table:table-cell>
          <table:table-cell office:value-type="string">
            <text:p>Doubles 9</text:p>
          </table:table-cell>
          <table:table-cell office:value-type="string">
            <text:p>Doubles 10</text:p>
          </table:table-cell>
          <table:table-cell office:value-type="string">
            <text:p>Doubles 11</text:p>
          </table:table-cell>
          <table:table-cell office:value-type="string">
            <text:p>Doubles 12</text:p>
          </table:table-cell>
          <table:table-cell office:value-type="string">
            <text:p>Doubles 13</text:p>
          </table:table-cell>
          <table:table-cell office:value-type="string">
            <text:p>Doubles 14</text:p>
          </table:table-cell>
          <table:table-cell office:value-type="string">
            <text:p>Doubles 15</text:p>
          </table:table-cell>
          <table:table-cell office:value-type="string">
            <text:p>Doubles 16</text:p>
          </table:table-cell>
          <table:table-cell office:value-type="string">
            <text:p>Doubles 17</text:p>
          </table:table-cell>
          <table:table-cell office:value-type="string">
            <text:p>Doubles 18</text:p>
          </table:table-cell>
          <table:table-cell office:value-type="string">
            <text:p>Doubles 19</text:p>
          </table:table-cell>
          <table:table-cell office:value-type="string">
            <text:p>Doubles 20</text:p>
          </table:table-cell>
          <table:table-cell office:value-type="string">
            <text:p>Doubles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378">
            <text:p>378</text:p>
          </table:table-cell>
          <table:table-cell office:value-type="float" office:value="296">
            <text:p>296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72">
            <text:p>172</text:p>
          </table:table-cell>
          <table:table-cell office:value-type="float" office:value="356">
            <text:p>356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293">
            <text:p>293</text:p>
          </table:table-cell>
          <table:table-cell office:value-type="float" office:value="355">
            <text:p>355</text:p>
          </table:table-cell>
          <table:table-cell office:value-type="float" office:value="271">
            <text:p>271</text:p>
          </table:table-cell>
          <table:table-cell office:value-type="float" office:value="234">
            <text:p>234</text:p>
          </table:table-cell>
          <table:table-cell office:value-type="float" office:value="303">
            <text:p>303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table:formula="of:=AVERAGE([.B2:.U2])" office:value-type="float" office:value="242.55">
            <text:p>242.55</text:p>
          </table:table-cell>
          <table:table-cell office:value-type="float" office:value="328">
            <text:p>328</text:p>
          </table:table-cell>
          <table:table-cell office:value-type="float" office:value="319">
            <text:p>319</text:p>
          </table:table-cell>
          <table:table-cell office:value-type="float" office:value="262">
            <text:p>262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office:value-type="float" office:value="199">
            <text:p>199</text:p>
          </table:table-cell>
          <table:table-cell office:value-type="float" office:value="165">
            <text:p>165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264">
            <text:p>264</text:p>
          </table:table-cell>
          <table:table-cell office:value-type="float" office:value="212">
            <text:p>212</text:p>
          </table:table-cell>
          <table:table-cell office:value-type="float" office:value="341">
            <text:p>341</text:p>
          </table:table-cell>
          <table:table-cell office:value-type="float" office:value="261">
            <text:p>261</text:p>
          </table:table-cell>
          <table:table-cell office:value-type="float" office:value="287">
            <text:p>287</text:p>
          </table:table-cell>
          <table:table-cell office:value-type="float" office:value="248">
            <text:p>248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formula="of:=AVERAGE([.W2:.AO2])" office:value-type="float" office:value="226.473684210526">
            <text:p>226.47368421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  <table:table-cell office:value-type="float" office:value="557">
            <text:p>557</text:p>
          </table:table-cell>
          <table:table-cell office:value-type="float" office:value="760">
            <text:p>760</text:p>
          </table:table-cell>
          <table:table-cell office:value-type="float" office:value="934">
            <text:p>934</text:p>
          </table:table-cell>
          <table:table-cell office:value-type="float" office:value="544">
            <text:p>544</text:p>
          </table:table-cell>
          <table:table-cell office:value-type="float" office:value="478">
            <text:p>478</text:p>
          </table:table-cell>
          <table:table-cell office:value-type="float" office:value="530">
            <text:p>530</text:p>
          </table:table-cell>
          <table:table-cell office:value-type="float" office:value="539">
            <text:p>539</text:p>
          </table:table-cell>
          <table:table-cell office:value-type="float" office:value="465">
            <text:p>465</text:p>
          </table:table-cell>
          <table:table-cell office:value-type="float" office:value="543">
            <text:p>543</text:p>
          </table:table-cell>
          <table:table-cell office:value-type="float" office:value="529">
            <text:p>529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491">
            <text:p>491</text:p>
          </table:table-cell>
          <table:table-cell office:value-type="float" office:value="486">
            <text:p>486</text:p>
          </table:table-cell>
          <table:table-cell office:value-type="float" office:value="473">
            <text:p>473</text:p>
          </table:table-cell>
          <table:table-cell office:value-type="float" office:value="550">
            <text:p>550</text:p>
          </table:table-cell>
          <table:table-cell office:value-type="float" office:value="454">
            <text:p>454</text:p>
          </table:table-cell>
          <table:table-cell office:value-type="float" office:value="453">
            <text:p>453</text:p>
          </table:table-cell>
          <table:table-cell table:formula="of:=AVERAGE([.B3:.U3])" office:value-type="float" office:value="545.5">
            <text:p>545.5</text:p>
          </table:table-cell>
          <table:table-cell office:value-type="float" office:value="467">
            <text:p>467</text:p>
          </table:table-cell>
          <table:table-cell office:value-type="float" office:value="513">
            <text:p>513</text:p>
          </table:table-cell>
          <table:table-cell office:value-type="float" office:value="620">
            <text:p>620</text:p>
          </table:table-cell>
          <table:table-cell office:value-type="float" office:value="677">
            <text:p>677</text:p>
          </table:table-cell>
          <table:table-cell office:value-type="float" office:value="464">
            <text:p>464</text:p>
          </table:table-cell>
          <table:table-cell office:value-type="float" office:value="458">
            <text:p>458</text:p>
          </table:table-cell>
          <table:table-cell office:value-type="float" office:value="461">
            <text:p>461</text:p>
          </table:table-cell>
          <table:table-cell office:value-type="float" office:value="487">
            <text:p>487</text:p>
          </table:table-cell>
          <table:table-cell office:value-type="float" office:value="460">
            <text:p>460</text:p>
          </table:table-cell>
          <table:table-cell office:value-type="float" office:value="635">
            <text:p>635</text:p>
          </table:table-cell>
          <table:table-cell office:value-type="float" office:value="473">
            <text:p>473</text:p>
          </table:table-cell>
          <table:table-cell table:number-columns-repeated="2" office:value-type="float" office:value="466">
            <text:p>466</text:p>
          </table:table-cell>
          <table:table-cell office:value-type="float" office:value="475">
            <text:p>475</text:p>
          </table:table-cell>
          <table:table-cell office:value-type="float" office:value="467">
            <text:p>467</text:p>
          </table:table-cell>
          <table:table-cell office:value-type="float" office:value="615">
            <text:p>615</text:p>
          </table:table-cell>
          <table:table-cell office:value-type="float" office:value="495">
            <text:p>495</text:p>
          </table:table-cell>
          <table:table-cell office:value-type="float" office:value="424">
            <text:p>424</text:p>
          </table:table-cell>
          <table:table-cell office:value-type="float" office:value="451">
            <text:p>451</text:p>
          </table:table-cell>
          <table:table-cell office:value-type="float" office:value="427">
            <text:p>427</text:p>
          </table:table-cell>
          <table:table-cell table:formula="of:=AVERAGE([.W3:.AO3])" office:value-type="float" office:value="503.894736842105">
            <text:p>503.894736842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66">
            <text:p>1366</text:p>
          </table:table-cell>
          <table:table-cell office:value-type="float" office:value="1349">
            <text:p>1349</text:p>
          </table:table-cell>
          <table:table-cell office:value-type="float" office:value="1441">
            <text:p>1441</text:p>
          </table:table-cell>
          <table:table-cell office:value-type="float" office:value="1529">
            <text:p>1529</text:p>
          </table:table-cell>
          <table:table-cell office:value-type="float" office:value="1449">
            <text:p>1449</text:p>
          </table:table-cell>
          <table:table-cell office:value-type="float" office:value="984">
            <text:p>984</text:p>
          </table:table-cell>
          <table:table-cell office:value-type="float" office:value="906">
            <text:p>906</text:p>
          </table:table-cell>
          <table:table-cell office:value-type="float" office:value="927">
            <text:p>927</text:p>
          </table:table-cell>
          <table:table-cell office:value-type="float" office:value="874">
            <text:p>874</text:p>
          </table:table-cell>
          <table:table-cell office:value-type="float" office:value="880">
            <text:p>880</text:p>
          </table:table-cell>
          <table:table-cell office:value-type="float" office:value="914">
            <text:p>914</text:p>
          </table:table-cell>
          <table:table-cell office:value-type="float" office:value="844">
            <text:p>844</text:p>
          </table:table-cell>
          <table:table-cell office:value-type="float" office:value="935">
            <text:p>935</text:p>
          </table:table-cell>
          <table:table-cell office:value-type="float" office:value="970">
            <text:p>970</text:p>
          </table:table-cell>
          <table:table-cell office:value-type="float" office:value="939">
            <text:p>939</text:p>
          </table:table-cell>
          <table:table-cell office:value-type="float" office:value="1096">
            <text:p>1096</text:p>
          </table:table-cell>
          <table:table-cell office:value-type="float" office:value="853">
            <text:p>853</text:p>
          </table:table-cell>
          <table:table-cell office:value-type="float" office:value="966">
            <text:p>966</text:p>
          </table:table-cell>
          <table:table-cell office:value-type="float" office:value="1053">
            <text:p>1053</text:p>
          </table:table-cell>
          <table:table-cell office:value-type="float" office:value="924">
            <text:p>924</text:p>
          </table:table-cell>
          <table:table-cell table:formula="of:=AVERAGE([.B4:.U4])" office:value-type="float" office:value="1059.95">
            <text:p>1059.95</text:p>
          </table:table-cell>
          <table:table-cell office:value-type="float" office:value="1408">
            <text:p>1408</text:p>
          </table:table-cell>
          <table:table-cell office:value-type="float" office:value="1446">
            <text:p>1446</text:p>
          </table:table-cell>
          <table:table-cell office:value-type="float" office:value="1451">
            <text:p>1451</text:p>
          </table:table-cell>
          <table:table-cell office:value-type="float" office:value="1265">
            <text:p>1265</text:p>
          </table:table-cell>
          <table:table-cell office:value-type="float" office:value="1253">
            <text:p>1253</text:p>
          </table:table-cell>
          <table:table-cell office:value-type="float" office:value="871">
            <text:p>871</text:p>
          </table:table-cell>
          <table:table-cell office:value-type="float" office:value="856">
            <text:p>856</text:p>
          </table:table-cell>
          <table:table-cell office:value-type="float" office:value="800">
            <text:p>800</text:p>
          </table:table-cell>
          <table:table-cell office:value-type="float" office:value="827">
            <text:p>827</text:p>
          </table:table-cell>
          <table:table-cell office:value-type="float" office:value="817">
            <text:p>817</text:p>
          </table:table-cell>
          <table:table-cell office:value-type="float" office:value="825">
            <text:p>825</text:p>
          </table:table-cell>
          <table:table-cell office:value-type="float" office:value="857">
            <text:p>857</text:p>
          </table:table-cell>
          <table:table-cell office:value-type="float" office:value="835">
            <text:p>835</text:p>
          </table:table-cell>
          <table:table-cell office:value-type="float" office:value="931">
            <text:p>931</text:p>
          </table:table-cell>
          <table:table-cell office:value-type="float" office:value="838">
            <text:p>838</text:p>
          </table:table-cell>
          <table:table-cell office:value-type="float" office:value="810">
            <text:p>810</text:p>
          </table:table-cell>
          <table:table-cell office:value-type="float" office:value="872">
            <text:p>872</text:p>
          </table:table-cell>
          <table:table-cell office:value-type="float" office:value="889">
            <text:p>889</text:p>
          </table:table-cell>
          <table:table-cell office:value-type="float" office:value="908">
            <text:p>908</text:p>
          </table:table-cell>
          <table:table-cell office:value-type="float" office:value="814">
            <text:p>814</text:p>
          </table:table-cell>
          <table:table-cell table:formula="of:=AVERAGE([.W4:.AO4])" office:value-type="float" office:value="987.315789473684">
            <text:p>987.315789473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39">
            <text:p>2139</text:p>
          </table:table-cell>
          <table:table-cell office:value-type="float" office:value="2096">
            <text:p>2096</text:p>
          </table:table-cell>
          <table:table-cell office:value-type="float" office:value="1700">
            <text:p>1700</text:p>
          </table:table-cell>
          <table:table-cell office:value-type="float" office:value="1702">
            <text:p>1702</text:p>
          </table:table-cell>
          <table:table-cell office:value-type="float" office:value="1504">
            <text:p>1504</text:p>
          </table:table-cell>
          <table:table-cell office:value-type="float" office:value="1467">
            <text:p>1467</text:p>
          </table:table-cell>
          <table:table-cell office:value-type="float" office:value="1390">
            <text:p>1390</text:p>
          </table:table-cell>
          <table:table-cell office:value-type="float" office:value="1340">
            <text:p>1340</text:p>
          </table:table-cell>
          <table:table-cell table:number-columns-repeated="2" office:value-type="float" office:value="1349">
            <text:p>1349</text:p>
          </table:table-cell>
          <table:table-cell office:value-type="float" office:value="1426">
            <text:p>1426</text:p>
          </table:table-cell>
          <table:table-cell office:value-type="float" office:value="1601">
            <text:p>1601</text:p>
          </table:table-cell>
          <table:table-cell office:value-type="float" office:value="1438">
            <text:p>1438</text:p>
          </table:table-cell>
          <table:table-cell office:value-type="float" office:value="1414">
            <text:p>1414</text:p>
          </table:table-cell>
          <table:table-cell office:value-type="float" office:value="1459">
            <text:p>1459</text:p>
          </table:table-cell>
          <table:table-cell office:value-type="float" office:value="1403">
            <text:p>1403</text:p>
          </table:table-cell>
          <table:table-cell office:value-type="float" office:value="1365">
            <text:p>1365</text:p>
          </table:table-cell>
          <table:table-cell office:value-type="float" office:value="2236">
            <text:p>2236</text:p>
          </table:table-cell>
          <table:table-cell office:value-type="float" office:value="1624">
            <text:p>1624</text:p>
          </table:table-cell>
          <table:table-cell office:value-type="float" office:value="1707">
            <text:p>1707</text:p>
          </table:table-cell>
          <table:table-cell table:formula="of:=AVERAGE([.B5:.U5])" office:value-type="float" office:value="1585.45">
            <text:p>1585.45</text:p>
          </table:table-cell>
          <table:table-cell office:value-type="float" office:value="1410">
            <text:p>1410</text:p>
          </table:table-cell>
          <table:table-cell office:value-type="float" office:value="1761">
            <text:p>1761</text:p>
          </table:table-cell>
          <table:table-cell office:value-type="float" office:value="1594">
            <text:p>1594</text:p>
          </table:table-cell>
          <table:table-cell office:value-type="float" office:value="1443">
            <text:p>1443</text:p>
          </table:table-cell>
          <table:table-cell office:value-type="float" office:value="1410">
            <text:p>1410</text:p>
          </table:table-cell>
          <table:table-cell office:value-type="float" office:value="1298">
            <text:p>1298</text:p>
          </table:table-cell>
          <table:table-cell office:value-type="float" office:value="1296">
            <text:p>1296</text:p>
          </table:table-cell>
          <table:table-cell office:value-type="float" office:value="1267">
            <text:p>1267</text:p>
          </table:table-cell>
          <table:table-cell office:value-type="float" office:value="1344">
            <text:p>1344</text:p>
          </table:table-cell>
          <table:table-cell office:value-type="float" office:value="1258">
            <text:p>1258</text:p>
          </table:table-cell>
          <table:table-cell office:value-type="float" office:value="1336">
            <text:p>1336</text:p>
          </table:table-cell>
          <table:table-cell office:value-type="float" office:value="1712">
            <text:p>1712</text:p>
          </table:table-cell>
          <table:table-cell office:value-type="float" office:value="1390">
            <text:p>1390</text:p>
          </table:table-cell>
          <table:table-cell office:value-type="float" office:value="1274">
            <text:p>1274</text:p>
          </table:table-cell>
          <table:table-cell office:value-type="float" office:value="1352">
            <text:p>1352</text:p>
          </table:table-cell>
          <table:table-cell office:value-type="float" office:value="1340">
            <text:p>1340</text:p>
          </table:table-cell>
          <table:table-cell office:value-type="float" office:value="1811">
            <text:p>1811</text:p>
          </table:table-cell>
          <table:table-cell office:value-type="float" office:value="1817">
            <text:p>1817</text:p>
          </table:table-cell>
          <table:table-cell office:value-type="float" office:value="1527">
            <text:p>1527</text:p>
          </table:table-cell>
          <table:table-cell office:value-type="float" office:value="1510">
            <text:p>1510</text:p>
          </table:table-cell>
          <table:table-cell table:formula="of:=AVERAGE([.W5:.AO5])" office:value-type="float" office:value="1454.73684210526">
            <text:p>1454.736842105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040">
            <text:p>2040</text:p>
          </table:table-cell>
          <table:table-cell office:value-type="float" office:value="2300">
            <text:p>2300</text:p>
          </table:table-cell>
          <table:table-cell office:value-type="float" office:value="2044">
            <text:p>2044</text:p>
          </table:table-cell>
          <table:table-cell office:value-type="float" office:value="1946">
            <text:p>1946</text:p>
          </table:table-cell>
          <table:table-cell office:value-type="float" office:value="2004">
            <text:p>2004</text:p>
          </table:table-cell>
          <table:table-cell office:value-type="float" office:value="2342">
            <text:p>2342</text:p>
          </table:table-cell>
          <table:table-cell office:value-type="float" office:value="2447">
            <text:p>2447</text:p>
          </table:table-cell>
          <table:table-cell office:value-type="float" office:value="2160">
            <text:p>2160</text:p>
          </table:table-cell>
          <table:table-cell office:value-type="float" office:value="2618">
            <text:p>2618</text:p>
          </table:table-cell>
          <table:table-cell office:value-type="float" office:value="2355">
            <text:p>2355</text:p>
          </table:table-cell>
          <table:table-cell office:value-type="float" office:value="2454">
            <text:p>2454</text:p>
          </table:table-cell>
          <table:table-cell office:value-type="float" office:value="2355">
            <text:p>2355</text:p>
          </table:table-cell>
          <table:table-cell office:value-type="float" office:value="1989">
            <text:p>1989</text:p>
          </table:table-cell>
          <table:table-cell office:value-type="float" office:value="2028">
            <text:p>2028</text:p>
          </table:table-cell>
          <table:table-cell office:value-type="float" office:value="1967">
            <text:p>1967</text:p>
          </table:table-cell>
          <table:table-cell office:value-type="float" office:value="2204">
            <text:p>2204</text:p>
          </table:table-cell>
          <table:table-cell office:value-type="float" office:value="2068">
            <text:p>2068</text:p>
          </table:table-cell>
          <table:table-cell office:value-type="float" office:value="1996">
            <text:p>1996</text:p>
          </table:table-cell>
          <table:table-cell office:value-type="float" office:value="2429">
            <text:p>2429</text:p>
          </table:table-cell>
          <table:table-cell office:value-type="float" office:value="2105">
            <text:p>2105</text:p>
          </table:table-cell>
          <table:table-cell table:formula="of:=AVERAGE([.B6:.U6])" office:value-type="float" office:value="2192.55">
            <text:p>2192.55</text:p>
          </table:table-cell>
          <table:table-cell office:value-type="float" office:value="1822">
            <text:p>1822</text:p>
          </table:table-cell>
          <table:table-cell office:value-type="float" office:value="1957">
            <text:p>1957</text:p>
          </table:table-cell>
          <table:table-cell office:value-type="float" office:value="1889">
            <text:p>1889</text:p>
          </table:table-cell>
          <table:table-cell office:value-type="float" office:value="1834">
            <text:p>1834</text:p>
          </table:table-cell>
          <table:table-cell office:value-type="float" office:value="2106">
            <text:p>2106</text:p>
          </table:table-cell>
          <table:table-cell office:value-type="float" office:value="1879">
            <text:p>1879</text:p>
          </table:table-cell>
          <table:table-cell office:value-type="float" office:value="2140">
            <text:p>2140</text:p>
          </table:table-cell>
          <table:table-cell office:value-type="float" office:value="1989">
            <text:p>1989</text:p>
          </table:table-cell>
          <table:table-cell office:value-type="float" office:value="2375">
            <text:p>2375</text:p>
          </table:table-cell>
          <table:table-cell office:value-type="float" office:value="2141">
            <text:p>2141</text:p>
          </table:table-cell>
          <table:table-cell office:value-type="float" office:value="2125">
            <text:p>2125</text:p>
          </table:table-cell>
          <table:table-cell office:value-type="float" office:value="1917">
            <text:p>1917</text:p>
          </table:table-cell>
          <table:table-cell office:value-type="float" office:value="1914">
            <text:p>1914</text:p>
          </table:table-cell>
          <table:table-cell office:value-type="float" office:value="1936">
            <text:p>1936</text:p>
          </table:table-cell>
          <table:table-cell office:value-type="float" office:value="1856">
            <text:p>1856</text:p>
          </table:table-cell>
          <table:table-cell office:value-type="float" office:value="2154">
            <text:p>2154</text:p>
          </table:table-cell>
          <table:table-cell office:value-type="float" office:value="1842">
            <text:p>1842</text:p>
          </table:table-cell>
          <table:table-cell office:value-type="float" office:value="2039">
            <text:p>2039</text:p>
          </table:table-cell>
          <table:table-cell office:value-type="float" office:value="2089">
            <text:p>2089</text:p>
          </table:table-cell>
          <table:table-cell office:value-type="float" office:value="2211">
            <text:p>2211</text:p>
          </table:table-cell>
          <table:table-cell table:formula="of:=AVERAGE([.W6:.AO6])" office:value-type="float" office:value="2000.21052631579">
            <text:p>2000.210526315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143">
            <text:p>3143</text:p>
          </table:table-cell>
          <table:table-cell office:value-type="float" office:value="2826">
            <text:p>2826</text:p>
          </table:table-cell>
          <table:table-cell office:value-type="float" office:value="2754">
            <text:p>2754</text:p>
          </table:table-cell>
          <table:table-cell office:value-type="float" office:value="2643">
            <text:p>2643</text:p>
          </table:table-cell>
          <table:table-cell office:value-type="float" office:value="3631">
            <text:p>3631</text:p>
          </table:table-cell>
          <table:table-cell office:value-type="float" office:value="3296">
            <text:p>3296</text:p>
          </table:table-cell>
          <table:table-cell office:value-type="float" office:value="2887">
            <text:p>2887</text:p>
          </table:table-cell>
          <table:table-cell office:value-type="float" office:value="2953">
            <text:p>2953</text:p>
          </table:table-cell>
          <table:table-cell office:value-type="float" office:value="2673">
            <text:p>2673</text:p>
          </table:table-cell>
          <table:table-cell office:value-type="float" office:value="2640">
            <text:p>2640</text:p>
          </table:table-cell>
          <table:table-cell office:value-type="float" office:value="2830">
            <text:p>2830</text:p>
          </table:table-cell>
          <table:table-cell office:value-type="float" office:value="2771">
            <text:p>2771</text:p>
          </table:table-cell>
          <table:table-cell office:value-type="float" office:value="2895">
            <text:p>2895</text:p>
          </table:table-cell>
          <table:table-cell office:value-type="float" office:value="2901">
            <text:p>2901</text:p>
          </table:table-cell>
          <table:table-cell office:value-type="float" office:value="2628">
            <text:p>2628</text:p>
          </table:table-cell>
          <table:table-cell office:value-type="float" office:value="4130">
            <text:p>4130</text:p>
          </table:table-cell>
          <table:table-cell office:value-type="float" office:value="3568">
            <text:p>3568</text:p>
          </table:table-cell>
          <table:table-cell office:value-type="float" office:value="3172">
            <text:p>3172</text:p>
          </table:table-cell>
          <table:table-cell office:value-type="float" office:value="2980">
            <text:p>2980</text:p>
          </table:table-cell>
          <table:table-cell office:value-type="float" office:value="2684">
            <text:p>2684</text:p>
          </table:table-cell>
          <table:table-cell table:formula="of:=AVERAGE([.B7:.U7])" office:value-type="float" office:value="3000.25">
            <text:p>3000.25</text:p>
          </table:table-cell>
          <table:table-cell office:value-type="float" office:value="2765">
            <text:p>2765</text:p>
          </table:table-cell>
          <table:table-cell office:value-type="float" office:value="2522">
            <text:p>2522</text:p>
          </table:table-cell>
          <table:table-cell office:value-type="float" office:value="2546">
            <text:p>2546</text:p>
          </table:table-cell>
          <table:table-cell office:value-type="float" office:value="2492">
            <text:p>2492</text:p>
          </table:table-cell>
          <table:table-cell office:value-type="float" office:value="3510">
            <text:p>3510</text:p>
          </table:table-cell>
          <table:table-cell office:value-type="float" office:value="3070">
            <text:p>3070</text:p>
          </table:table-cell>
          <table:table-cell office:value-type="float" office:value="2437">
            <text:p>2437</text:p>
          </table:table-cell>
          <table:table-cell office:value-type="float" office:value="2786">
            <text:p>2786</text:p>
          </table:table-cell>
          <table:table-cell office:value-type="float" office:value="2618">
            <text:p>2618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office:value-type="float" office:value="2598">
            <text:p>2598</text:p>
          </table:table-cell>
          <table:table-cell office:value-type="float" office:value="3245">
            <text:p>3245</text:p>
          </table:table-cell>
          <table:table-cell office:value-type="float" office:value="2595">
            <text:p>2595</text:p>
          </table:table-cell>
          <table:table-cell office:value-type="float" office:value="2989">
            <text:p>2989</text:p>
          </table:table-cell>
          <table:table-cell office:value-type="float" office:value="3240">
            <text:p>3240</text:p>
          </table:table-cell>
          <table:table-cell office:value-type="float" office:value="3132">
            <text:p>3132</text:p>
          </table:table-cell>
          <table:table-cell office:value-type="float" office:value="3042">
            <text:p>3042</text:p>
          </table:table-cell>
          <table:table-cell office:value-type="float" office:value="2602">
            <text:p>2602</text:p>
          </table:table-cell>
          <table:table-cell office:value-type="float" office:value="2513">
            <text:p>2513</text:p>
          </table:table-cell>
          <table:table-cell table:formula="of:=AVERAGE([.W7:.AO7])" office:value-type="float" office:value="2797.94736842105">
            <text:p>2797.947368421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549">
            <text:p>3549</text:p>
          </table:table-cell>
          <table:table-cell office:value-type="float" office:value="4923">
            <text:p>4923</text:p>
          </table:table-cell>
          <table:table-cell office:value-type="float" office:value="3832">
            <text:p>3832</text:p>
          </table:table-cell>
          <table:table-cell office:value-type="float" office:value="5335">
            <text:p>5335</text:p>
          </table:table-cell>
          <table:table-cell office:value-type="float" office:value="5597">
            <text:p>5597</text:p>
          </table:table-cell>
          <table:table-cell office:value-type="float" office:value="4156">
            <text:p>4156</text:p>
          </table:table-cell>
          <table:table-cell office:value-type="float" office:value="4013">
            <text:p>4013</text:p>
          </table:table-cell>
          <table:table-cell office:value-type="float" office:value="3363">
            <text:p>3363</text:p>
          </table:table-cell>
          <table:table-cell office:value-type="float" office:value="3398">
            <text:p>3398</text:p>
          </table:table-cell>
          <table:table-cell office:value-type="float" office:value="4689">
            <text:p>4689</text:p>
          </table:table-cell>
          <table:table-cell office:value-type="float" office:value="4420">
            <text:p>4420</text:p>
          </table:table-cell>
          <table:table-cell office:value-type="float" office:value="4262">
            <text:p>4262</text:p>
          </table:table-cell>
          <table:table-cell office:value-type="float" office:value="3387">
            <text:p>3387</text:p>
          </table:table-cell>
          <table:table-cell office:value-type="float" office:value="3932">
            <text:p>3932</text:p>
          </table:table-cell>
          <table:table-cell office:value-type="float" office:value="4410">
            <text:p>4410</text:p>
          </table:table-cell>
          <table:table-cell office:value-type="float" office:value="3654">
            <text:p>3654</text:p>
          </table:table-cell>
          <table:table-cell office:value-type="float" office:value="3546">
            <text:p>3546</text:p>
          </table:table-cell>
          <table:table-cell office:value-type="float" office:value="3920">
            <text:p>3920</text:p>
          </table:table-cell>
          <table:table-cell office:value-type="float" office:value="3385">
            <text:p>3385</text:p>
          </table:table-cell>
          <table:table-cell office:value-type="float" office:value="5109">
            <text:p>5109</text:p>
          </table:table-cell>
          <table:table-cell table:formula="of:=AVERAGE([.B8:.U8])" office:value-type="float" office:value="4144">
            <text:p>4144</text:p>
          </table:table-cell>
          <table:table-cell office:value-type="float" office:value="3777">
            <text:p>3777</text:p>
          </table:table-cell>
          <table:table-cell office:value-type="float" office:value="3925">
            <text:p>3925</text:p>
          </table:table-cell>
          <table:table-cell office:value-type="float" office:value="3289">
            <text:p>3289</text:p>
          </table:table-cell>
          <table:table-cell office:value-type="float" office:value="4013">
            <text:p>4013</text:p>
          </table:table-cell>
          <table:table-cell office:value-type="float" office:value="3977">
            <text:p>3977</text:p>
          </table:table-cell>
          <table:table-cell office:value-type="float" office:value="3862">
            <text:p>3862</text:p>
          </table:table-cell>
          <table:table-cell office:value-type="float" office:value="3247">
            <text:p>3247</text:p>
          </table:table-cell>
          <table:table-cell office:value-type="float" office:value="3107">
            <text:p>3107</text:p>
          </table:table-cell>
          <table:table-cell office:value-type="float" office:value="3680">
            <text:p>3680</text:p>
          </table:table-cell>
          <table:table-cell office:value-type="float" office:value="3208">
            <text:p>3208</text:p>
          </table:table-cell>
          <table:table-cell office:value-type="float" office:value="3244">
            <text:p>3244</text:p>
          </table:table-cell>
          <table:table-cell office:value-type="float" office:value="4126">
            <text:p>4126</text:p>
          </table:table-cell>
          <table:table-cell office:value-type="float" office:value="3148">
            <text:p>3148</text:p>
          </table:table-cell>
          <table:table-cell office:value-type="float" office:value="4942">
            <text:p>4942</text:p>
          </table:table-cell>
          <table:table-cell office:value-type="float" office:value="3928">
            <text:p>3928</text:p>
          </table:table-cell>
          <table:table-cell office:value-type="float" office:value="3274">
            <text:p>3274</text:p>
          </table:table-cell>
          <table:table-cell office:value-type="float" office:value="3401">
            <text:p>3401</text:p>
          </table:table-cell>
          <table:table-cell office:value-type="float" office:value="3359">
            <text:p>3359</text:p>
          </table:table-cell>
          <table:table-cell office:value-type="float" office:value="3197">
            <text:p>3197</text:p>
          </table:table-cell>
          <table:table-cell office:value-type="float" office:value="3249">
            <text:p>3249</text:p>
          </table:table-cell>
          <table:table-cell table:formula="of:=AVERAGE([.W8:.AO8])" office:value-type="float" office:value="3616">
            <text:p>3616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441">
            <text:p>4441</text:p>
          </table:table-cell>
          <table:table-cell office:value-type="float" office:value="4330">
            <text:p>4330</text:p>
          </table:table-cell>
          <table:table-cell office:value-type="float" office:value="5498">
            <text:p>5498</text:p>
          </table:table-cell>
          <table:table-cell office:value-type="float" office:value="4366">
            <text:p>4366</text:p>
          </table:table-cell>
          <table:table-cell office:value-type="float" office:value="4929">
            <text:p>4929</text:p>
          </table:table-cell>
          <table:table-cell office:value-type="float" office:value="4387">
            <text:p>4387</text:p>
          </table:table-cell>
          <table:table-cell office:value-type="float" office:value="4267">
            <text:p>4267</text:p>
          </table:table-cell>
          <table:table-cell office:value-type="float" office:value="5420">
            <text:p>5420</text:p>
          </table:table-cell>
          <table:table-cell office:value-type="float" office:value="4359">
            <text:p>4359</text:p>
          </table:table-cell>
          <table:table-cell office:value-type="float" office:value="4413">
            <text:p>4413</text:p>
          </table:table-cell>
          <table:table-cell office:value-type="float" office:value="4496">
            <text:p>4496</text:p>
          </table:table-cell>
          <table:table-cell office:value-type="float" office:value="5863">
            <text:p>5863</text:p>
          </table:table-cell>
          <table:table-cell office:value-type="float" office:value="4629">
            <text:p>4629</text:p>
          </table:table-cell>
          <table:table-cell office:value-type="float" office:value="4589">
            <text:p>4589</text:p>
          </table:table-cell>
          <table:table-cell office:value-type="float" office:value="4573">
            <text:p>4573</text:p>
          </table:table-cell>
          <table:table-cell office:value-type="float" office:value="4498">
            <text:p>4498</text:p>
          </table:table-cell>
          <table:table-cell office:value-type="float" office:value="5381">
            <text:p>5381</text:p>
          </table:table-cell>
          <table:table-cell office:value-type="float" office:value="4614">
            <text:p>4614</text:p>
          </table:table-cell>
          <table:table-cell office:value-type="float" office:value="4644">
            <text:p>4644</text:p>
          </table:table-cell>
          <table:table-cell office:value-type="float" office:value="4255">
            <text:p>4255</text:p>
          </table:table-cell>
          <table:table-cell table:formula="of:=AVERAGE([.B9:.U9])" office:value-type="float" office:value="4697.6">
            <text:p>4697.6</text:p>
          </table:table-cell>
          <table:table-cell office:value-type="float" office:value="4022">
            <text:p>4022</text:p>
          </table:table-cell>
          <table:table-cell office:value-type="float" office:value="5852">
            <text:p>5852</text:p>
          </table:table-cell>
          <table:table-cell office:value-type="float" office:value="4568">
            <text:p>4568</text:p>
          </table:table-cell>
          <table:table-cell office:value-type="float" office:value="4356">
            <text:p>4356</text:p>
          </table:table-cell>
          <table:table-cell office:value-type="float" office:value="4169">
            <text:p>4169</text:p>
          </table:table-cell>
          <table:table-cell office:value-type="float" office:value="4090">
            <text:p>4090</text:p>
          </table:table-cell>
          <table:table-cell office:value-type="float" office:value="5868">
            <text:p>5868</text:p>
          </table:table-cell>
          <table:table-cell office:value-type="float" office:value="4458">
            <text:p>4458</text:p>
          </table:table-cell>
          <table:table-cell office:value-type="float" office:value="3997">
            <text:p>3997</text:p>
          </table:table-cell>
          <table:table-cell office:value-type="float" office:value="4087">
            <text:p>4087</text:p>
          </table:table-cell>
          <table:table-cell office:value-type="float" office:value="4964">
            <text:p>4964</text:p>
          </table:table-cell>
          <table:table-cell office:value-type="float" office:value="4727">
            <text:p>4727</text:p>
          </table:table-cell>
          <table:table-cell office:value-type="float" office:value="4067">
            <text:p>4067</text:p>
          </table:table-cell>
          <table:table-cell office:value-type="float" office:value="4718">
            <text:p>4718</text:p>
          </table:table-cell>
          <table:table-cell office:value-type="float" office:value="4777">
            <text:p>4777</text:p>
          </table:table-cell>
          <table:table-cell office:value-type="float" office:value="5754">
            <text:p>5754</text:p>
          </table:table-cell>
          <table:table-cell office:value-type="float" office:value="4612">
            <text:p>4612</text:p>
          </table:table-cell>
          <table:table-cell office:value-type="float" office:value="5001">
            <text:p>5001</text:p>
          </table:table-cell>
          <table:table-cell office:value-type="float" office:value="4108">
            <text:p>4108</text:p>
          </table:table-cell>
          <table:table-cell office:value-type="float" office:value="3988">
            <text:p>3988</text:p>
          </table:table-cell>
          <table:table-cell table:formula="of:=AVERAGE([.W9:.AO9])" office:value-type="float" office:value="4641.84210526316">
            <text:p>4641.842105263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870">
            <text:p>6870</text:p>
          </table:table-cell>
          <table:table-cell office:value-type="float" office:value="5876">
            <text:p>5876</text:p>
          </table:table-cell>
          <table:table-cell office:value-type="float" office:value="5267">
            <text:p>5267</text:p>
          </table:table-cell>
          <table:table-cell office:value-type="float" office:value="5705">
            <text:p>5705</text:p>
          </table:table-cell>
          <table:table-cell office:value-type="float" office:value="5977">
            <text:p>5977</text:p>
          </table:table-cell>
          <table:table-cell office:value-type="float" office:value="5876">
            <text:p>5876</text:p>
          </table:table-cell>
          <table:table-cell office:value-type="float" office:value="6942">
            <text:p>6942</text:p>
          </table:table-cell>
          <table:table-cell office:value-type="float" office:value="5408">
            <text:p>5408</text:p>
          </table:table-cell>
          <table:table-cell office:value-type="float" office:value="5238">
            <text:p>5238</text:p>
          </table:table-cell>
          <table:table-cell office:value-type="float" office:value="6753">
            <text:p>6753</text:p>
          </table:table-cell>
          <table:table-cell office:value-type="float" office:value="5423">
            <text:p>5423</text:p>
          </table:table-cell>
          <table:table-cell office:value-type="float" office:value="6097">
            <text:p>6097</text:p>
          </table:table-cell>
          <table:table-cell office:value-type="float" office:value="5298">
            <text:p>5298</text:p>
          </table:table-cell>
          <table:table-cell office:value-type="float" office:value="5962">
            <text:p>5962</text:p>
          </table:table-cell>
          <table:table-cell office:value-type="float" office:value="5919">
            <text:p>5919</text:p>
          </table:table-cell>
          <table:table-cell office:value-type="float" office:value="5485">
            <text:p>5485</text:p>
          </table:table-cell>
          <table:table-cell office:value-type="float" office:value="7476">
            <text:p>7476</text:p>
          </table:table-cell>
          <table:table-cell office:value-type="float" office:value="6295">
            <text:p>6295</text:p>
          </table:table-cell>
          <table:table-cell office:value-type="float" office:value="5489">
            <text:p>5489</text:p>
          </table:table-cell>
          <table:table-cell office:value-type="float" office:value="5544">
            <text:p>5544</text:p>
          </table:table-cell>
          <table:table-cell table:formula="of:=AVERAGE([.B10:.U10])" office:value-type="float" office:value="5945">
            <text:p>5945</text:p>
          </table:table-cell>
          <table:table-cell office:value-type="float" office:value="6197">
            <text:p>6197</text:p>
          </table:table-cell>
          <table:table-cell office:value-type="float" office:value="5029">
            <text:p>5029</text:p>
          </table:table-cell>
          <table:table-cell office:value-type="float" office:value="5537">
            <text:p>5537</text:p>
          </table:table-cell>
          <table:table-cell office:value-type="float" office:value="5041">
            <text:p>5041</text:p>
          </table:table-cell>
          <table:table-cell office:value-type="float" office:value="4922">
            <text:p>4922</text:p>
          </table:table-cell>
          <table:table-cell office:value-type="float" office:value="6770">
            <text:p>6770</text:p>
          </table:table-cell>
          <table:table-cell office:value-type="float" office:value="5599">
            <text:p>5599</text:p>
          </table:table-cell>
          <table:table-cell office:value-type="float" office:value="4857">
            <text:p>4857</text:p>
          </table:table-cell>
          <table:table-cell office:value-type="float" office:value="4785">
            <text:p>4785</text:p>
          </table:table-cell>
          <table:table-cell office:value-type="float" office:value="5030">
            <text:p>5030</text:p>
          </table:table-cell>
          <table:table-cell office:value-type="float" office:value="7185">
            <text:p>7185</text:p>
          </table:table-cell>
          <table:table-cell office:value-type="float" office:value="4937">
            <text:p>4937</text:p>
          </table:table-cell>
          <table:table-cell office:value-type="float" office:value="4952">
            <text:p>4952</text:p>
          </table:table-cell>
          <table:table-cell office:value-type="float" office:value="4943">
            <text:p>4943</text:p>
          </table:table-cell>
          <table:table-cell office:value-type="float" office:value="5173">
            <text:p>5173</text:p>
          </table:table-cell>
          <table:table-cell office:value-type="float" office:value="6826">
            <text:p>6826</text:p>
          </table:table-cell>
          <table:table-cell office:value-type="float" office:value="6987">
            <text:p>6987</text:p>
          </table:table-cell>
          <table:table-cell office:value-type="float" office:value="5201">
            <text:p>5201</text:p>
          </table:table-cell>
          <table:table-cell office:value-type="float" office:value="4897">
            <text:p>4897</text:p>
          </table:table-cell>
          <table:table-cell office:value-type="float" office:value="6899">
            <text:p>6899</text:p>
          </table:table-cell>
          <table:table-cell table:formula="of:=AVERAGE([.W10:.AO10])" office:value-type="float" office:value="5519.36842105263">
            <text:p>5519.368421052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182">
            <text:p>7182</text:p>
          </table:table-cell>
          <table:table-cell office:value-type="float" office:value="7022">
            <text:p>7022</text:p>
          </table:table-cell>
          <table:table-cell office:value-type="float" office:value="9204">
            <text:p>9204</text:p>
          </table:table-cell>
          <table:table-cell office:value-type="float" office:value="6991">
            <text:p>6991</text:p>
          </table:table-cell>
          <table:table-cell office:value-type="float" office:value="6963">
            <text:p>6963</text:p>
          </table:table-cell>
          <table:table-cell office:value-type="float" office:value="7073">
            <text:p>7073</text:p>
          </table:table-cell>
          <table:table-cell office:value-type="float" office:value="6468">
            <text:p>6468</text:p>
          </table:table-cell>
          <table:table-cell office:value-type="float" office:value="7426">
            <text:p>7426</text:p>
          </table:table-cell>
          <table:table-cell office:value-type="float" office:value="6442">
            <text:p>6442</text:p>
          </table:table-cell>
          <table:table-cell office:value-type="float" office:value="7236">
            <text:p>7236</text:p>
          </table:table-cell>
          <table:table-cell office:value-type="float" office:value="7859">
            <text:p>7859</text:p>
          </table:table-cell>
          <table:table-cell office:value-type="float" office:value="6431">
            <text:p>6431</text:p>
          </table:table-cell>
          <table:table-cell office:value-type="float" office:value="6277">
            <text:p>6277</text:p>
          </table:table-cell>
          <table:table-cell office:value-type="float" office:value="8443">
            <text:p>8443</text:p>
          </table:table-cell>
          <table:table-cell office:value-type="float" office:value="6600">
            <text:p>6600</text:p>
          </table:table-cell>
          <table:table-cell office:value-type="float" office:value="6766">
            <text:p>6766</text:p>
          </table:table-cell>
          <table:table-cell office:value-type="float" office:value="8697">
            <text:p>8697</text:p>
          </table:table-cell>
          <table:table-cell office:value-type="float" office:value="6323">
            <text:p>6323</text:p>
          </table:table-cell>
          <table:table-cell office:value-type="float" office:value="8548">
            <text:p>8548</text:p>
          </table:table-cell>
          <table:table-cell office:value-type="float" office:value="6617">
            <text:p>6617</text:p>
          </table:table-cell>
          <table:table-cell table:formula="of:=AVERAGE([.B11:.U11])" office:value-type="float" office:value="7228.4">
            <text:p>7228.4</text:p>
          </table:table-cell>
          <table:table-cell office:value-type="float" office:value="7693">
            <text:p>7693</text:p>
          </table:table-cell>
          <table:table-cell office:value-type="float" office:value="5959">
            <text:p>5959</text:p>
          </table:table-cell>
          <table:table-cell office:value-type="float" office:value="6908">
            <text:p>6908</text:p>
          </table:table-cell>
          <table:table-cell office:value-type="float" office:value="6237">
            <text:p>6237</text:p>
          </table:table-cell>
          <table:table-cell office:value-type="float" office:value="7955">
            <text:p>7955</text:p>
          </table:table-cell>
          <table:table-cell office:value-type="float" office:value="6497">
            <text:p>6497</text:p>
          </table:table-cell>
          <table:table-cell office:value-type="float" office:value="7957">
            <text:p>7957</text:p>
          </table:table-cell>
          <table:table-cell office:value-type="float" office:value="5961">
            <text:p>5961</text:p>
          </table:table-cell>
          <table:table-cell office:value-type="float" office:value="8288">
            <text:p>8288</text:p>
          </table:table-cell>
          <table:table-cell office:value-type="float" office:value="5853">
            <text:p>5853</text:p>
          </table:table-cell>
          <table:table-cell office:value-type="float" office:value="6158">
            <text:p>6158</text:p>
          </table:table-cell>
          <table:table-cell office:value-type="float" office:value="6037">
            <text:p>6037</text:p>
          </table:table-cell>
          <table:table-cell office:value-type="float" office:value="7098">
            <text:p>7098</text:p>
          </table:table-cell>
          <table:table-cell office:value-type="float" office:value="7195">
            <text:p>7195</text:p>
          </table:table-cell>
          <table:table-cell office:value-type="float" office:value="6001">
            <text:p>6001</text:p>
          </table:table-cell>
          <table:table-cell office:value-type="float" office:value="6380">
            <text:p>6380</text:p>
          </table:table-cell>
          <table:table-cell office:value-type="float" office:value="6707">
            <text:p>6707</text:p>
          </table:table-cell>
          <table:table-cell office:value-type="float" office:value="6504">
            <text:p>6504</text:p>
          </table:table-cell>
          <table:table-cell office:value-type="float" office:value="6445">
            <text:p>6445</text:p>
          </table:table-cell>
          <table:table-cell office:value-type="float" office:value="6004">
            <text:p>6004</text:p>
          </table:table-cell>
          <table:table-cell table:formula="of:=AVERAGE([.W11:.AO11])" office:value-type="float" office:value="6728.05263157895">
            <text:p>6728.052631579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505">
            <text:p>7505</text:p>
          </table:table-cell>
          <table:table-cell office:value-type="float" office:value="7318">
            <text:p>7318</text:p>
          </table:table-cell>
          <table:table-cell office:value-type="float" office:value="8096">
            <text:p>8096</text:p>
          </table:table-cell>
          <table:table-cell office:value-type="float" office:value="9016">
            <text:p>9016</text:p>
          </table:table-cell>
          <table:table-cell office:value-type="float" office:value="10037">
            <text:p>10037</text:p>
          </table:table-cell>
          <table:table-cell office:value-type="float" office:value="8374">
            <text:p>8374</text:p>
          </table:table-cell>
          <table:table-cell office:value-type="float" office:value="7517">
            <text:p>7517</text:p>
          </table:table-cell>
          <table:table-cell office:value-type="float" office:value="7704">
            <text:p>7704</text:p>
          </table:table-cell>
          <table:table-cell office:value-type="float" office:value="9488">
            <text:p>9488</text:p>
          </table:table-cell>
          <table:table-cell office:value-type="float" office:value="8080">
            <text:p>8080</text:p>
          </table:table-cell>
          <table:table-cell office:value-type="float" office:value="11299">
            <text:p>11299</text:p>
          </table:table-cell>
          <table:table-cell office:value-type="float" office:value="7643">
            <text:p>7643</text:p>
          </table:table-cell>
          <table:table-cell office:value-type="float" office:value="7954">
            <text:p>7954</text:p>
          </table:table-cell>
          <table:table-cell office:value-type="float" office:value="9161">
            <text:p>9161</text:p>
          </table:table-cell>
          <table:table-cell office:value-type="float" office:value="8178">
            <text:p>8178</text:p>
          </table:table-cell>
          <table:table-cell office:value-type="float" office:value="7988">
            <text:p>7988</text:p>
          </table:table-cell>
          <table:table-cell office:value-type="float" office:value="7418">
            <text:p>7418</text:p>
          </table:table-cell>
          <table:table-cell office:value-type="float" office:value="8275">
            <text:p>8275</text:p>
          </table:table-cell>
          <table:table-cell office:value-type="float" office:value="7633">
            <text:p>7633</text:p>
          </table:table-cell>
          <table:table-cell office:value-type="float" office:value="7422">
            <text:p>7422</text:p>
          </table:table-cell>
          <table:table-cell table:formula="of:=AVERAGE([.B12:.U12])" office:value-type="float" office:value="8305.3">
            <text:p>8305.3</text:p>
          </table:table-cell>
          <table:table-cell office:value-type="float" office:value="6940">
            <text:p>6940</text:p>
          </table:table-cell>
          <table:table-cell office:value-type="float" office:value="6862">
            <text:p>6862</text:p>
          </table:table-cell>
          <table:table-cell office:value-type="float" office:value="8050">
            <text:p>8050</text:p>
          </table:table-cell>
          <table:table-cell office:value-type="float" office:value="7532">
            <text:p>7532</text:p>
          </table:table-cell>
          <table:table-cell office:value-type="float" office:value="9657">
            <text:p>9657</text:p>
          </table:table-cell>
          <table:table-cell office:value-type="float" office:value="7216">
            <text:p>7216</text:p>
          </table:table-cell>
          <table:table-cell office:value-type="float" office:value="6950">
            <text:p>6950</text:p>
          </table:table-cell>
          <table:table-cell office:value-type="float" office:value="7037">
            <text:p>7037</text:p>
          </table:table-cell>
          <table:table-cell office:value-type="float" office:value="8245">
            <text:p>8245</text:p>
          </table:table-cell>
          <table:table-cell office:value-type="float" office:value="9410">
            <text:p>9410</text:p>
          </table:table-cell>
          <table:table-cell office:value-type="float" office:value="8176">
            <text:p>8176</text:p>
          </table:table-cell>
          <table:table-cell office:value-type="float" office:value="7190">
            <text:p>7190</text:p>
          </table:table-cell>
          <table:table-cell office:value-type="float" office:value="8598">
            <text:p>8598</text:p>
          </table:table-cell>
          <table:table-cell office:value-type="float" office:value="8251">
            <text:p>8251</text:p>
          </table:table-cell>
          <table:table-cell office:value-type="float" office:value="9374">
            <text:p>9374</text:p>
          </table:table-cell>
          <table:table-cell office:value-type="float" office:value="7465">
            <text:p>7465</text:p>
          </table:table-cell>
          <table:table-cell office:value-type="float" office:value="9233">
            <text:p>9233</text:p>
          </table:table-cell>
          <table:table-cell office:value-type="float" office:value="6789">
            <text:p>6789</text:p>
          </table:table-cell>
          <table:table-cell office:value-type="float" office:value="7486">
            <text:p>7486</text:p>
          </table:table-cell>
          <table:table-cell office:value-type="float" office:value="9378">
            <text:p>9378</text:p>
          </table:table-cell>
          <table:table-cell table:formula="of:=AVERAGE([.W12:.AO12])" office:value-type="float" office:value="7919">
            <text:p>7919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9655">
            <text:p>9655</text:p>
          </table:table-cell>
          <table:table-cell office:value-type="float" office:value="8527">
            <text:p>8527</text:p>
          </table:table-cell>
          <table:table-cell office:value-type="float" office:value="10339">
            <text:p>10339</text:p>
          </table:table-cell>
          <table:table-cell office:value-type="float" office:value="10746">
            <text:p>10746</text:p>
          </table:table-cell>
          <table:table-cell office:value-type="float" office:value="9164">
            <text:p>9164</text:p>
          </table:table-cell>
          <table:table-cell office:value-type="float" office:value="9622">
            <text:p>9622</text:p>
          </table:table-cell>
          <table:table-cell office:value-type="float" office:value="9014">
            <text:p>9014</text:p>
          </table:table-cell>
          <table:table-cell office:value-type="float" office:value="10529">
            <text:p>10529</text:p>
          </table:table-cell>
          <table:table-cell office:value-type="float" office:value="9008">
            <text:p>9008</text:p>
          </table:table-cell>
          <table:table-cell office:value-type="float" office:value="10795">
            <text:p>10795</text:p>
          </table:table-cell>
          <table:table-cell office:value-type="float" office:value="9630">
            <text:p>9630</text:p>
          </table:table-cell>
          <table:table-cell office:value-type="float" office:value="9612">
            <text:p>9612</text:p>
          </table:table-cell>
          <table:table-cell office:value-type="float" office:value="9768">
            <text:p>9768</text:p>
          </table:table-cell>
          <table:table-cell office:value-type="float" office:value="8644">
            <text:p>8644</text:p>
          </table:table-cell>
          <table:table-cell office:value-type="float" office:value="11250">
            <text:p>11250</text:p>
          </table:table-cell>
          <table:table-cell office:value-type="float" office:value="8747">
            <text:p>8747</text:p>
          </table:table-cell>
          <table:table-cell office:value-type="float" office:value="8826">
            <text:p>8826</text:p>
          </table:table-cell>
          <table:table-cell office:value-type="float" office:value="11614">
            <text:p>11614</text:p>
          </table:table-cell>
          <table:table-cell office:value-type="float" office:value="9249">
            <text:p>9249</text:p>
          </table:table-cell>
          <table:table-cell office:value-type="float" office:value="8733">
            <text:p>8733</text:p>
          </table:table-cell>
          <table:table-cell table:formula="of:=AVERAGE([.B13:.U13])" office:value-type="float" office:value="9673.6">
            <text:p>9673.6</text:p>
          </table:table-cell>
          <table:table-cell office:value-type="float" office:value="8063">
            <text:p>8063</text:p>
          </table:table-cell>
          <table:table-cell office:value-type="float" office:value="11024">
            <text:p>11024</text:p>
          </table:table-cell>
          <table:table-cell office:value-type="float" office:value="8139">
            <text:p>8139</text:p>
          </table:table-cell>
          <table:table-cell office:value-type="float" office:value="9568">
            <text:p>9568</text:p>
          </table:table-cell>
          <table:table-cell office:value-type="float" office:value="8942">
            <text:p>8942</text:p>
          </table:table-cell>
          <table:table-cell office:value-type="float" office:value="8178">
            <text:p>8178</text:p>
          </table:table-cell>
          <table:table-cell office:value-type="float" office:value="8217">
            <text:p>8217</text:p>
          </table:table-cell>
          <table:table-cell office:value-type="float" office:value="10087">
            <text:p>10087</text:p>
          </table:table-cell>
          <table:table-cell office:value-type="float" office:value="9165">
            <text:p>9165</text:p>
          </table:table-cell>
          <table:table-cell table:number-columns-repeated="2" office:value-type="float" office:value="8126">
            <text:p>8126</text:p>
          </table:table-cell>
          <table:table-cell office:value-type="float" office:value="10887">
            <text:p>10887</text:p>
          </table:table-cell>
          <table:table-cell office:value-type="float" office:value="8303">
            <text:p>8303</text:p>
          </table:table-cell>
          <table:table-cell office:value-type="float" office:value="8422">
            <text:p>8422</text:p>
          </table:table-cell>
          <table:table-cell office:value-type="float" office:value="8327">
            <text:p>8327</text:p>
          </table:table-cell>
          <table:table-cell office:value-type="float" office:value="9700">
            <text:p>9700</text:p>
          </table:table-cell>
          <table:table-cell office:value-type="float" office:value="8129">
            <text:p>8129</text:p>
          </table:table-cell>
          <table:table-cell office:value-type="float" office:value="10013">
            <text:p>10013</text:p>
          </table:table-cell>
          <table:table-cell office:value-type="float" office:value="8082">
            <text:p>8082</text:p>
          </table:table-cell>
          <table:table-cell office:value-type="float" office:value="9599">
            <text:p>9599</text:p>
          </table:table-cell>
          <table:table-cell table:formula="of:=AVERAGE([.W13:.AO13])" office:value-type="float" office:value="8920.94736842105">
            <text:p>8920.9473684211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0349">
            <text:p>10349</text:p>
          </table:table-cell>
          <table:table-cell office:value-type="float" office:value="12090">
            <text:p>12090</text:p>
          </table:table-cell>
          <table:table-cell office:value-type="float" office:value="12085">
            <text:p>12085</text:p>
          </table:table-cell>
          <table:table-cell office:value-type="float" office:value="10261">
            <text:p>10261</text:p>
          </table:table-cell>
          <table:table-cell office:value-type="float" office:value="11661">
            <text:p>11661</text:p>
          </table:table-cell>
          <table:table-cell office:value-type="float" office:value="10932">
            <text:p>10932</text:p>
          </table:table-cell>
          <table:table-cell office:value-type="float" office:value="11854">
            <text:p>11854</text:p>
          </table:table-cell>
          <table:table-cell office:value-type="float" office:value="10150">
            <text:p>10150</text:p>
          </table:table-cell>
          <table:table-cell office:value-type="float" office:value="10032">
            <text:p>10032</text:p>
          </table:table-cell>
          <table:table-cell office:value-type="float" office:value="10745">
            <text:p>10745</text:p>
          </table:table-cell>
          <table:table-cell office:value-type="float" office:value="12798">
            <text:p>12798</text:p>
          </table:table-cell>
          <table:table-cell office:value-type="float" office:value="13176">
            <text:p>13176</text:p>
          </table:table-cell>
          <table:table-cell office:value-type="float" office:value="13378">
            <text:p>13378</text:p>
          </table:table-cell>
          <table:table-cell office:value-type="float" office:value="10133">
            <text:p>10133</text:p>
          </table:table-cell>
          <table:table-cell office:value-type="float" office:value="12427">
            <text:p>12427</text:p>
          </table:table-cell>
          <table:table-cell office:value-type="float" office:value="10164">
            <text:p>10164</text:p>
          </table:table-cell>
          <table:table-cell office:value-type="float" office:value="10248">
            <text:p>10248</text:p>
          </table:table-cell>
          <table:table-cell office:value-type="float" office:value="12464">
            <text:p>12464</text:p>
          </table:table-cell>
          <table:table-cell office:value-type="float" office:value="11299">
            <text:p>11299</text:p>
          </table:table-cell>
          <table:table-cell office:value-type="float" office:value="11994">
            <text:p>11994</text:p>
          </table:table-cell>
          <table:table-cell table:formula="of:=AVERAGE([.B14:.U14])" office:value-type="float" office:value="11412">
            <text:p>11412</text:p>
          </table:table-cell>
          <table:table-cell office:value-type="float" office:value="9314">
            <text:p>9314</text:p>
          </table:table-cell>
          <table:table-cell office:value-type="float" office:value="11009">
            <text:p>11009</text:p>
          </table:table-cell>
          <table:table-cell office:value-type="float" office:value="10986">
            <text:p>10986</text:p>
          </table:table-cell>
          <table:table-cell office:value-type="float" office:value="11163">
            <text:p>11163</text:p>
          </table:table-cell>
          <table:table-cell office:value-type="float" office:value="9323">
            <text:p>9323</text:p>
          </table:table-cell>
          <table:table-cell office:value-type="float" office:value="13694">
            <text:p>13694</text:p>
          </table:table-cell>
          <table:table-cell office:value-type="float" office:value="9601">
            <text:p>9601</text:p>
          </table:table-cell>
          <table:table-cell office:value-type="float" office:value="9403">
            <text:p>9403</text:p>
          </table:table-cell>
          <table:table-cell office:value-type="float" office:value="11873">
            <text:p>11873</text:p>
          </table:table-cell>
          <table:table-cell office:value-type="float" office:value="9319">
            <text:p>9319</text:p>
          </table:table-cell>
          <table:table-cell office:value-type="float" office:value="9458">
            <text:p>9458</text:p>
          </table:table-cell>
          <table:table-cell office:value-type="float" office:value="10964">
            <text:p>10964</text:p>
          </table:table-cell>
          <table:table-cell office:value-type="float" office:value="10763">
            <text:p>10763</text:p>
          </table:table-cell>
          <table:table-cell office:value-type="float" office:value="9929">
            <text:p>9929</text:p>
          </table:table-cell>
          <table:table-cell office:value-type="float" office:value="10004">
            <text:p>10004</text:p>
          </table:table-cell>
          <table:table-cell office:value-type="float" office:value="10474">
            <text:p>10474</text:p>
          </table:table-cell>
          <table:table-cell office:value-type="float" office:value="10147">
            <text:p>10147</text:p>
          </table:table-cell>
          <table:table-cell office:value-type="float" office:value="9487">
            <text:p>9487</text:p>
          </table:table-cell>
          <table:table-cell office:value-type="float" office:value="10805">
            <text:p>10805</text:p>
          </table:table-cell>
          <table:table-cell office:value-type="float" office:value="9229">
            <text:p>9229</text:p>
          </table:table-cell>
          <table:table-cell table:formula="of:=AVERAGE([.W14:.AO14])" office:value-type="float" office:value="10406.1052631579">
            <text:p>10406.105263157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1810">
            <text:p>11810</text:p>
          </table:table-cell>
          <table:table-cell office:value-type="float" office:value="13537">
            <text:p>13537</text:p>
          </table:table-cell>
          <table:table-cell office:value-type="float" office:value="14591">
            <text:p>14591</text:p>
          </table:table-cell>
          <table:table-cell office:value-type="float" office:value="11746">
            <text:p>11746</text:p>
          </table:table-cell>
          <table:table-cell office:value-type="float" office:value="14756">
            <text:p>14756</text:p>
          </table:table-cell>
          <table:table-cell office:value-type="float" office:value="11569">
            <text:p>11569</text:p>
          </table:table-cell>
          <table:table-cell office:value-type="float" office:value="14690">
            <text:p>14690</text:p>
          </table:table-cell>
          <table:table-cell office:value-type="float" office:value="13019">
            <text:p>13019</text:p>
          </table:table-cell>
          <table:table-cell office:value-type="float" office:value="11255">
            <text:p>11255</text:p>
          </table:table-cell>
          <table:table-cell office:value-type="float" office:value="11329">
            <text:p>11329</text:p>
          </table:table-cell>
          <table:table-cell office:value-type="float" office:value="12346">
            <text:p>12346</text:p>
          </table:table-cell>
          <table:table-cell office:value-type="float" office:value="12546">
            <text:p>12546</text:p>
          </table:table-cell>
          <table:table-cell office:value-type="float" office:value="14123">
            <text:p>14123</text:p>
          </table:table-cell>
          <table:table-cell office:value-type="float" office:value="14603">
            <text:p>14603</text:p>
          </table:table-cell>
          <table:table-cell office:value-type="float" office:value="14695">
            <text:p>14695</text:p>
          </table:table-cell>
          <table:table-cell office:value-type="float" office:value="12707">
            <text:p>12707</text:p>
          </table:table-cell>
          <table:table-cell office:value-type="float" office:value="11695">
            <text:p>11695</text:p>
          </table:table-cell>
          <table:table-cell office:value-type="float" office:value="13304">
            <text:p>13304</text:p>
          </table:table-cell>
          <table:table-cell office:value-type="float" office:value="11778">
            <text:p>11778</text:p>
          </table:table-cell>
          <table:table-cell office:value-type="float" office:value="12590">
            <text:p>12590</text:p>
          </table:table-cell>
          <table:table-cell table:formula="of:=AVERAGE([.B15:.U15])" office:value-type="float" office:value="12934.45">
            <text:p>12934.45</text:p>
          </table:table-cell>
          <table:table-cell office:value-type="float" office:value="12814">
            <text:p>12814</text:p>
          </table:table-cell>
          <table:table-cell office:value-type="float" office:value="11055">
            <text:p>11055</text:p>
          </table:table-cell>
          <table:table-cell office:value-type="float" office:value="10799">
            <text:p>10799</text:p>
          </table:table-cell>
          <table:table-cell office:value-type="float" office:value="10456">
            <text:p>10456</text:p>
          </table:table-cell>
          <table:table-cell office:value-type="float" office:value="10913">
            <text:p>10913</text:p>
          </table:table-cell>
          <table:table-cell office:value-type="float" office:value="10853">
            <text:p>10853</text:p>
          </table:table-cell>
          <table:table-cell office:value-type="float" office:value="10659">
            <text:p>10659</text:p>
          </table:table-cell>
          <table:table-cell office:value-type="float" office:value="12297">
            <text:p>12297</text:p>
          </table:table-cell>
          <table:table-cell office:value-type="float" office:value="10499">
            <text:p>10499</text:p>
          </table:table-cell>
          <table:table-cell office:value-type="float" office:value="11367">
            <text:p>11367</text:p>
          </table:table-cell>
          <table:table-cell office:value-type="float" office:value="13993">
            <text:p>13993</text:p>
          </table:table-cell>
          <table:table-cell office:value-type="float" office:value="11223">
            <text:p>11223</text:p>
          </table:table-cell>
          <table:table-cell office:value-type="float" office:value="12890">
            <text:p>12890</text:p>
          </table:table-cell>
          <table:table-cell office:value-type="float" office:value="10718">
            <text:p>10718</text:p>
          </table:table-cell>
          <table:table-cell office:value-type="float" office:value="11087">
            <text:p>11087</text:p>
          </table:table-cell>
          <table:table-cell office:value-type="float" office:value="13780">
            <text:p>13780</text:p>
          </table:table-cell>
          <table:table-cell office:value-type="float" office:value="11945">
            <text:p>11945</text:p>
          </table:table-cell>
          <table:table-cell office:value-type="float" office:value="12369">
            <text:p>12369</text:p>
          </table:table-cell>
          <table:table-cell office:value-type="float" office:value="13075">
            <text:p>13075</text:p>
          </table:table-cell>
          <table:table-cell office:value-type="float" office:value="13059">
            <text:p>13059</text:p>
          </table:table-cell>
          <table:table-cell table:formula="of:=AVERAGE([.W15:.AO15])" office:value-type="float" office:value="11725.8947368421">
            <text:p>11725.894736842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805">
            <text:p>17805</text:p>
          </table:table-cell>
          <table:table-cell office:value-type="float" office:value="13378">
            <text:p>13378</text:p>
          </table:table-cell>
          <table:table-cell office:value-type="float" office:value="15280">
            <text:p>15280</text:p>
          </table:table-cell>
          <table:table-cell office:value-type="float" office:value="13687">
            <text:p>13687</text:p>
          </table:table-cell>
          <table:table-cell office:value-type="float" office:value="12716">
            <text:p>12716</text:p>
          </table:table-cell>
          <table:table-cell office:value-type="float" office:value="14297">
            <text:p>14297</text:p>
          </table:table-cell>
          <table:table-cell office:value-type="float" office:value="16214">
            <text:p>16214</text:p>
          </table:table-cell>
          <table:table-cell office:value-type="float" office:value="13059">
            <text:p>13059</text:p>
          </table:table-cell>
          <table:table-cell office:value-type="float" office:value="13921">
            <text:p>13921</text:p>
          </table:table-cell>
          <table:table-cell office:value-type="float" office:value="15020">
            <text:p>15020</text:p>
          </table:table-cell>
          <table:table-cell office:value-type="float" office:value="14044">
            <text:p>14044</text:p>
          </table:table-cell>
          <table:table-cell office:value-type="float" office:value="13584">
            <text:p>13584</text:p>
          </table:table-cell>
          <table:table-cell office:value-type="float" office:value="13915">
            <text:p>13915</text:p>
          </table:table-cell>
          <table:table-cell office:value-type="float" office:value="14636">
            <text:p>14636</text:p>
          </table:table-cell>
          <table:table-cell office:value-type="float" office:value="13215">
            <text:p>13215</text:p>
          </table:table-cell>
          <table:table-cell office:value-type="float" office:value="14768">
            <text:p>14768</text:p>
          </table:table-cell>
          <table:table-cell office:value-type="float" office:value="15838">
            <text:p>15838</text:p>
          </table:table-cell>
          <table:table-cell office:value-type="float" office:value="13959">
            <text:p>13959</text:p>
          </table:table-cell>
          <table:table-cell office:value-type="float" office:value="14002">
            <text:p>14002</text:p>
          </table:table-cell>
          <table:table-cell office:value-type="float" office:value="12948">
            <text:p>12948</text:p>
          </table:table-cell>
          <table:table-cell table:formula="of:=AVERAGE([.B16:.U16])" office:value-type="float" office:value="14314.3">
            <text:p>14314.3</text:p>
          </table:table-cell>
          <table:table-cell office:value-type="float" office:value="12400">
            <text:p>12400</text:p>
          </table:table-cell>
          <table:table-cell office:value-type="float" office:value="16184">
            <text:p>16184</text:p>
          </table:table-cell>
          <table:table-cell office:value-type="float" office:value="12059">
            <text:p>12059</text:p>
          </table:table-cell>
          <table:table-cell office:value-type="float" office:value="15438">
            <text:p>15438</text:p>
          </table:table-cell>
          <table:table-cell office:value-type="float" office:value="14010">
            <text:p>14010</text:p>
          </table:table-cell>
          <table:table-cell office:value-type="float" office:value="12162">
            <text:p>12162</text:p>
          </table:table-cell>
          <table:table-cell office:value-type="float" office:value="11998">
            <text:p>11998</text:p>
          </table:table-cell>
          <table:table-cell office:value-type="float" office:value="14398">
            <text:p>14398</text:p>
          </table:table-cell>
          <table:table-cell office:value-type="float" office:value="12235">
            <text:p>12235</text:p>
          </table:table-cell>
          <table:table-cell office:value-type="float" office:value="13175">
            <text:p>13175</text:p>
          </table:table-cell>
          <table:table-cell office:value-type="float" office:value="13074">
            <text:p>13074</text:p>
          </table:table-cell>
          <table:table-cell office:value-type="float" office:value="14798">
            <text:p>14798</text:p>
          </table:table-cell>
          <table:table-cell office:value-type="float" office:value="13995">
            <text:p>13995</text:p>
          </table:table-cell>
          <table:table-cell office:value-type="float" office:value="12302">
            <text:p>12302</text:p>
          </table:table-cell>
          <table:table-cell office:value-type="float" office:value="12246">
            <text:p>12246</text:p>
          </table:table-cell>
          <table:table-cell office:value-type="float" office:value="16442">
            <text:p>16442</text:p>
          </table:table-cell>
          <table:table-cell office:value-type="float" office:value="12511">
            <text:p>12511</text:p>
          </table:table-cell>
          <table:table-cell office:value-type="float" office:value="16761">
            <text:p>16761</text:p>
          </table:table-cell>
          <table:table-cell office:value-type="float" office:value="12425">
            <text:p>12425</text:p>
          </table:table-cell>
          <table:table-cell office:value-type="float" office:value="13558">
            <text:p>13558</text:p>
          </table:table-cell>
          <table:table-cell table:formula="of:=AVERAGE([.W16:.AO16])" office:value-type="float" office:value="13611.2105263158">
            <text:p>13611.2105263158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7140">
            <text:p>17140</text:p>
          </table:table-cell>
          <table:table-cell office:value-type="float" office:value="18501">
            <text:p>18501</text:p>
          </table:table-cell>
          <table:table-cell office:value-type="float" office:value="17770">
            <text:p>17770</text:p>
          </table:table-cell>
          <table:table-cell office:value-type="float" office:value="17605">
            <text:p>17605</text:p>
          </table:table-cell>
          <table:table-cell office:value-type="float" office:value="14621">
            <text:p>14621</text:p>
          </table:table-cell>
          <table:table-cell office:value-type="float" office:value="14673">
            <text:p>14673</text:p>
          </table:table-cell>
          <table:table-cell office:value-type="float" office:value="16173">
            <text:p>16173</text:p>
          </table:table-cell>
          <table:table-cell office:value-type="float" office:value="16474">
            <text:p>16474</text:p>
          </table:table-cell>
          <table:table-cell office:value-type="float" office:value="14953">
            <text:p>14953</text:p>
          </table:table-cell>
          <table:table-cell office:value-type="float" office:value="16333">
            <text:p>16333</text:p>
          </table:table-cell>
          <table:table-cell office:value-type="float" office:value="14408">
            <text:p>14408</text:p>
          </table:table-cell>
          <table:table-cell office:value-type="float" office:value="17376">
            <text:p>17376</text:p>
          </table:table-cell>
          <table:table-cell office:value-type="float" office:value="18137">
            <text:p>18137</text:p>
          </table:table-cell>
          <table:table-cell office:value-type="float" office:value="15878">
            <text:p>15878</text:p>
          </table:table-cell>
          <table:table-cell office:value-type="float" office:value="16041">
            <text:p>16041</text:p>
          </table:table-cell>
          <table:table-cell office:value-type="float" office:value="15741">
            <text:p>15741</text:p>
          </table:table-cell>
          <table:table-cell office:value-type="float" office:value="16686">
            <text:p>16686</text:p>
          </table:table-cell>
          <table:table-cell office:value-type="float" office:value="15222">
            <text:p>15222</text:p>
          </table:table-cell>
          <table:table-cell office:value-type="float" office:value="18662">
            <text:p>18662</text:p>
          </table:table-cell>
          <table:table-cell office:value-type="float" office:value="15022">
            <text:p>15022</text:p>
          </table:table-cell>
          <table:table-cell table:formula="of:=AVERAGE([.B17:.U17])" office:value-type="float" office:value="16370.8">
            <text:p>16370.8</text:p>
          </table:table-cell>
          <table:table-cell office:value-type="float" office:value="14145">
            <text:p>14145</text:p>
          </table:table-cell>
          <table:table-cell office:value-type="float" office:value="14894">
            <text:p>14894</text:p>
          </table:table-cell>
          <table:table-cell office:value-type="float" office:value="13829">
            <text:p>13829</text:p>
          </table:table-cell>
          <table:table-cell office:value-type="float" office:value="14176">
            <text:p>14176</text:p>
          </table:table-cell>
          <table:table-cell office:value-type="float" office:value="16533">
            <text:p>16533</text:p>
          </table:table-cell>
          <table:table-cell office:value-type="float" office:value="14611">
            <text:p>14611</text:p>
          </table:table-cell>
          <table:table-cell office:value-type="float" office:value="13383">
            <text:p>13383</text:p>
          </table:table-cell>
          <table:table-cell office:value-type="float" office:value="16836">
            <text:p>16836</text:p>
          </table:table-cell>
          <table:table-cell office:value-type="float" office:value="15976">
            <text:p>15976</text:p>
          </table:table-cell>
          <table:table-cell office:value-type="float" office:value="16324">
            <text:p>16324</text:p>
          </table:table-cell>
          <table:table-cell office:value-type="float" office:value="13336">
            <text:p>13336</text:p>
          </table:table-cell>
          <table:table-cell office:value-type="float" office:value="15217">
            <text:p>15217</text:p>
          </table:table-cell>
          <table:table-cell office:value-type="float" office:value="14800">
            <text:p>14800</text:p>
          </table:table-cell>
          <table:table-cell office:value-type="float" office:value="15825">
            <text:p>15825</text:p>
          </table:table-cell>
          <table:table-cell office:value-type="float" office:value="15214">
            <text:p>15214</text:p>
          </table:table-cell>
          <table:table-cell office:value-type="float" office:value="18477">
            <text:p>18477</text:p>
          </table:table-cell>
          <table:table-cell office:value-type="float" office:value="14563">
            <text:p>14563</text:p>
          </table:table-cell>
          <table:table-cell office:value-type="float" office:value="15761">
            <text:p>15761</text:p>
          </table:table-cell>
          <table:table-cell office:value-type="float" office:value="14649">
            <text:p>14649</text:p>
          </table:table-cell>
          <table:table-cell office:value-type="float" office:value="15356">
            <text:p>15356</text:p>
          </table:table-cell>
          <table:table-cell table:formula="of:=AVERAGE([.W17:.AO17])" office:value-type="float" office:value="15186.7894736842">
            <text:p>15186.7894736842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6266">
            <text:p>16266</text:p>
          </table:table-cell>
          <table:table-cell office:value-type="float" office:value="17264">
            <text:p>17264</text:p>
          </table:table-cell>
          <table:table-cell office:value-type="float" office:value="16981">
            <text:p>16981</text:p>
          </table:table-cell>
          <table:table-cell office:value-type="float" office:value="16441">
            <text:p>16441</text:p>
          </table:table-cell>
          <table:table-cell office:value-type="float" office:value="16101">
            <text:p>16101</text:p>
          </table:table-cell>
          <table:table-cell office:value-type="float" office:value="19673">
            <text:p>19673</text:p>
          </table:table-cell>
          <table:table-cell office:value-type="float" office:value="19219">
            <text:p>19219</text:p>
          </table:table-cell>
          <table:table-cell office:value-type="float" office:value="17959">
            <text:p>17959</text:p>
          </table:table-cell>
          <table:table-cell office:value-type="float" office:value="16200">
            <text:p>16200</text:p>
          </table:table-cell>
          <table:table-cell office:value-type="float" office:value="19693">
            <text:p>19693</text:p>
          </table:table-cell>
          <table:table-cell office:value-type="float" office:value="18331">
            <text:p>18331</text:p>
          </table:table-cell>
          <table:table-cell office:value-type="float" office:value="17631">
            <text:p>17631</text:p>
          </table:table-cell>
          <table:table-cell office:value-type="float" office:value="20654">
            <text:p>20654</text:p>
          </table:table-cell>
          <table:table-cell office:value-type="float" office:value="17166">
            <text:p>17166</text:p>
          </table:table-cell>
          <table:table-cell office:value-type="float" office:value="17587">
            <text:p>17587</text:p>
          </table:table-cell>
          <table:table-cell office:value-type="float" office:value="20303">
            <text:p>20303</text:p>
          </table:table-cell>
          <table:table-cell office:value-type="float" office:value="16876">
            <text:p>16876</text:p>
          </table:table-cell>
          <table:table-cell office:value-type="float" office:value="17333">
            <text:p>17333</text:p>
          </table:table-cell>
          <table:table-cell office:value-type="float" office:value="17482">
            <text:p>17482</text:p>
          </table:table-cell>
          <table:table-cell office:value-type="float" office:value="18105">
            <text:p>18105</text:p>
          </table:table-cell>
          <table:table-cell table:formula="of:=AVERAGE([.B18:.U18])" office:value-type="float" office:value="17863.25">
            <text:p>17863.25</text:p>
          </table:table-cell>
          <table:table-cell office:value-type="float" office:value="17889">
            <text:p>17889</text:p>
          </table:table-cell>
          <table:table-cell office:value-type="float" office:value="19209">
            <text:p>19209</text:p>
          </table:table-cell>
          <table:table-cell office:value-type="float" office:value="17399">
            <text:p>17399</text:p>
          </table:table-cell>
          <table:table-cell office:value-type="float" office:value="17741">
            <text:p>17741</text:p>
          </table:table-cell>
          <table:table-cell office:value-type="float" office:value="18064">
            <text:p>18064</text:p>
          </table:table-cell>
          <table:table-cell office:value-type="float" office:value="15173">
            <text:p>15173</text:p>
          </table:table-cell>
          <table:table-cell office:value-type="float" office:value="17275">
            <text:p>17275</text:p>
          </table:table-cell>
          <table:table-cell office:value-type="float" office:value="15976">
            <text:p>15976</text:p>
          </table:table-cell>
          <table:table-cell office:value-type="float" office:value="17647">
            <text:p>17647</text:p>
          </table:table-cell>
          <table:table-cell office:value-type="float" office:value="17830">
            <text:p>17830</text:p>
          </table:table-cell>
          <table:table-cell office:value-type="float" office:value="15789">
            <text:p>15789</text:p>
          </table:table-cell>
          <table:table-cell office:value-type="float" office:value="15755">
            <text:p>15755</text:p>
          </table:table-cell>
          <table:table-cell office:value-type="float" office:value="17153">
            <text:p>17153</text:p>
          </table:table-cell>
          <table:table-cell office:value-type="float" office:value="15936">
            <text:p>15936</text:p>
          </table:table-cell>
          <table:table-cell office:value-type="float" office:value="16652">
            <text:p>16652</text:p>
          </table:table-cell>
          <table:table-cell office:value-type="float" office:value="16501">
            <text:p>16501</text:p>
          </table:table-cell>
          <table:table-cell office:value-type="float" office:value="15651">
            <text:p>15651</text:p>
          </table:table-cell>
          <table:table-cell office:value-type="float" office:value="17516">
            <text:p>17516</text:p>
          </table:table-cell>
          <table:table-cell office:value-type="float" office:value="15950">
            <text:p>15950</text:p>
          </table:table-cell>
          <table:table-cell office:value-type="float" office:value="16790">
            <text:p>16790</text:p>
          </table:table-cell>
          <table:table-cell table:formula="of:=AVERAGE([.W18:.AO18])" office:value-type="float" office:value="16900.3157894737">
            <text:p>16900.3157894737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774">
            <text:p>18774</text:p>
          </table:table-cell>
          <table:table-cell office:value-type="float" office:value="21175">
            <text:p>21175</text:p>
          </table:table-cell>
          <table:table-cell office:value-type="float" office:value="21770">
            <text:p>21770</text:p>
          </table:table-cell>
          <table:table-cell office:value-type="float" office:value="21749">
            <text:p>21749</text:p>
          </table:table-cell>
          <table:table-cell office:value-type="float" office:value="21719">
            <text:p>21719</text:p>
          </table:table-cell>
          <table:table-cell office:value-type="float" office:value="18713">
            <text:p>18713</text:p>
          </table:table-cell>
          <table:table-cell office:value-type="float" office:value="17894">
            <text:p>17894</text:p>
          </table:table-cell>
          <table:table-cell office:value-type="float" office:value="17612">
            <text:p>17612</text:p>
          </table:table-cell>
          <table:table-cell office:value-type="float" office:value="19492">
            <text:p>19492</text:p>
          </table:table-cell>
          <table:table-cell office:value-type="float" office:value="19991">
            <text:p>19991</text:p>
          </table:table-cell>
          <table:table-cell office:value-type="float" office:value="18892">
            <text:p>18892</text:p>
          </table:table-cell>
          <table:table-cell office:value-type="float" office:value="20038">
            <text:p>20038</text:p>
          </table:table-cell>
          <table:table-cell office:value-type="float" office:value="18995">
            <text:p>18995</text:p>
          </table:table-cell>
          <table:table-cell office:value-type="float" office:value="19157">
            <text:p>19157</text:p>
          </table:table-cell>
          <table:table-cell office:value-type="float" office:value="20184">
            <text:p>20184</text:p>
          </table:table-cell>
          <table:table-cell office:value-type="float" office:value="19203">
            <text:p>19203</text:p>
          </table:table-cell>
          <table:table-cell office:value-type="float" office:value="22336">
            <text:p>22336</text:p>
          </table:table-cell>
          <table:table-cell office:value-type="float" office:value="19292">
            <text:p>19292</text:p>
          </table:table-cell>
          <table:table-cell office:value-type="float" office:value="21454">
            <text:p>21454</text:p>
          </table:table-cell>
          <table:table-cell office:value-type="float" office:value="19918">
            <text:p>19918</text:p>
          </table:table-cell>
          <table:table-cell table:formula="of:=AVERAGE([.B19:.U19])" office:value-type="float" office:value="19917.9">
            <text:p>19917.9</text:p>
          </table:table-cell>
          <table:table-cell office:value-type="float" office:value="20145">
            <text:p>20145</text:p>
          </table:table-cell>
          <table:table-cell office:value-type="float" office:value="17502">
            <text:p>17502</text:p>
          </table:table-cell>
          <table:table-cell office:value-type="float" office:value="16833">
            <text:p>16833</text:p>
          </table:table-cell>
          <table:table-cell office:value-type="float" office:value="18308">
            <text:p>18308</text:p>
          </table:table-cell>
          <table:table-cell office:value-type="float" office:value="19937">
            <text:p>19937</text:p>
          </table:table-cell>
          <table:table-cell office:value-type="float" office:value="19634">
            <text:p>19634</text:p>
          </table:table-cell>
          <table:table-cell office:value-type="float" office:value="19716">
            <text:p>19716</text:p>
          </table:table-cell>
          <table:table-cell office:value-type="float" office:value="19342">
            <text:p>19342</text:p>
          </table:table-cell>
          <table:table-cell office:value-type="float" office:value="18300">
            <text:p>18300</text:p>
          </table:table-cell>
          <table:table-cell office:value-type="float" office:value="17409">
            <text:p>17409</text:p>
          </table:table-cell>
          <table:table-cell office:value-type="float" office:value="17461">
            <text:p>17461</text:p>
          </table:table-cell>
          <table:table-cell office:value-type="float" office:value="17720">
            <text:p>17720</text:p>
          </table:table-cell>
          <table:table-cell office:value-type="float" office:value="17913">
            <text:p>17913</text:p>
          </table:table-cell>
          <table:table-cell office:value-type="float" office:value="18170">
            <text:p>18170</text:p>
          </table:table-cell>
          <table:table-cell office:value-type="float" office:value="17687">
            <text:p>17687</text:p>
          </table:table-cell>
          <table:table-cell office:value-type="float" office:value="19003">
            <text:p>19003</text:p>
          </table:table-cell>
          <table:table-cell office:value-type="float" office:value="18115">
            <text:p>18115</text:p>
          </table:table-cell>
          <table:table-cell office:value-type="float" office:value="20722">
            <text:p>20722</text:p>
          </table:table-cell>
          <table:table-cell office:value-type="float" office:value="17980">
            <text:p>17980</text:p>
          </table:table-cell>
          <table:table-cell office:value-type="float" office:value="18847">
            <text:p>18847</text:p>
          </table:table-cell>
          <table:table-cell table:formula="of:=AVERAGE([.W19:.AO19])" office:value-type="float" office:value="18520.8947368421">
            <text:p>18520.8947368421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2785">
            <text:p>22785</text:p>
          </table:table-cell>
          <table:table-cell office:value-type="float" office:value="24351">
            <text:p>24351</text:p>
          </table:table-cell>
          <table:table-cell office:value-type="float" office:value="22804">
            <text:p>22804</text:p>
          </table:table-cell>
          <table:table-cell office:value-type="float" office:value="23040">
            <text:p>23040</text:p>
          </table:table-cell>
          <table:table-cell office:value-type="float" office:value="21990">
            <text:p>21990</text:p>
          </table:table-cell>
          <table:table-cell office:value-type="float" office:value="21855">
            <text:p>21855</text:p>
          </table:table-cell>
          <table:table-cell office:value-type="float" office:value="20556">
            <text:p>20556</text:p>
          </table:table-cell>
          <table:table-cell office:value-type="float" office:value="22058">
            <text:p>22058</text:p>
          </table:table-cell>
          <table:table-cell office:value-type="float" office:value="23162">
            <text:p>23162</text:p>
          </table:table-cell>
          <table:table-cell office:value-type="float" office:value="23099">
            <text:p>23099</text:p>
          </table:table-cell>
          <table:table-cell office:value-type="float" office:value="22863">
            <text:p>22863</text:p>
          </table:table-cell>
          <table:table-cell office:value-type="float" office:value="21097">
            <text:p>21097</text:p>
          </table:table-cell>
          <table:table-cell office:value-type="float" office:value="21815">
            <text:p>21815</text:p>
          </table:table-cell>
          <table:table-cell office:value-type="float" office:value="22702">
            <text:p>22702</text:p>
          </table:table-cell>
          <table:table-cell office:value-type="float" office:value="23881">
            <text:p>23881</text:p>
          </table:table-cell>
          <table:table-cell office:value-type="float" office:value="21646">
            <text:p>21646</text:p>
          </table:table-cell>
          <table:table-cell office:value-type="float" office:value="23712">
            <text:p>23712</text:p>
          </table:table-cell>
          <table:table-cell office:value-type="float" office:value="23794">
            <text:p>23794</text:p>
          </table:table-cell>
          <table:table-cell office:value-type="float" office:value="23544">
            <text:p>23544</text:p>
          </table:table-cell>
          <table:table-cell office:value-type="float" office:value="21629">
            <text:p>21629</text:p>
          </table:table-cell>
          <table:table-cell table:formula="of:=AVERAGE([.B20:.U20])" office:value-type="float" office:value="22619.15">
            <text:p>22619.15</text:p>
          </table:table-cell>
          <table:table-cell office:value-type="float" office:value="18717">
            <text:p>18717</text:p>
          </table:table-cell>
          <table:table-cell office:value-type="float" office:value="18674">
            <text:p>18674</text:p>
          </table:table-cell>
          <table:table-cell office:value-type="float" office:value="17854">
            <text:p>17854</text:p>
          </table:table-cell>
          <table:table-cell office:value-type="float" office:value="20137">
            <text:p>20137</text:p>
          </table:table-cell>
          <table:table-cell office:value-type="float" office:value="20927">
            <text:p>20927</text:p>
          </table:table-cell>
          <table:table-cell office:value-type="float" office:value="21343">
            <text:p>21343</text:p>
          </table:table-cell>
          <table:table-cell office:value-type="float" office:value="21726">
            <text:p>21726</text:p>
          </table:table-cell>
          <table:table-cell office:value-type="float" office:value="19051">
            <text:p>19051</text:p>
          </table:table-cell>
          <table:table-cell office:value-type="float" office:value="19145">
            <text:p>19145</text:p>
          </table:table-cell>
          <table:table-cell office:value-type="float" office:value="21308">
            <text:p>21308</text:p>
          </table:table-cell>
          <table:table-cell office:value-type="float" office:value="19414">
            <text:p>19414</text:p>
          </table:table-cell>
          <table:table-cell office:value-type="float" office:value="21824">
            <text:p>21824</text:p>
          </table:table-cell>
          <table:table-cell office:value-type="float" office:value="20570">
            <text:p>20570</text:p>
          </table:table-cell>
          <table:table-cell office:value-type="float" office:value="18328">
            <text:p>18328</text:p>
          </table:table-cell>
          <table:table-cell office:value-type="float" office:value="20049">
            <text:p>20049</text:p>
          </table:table-cell>
          <table:table-cell office:value-type="float" office:value="18810">
            <text:p>18810</text:p>
          </table:table-cell>
          <table:table-cell office:value-type="float" office:value="18686">
            <text:p>18686</text:p>
          </table:table-cell>
          <table:table-cell office:value-type="float" office:value="20121">
            <text:p>20121</text:p>
          </table:table-cell>
          <table:table-cell office:value-type="float" office:value="22126">
            <text:p>22126</text:p>
          </table:table-cell>
          <table:table-cell office:value-type="float" office:value="20161">
            <text:p>20161</text:p>
          </table:table-cell>
          <table:table-cell table:formula="of:=AVERAGE([.W20:.AO20])" office:value-type="float" office:value="19937.3684210526">
            <text:p>19937.368421052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845">
            <text:p>24845</text:p>
          </table:table-cell>
          <table:table-cell office:value-type="float" office:value="26650">
            <text:p>26650</text:p>
          </table:table-cell>
          <table:table-cell office:value-type="float" office:value="25104">
            <text:p>25104</text:p>
          </table:table-cell>
          <table:table-cell office:value-type="float" office:value="25096">
            <text:p>25096</text:p>
          </table:table-cell>
          <table:table-cell office:value-type="float" office:value="24017">
            <text:p>24017</text:p>
          </table:table-cell>
          <table:table-cell office:value-type="float" office:value="23050">
            <text:p>23050</text:p>
          </table:table-cell>
          <table:table-cell office:value-type="float" office:value="22885">
            <text:p>22885</text:p>
          </table:table-cell>
          <table:table-cell office:value-type="float" office:value="26629">
            <text:p>26629</text:p>
          </table:table-cell>
          <table:table-cell office:value-type="float" office:value="24561">
            <text:p>24561</text:p>
          </table:table-cell>
          <table:table-cell office:value-type="float" office:value="25096">
            <text:p>25096</text:p>
          </table:table-cell>
          <table:table-cell office:value-type="float" office:value="24627">
            <text:p>24627</text:p>
          </table:table-cell>
          <table:table-cell office:value-type="float" office:value="26332">
            <text:p>26332</text:p>
          </table:table-cell>
          <table:table-cell office:value-type="float" office:value="25788">
            <text:p>25788</text:p>
          </table:table-cell>
          <table:table-cell office:value-type="float" office:value="24990">
            <text:p>24990</text:p>
          </table:table-cell>
          <table:table-cell office:value-type="float" office:value="25458">
            <text:p>25458</text:p>
          </table:table-cell>
          <table:table-cell office:value-type="float" office:value="23835">
            <text:p>23835</text:p>
          </table:table-cell>
          <table:table-cell office:value-type="float" office:value="26468">
            <text:p>26468</text:p>
          </table:table-cell>
          <table:table-cell office:value-type="float" office:value="25125">
            <text:p>25125</text:p>
          </table:table-cell>
          <table:table-cell office:value-type="float" office:value="26935">
            <text:p>26935</text:p>
          </table:table-cell>
          <table:table-cell office:value-type="float" office:value="23623">
            <text:p>23623</text:p>
          </table:table-cell>
          <table:table-cell table:formula="of:=AVERAGE([.B21:.U21])" office:value-type="float" office:value="25055.7">
            <text:p>25055.7</text:p>
          </table:table-cell>
          <table:table-cell office:value-type="float" office:value="20738">
            <text:p>20738</text:p>
          </table:table-cell>
          <table:table-cell office:value-type="float" office:value="20062">
            <text:p>20062</text:p>
          </table:table-cell>
          <table:table-cell office:value-type="float" office:value="20013">
            <text:p>20013</text:p>
          </table:table-cell>
          <table:table-cell office:value-type="float" office:value="20005">
            <text:p>20005</text:p>
          </table:table-cell>
          <table:table-cell office:value-type="float" office:value="23555">
            <text:p>23555</text:p>
          </table:table-cell>
          <table:table-cell office:value-type="float" office:value="23652">
            <text:p>23652</text:p>
          </table:table-cell>
          <table:table-cell office:value-type="float" office:value="23151">
            <text:p>23151</text:p>
          </table:table-cell>
          <table:table-cell office:value-type="float" office:value="23343">
            <text:p>23343</text:p>
          </table:table-cell>
          <table:table-cell office:value-type="float" office:value="19710">
            <text:p>19710</text:p>
          </table:table-cell>
          <table:table-cell office:value-type="float" office:value="21296">
            <text:p>21296</text:p>
          </table:table-cell>
          <table:table-cell office:value-type="float" office:value="22869">
            <text:p>22869</text:p>
          </table:table-cell>
          <table:table-cell office:value-type="float" office:value="25419">
            <text:p>25419</text:p>
          </table:table-cell>
          <table:table-cell office:value-type="float" office:value="22397">
            <text:p>22397</text:p>
          </table:table-cell>
          <table:table-cell office:value-type="float" office:value="23414">
            <text:p>23414</text:p>
          </table:table-cell>
          <table:table-cell office:value-type="float" office:value="24003">
            <text:p>24003</text:p>
          </table:table-cell>
          <table:table-cell office:value-type="float" office:value="22268">
            <text:p>22268</text:p>
          </table:table-cell>
          <table:table-cell office:value-type="float" office:value="24641">
            <text:p>24641</text:p>
          </table:table-cell>
          <table:table-cell office:value-type="float" office:value="22897">
            <text:p>22897</text:p>
          </table:table-cell>
          <table:table-cell office:value-type="float" office:value="23778">
            <text:p>23778</text:p>
          </table:table-cell>
          <table:table-cell office:value-type="float" office:value="24879">
            <text:p>24879</text:p>
          </table:table-cell>
          <table:table-cell table:formula="of:=AVERAGE([.W21:.AO21])" office:value-type="float" office:value="22484.7894736842">
            <text:p>22484.7894736842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7675">
            <text:p>27675</text:p>
          </table:table-cell>
          <table:table-cell office:value-type="float" office:value="28997">
            <text:p>28997</text:p>
          </table:table-cell>
          <table:table-cell office:value-type="float" office:value="25475">
            <text:p>25475</text:p>
          </table:table-cell>
          <table:table-cell office:value-type="float" office:value="27787">
            <text:p>27787</text:p>
          </table:table-cell>
          <table:table-cell office:value-type="float" office:value="27575">
            <text:p>27575</text:p>
          </table:table-cell>
          <table:table-cell office:value-type="float" office:value="24937">
            <text:p>24937</text:p>
          </table:table-cell>
          <table:table-cell office:value-type="float" office:value="23863">
            <text:p>23863</text:p>
          </table:table-cell>
          <table:table-cell office:value-type="float" office:value="27293">
            <text:p>27293</text:p>
          </table:table-cell>
          <table:table-cell office:value-type="float" office:value="27490">
            <text:p>27490</text:p>
          </table:table-cell>
          <table:table-cell office:value-type="float" office:value="24801">
            <text:p>24801</text:p>
          </table:table-cell>
          <table:table-cell office:value-type="float" office:value="24549">
            <text:p>24549</text:p>
          </table:table-cell>
          <table:table-cell office:value-type="float" office:value="26826">
            <text:p>26826</text:p>
          </table:table-cell>
          <table:table-cell office:value-type="float" office:value="28001">
            <text:p>28001</text:p>
          </table:table-cell>
          <table:table-cell office:value-type="float" office:value="27659">
            <text:p>27659</text:p>
          </table:table-cell>
          <table:table-cell office:value-type="float" office:value="25302">
            <text:p>25302</text:p>
          </table:table-cell>
          <table:table-cell office:value-type="float" office:value="29644">
            <text:p>29644</text:p>
          </table:table-cell>
          <table:table-cell office:value-type="float" office:value="29499">
            <text:p>29499</text:p>
          </table:table-cell>
          <table:table-cell office:value-type="float" office:value="25097">
            <text:p>25097</text:p>
          </table:table-cell>
          <table:table-cell office:value-type="float" office:value="32696">
            <text:p>32696</text:p>
          </table:table-cell>
          <table:table-cell office:value-type="float" office:value="25543">
            <text:p>25543</text:p>
          </table:table-cell>
          <table:table-cell table:formula="of:=AVERAGE([.B22:.U22])" office:value-type="float" office:value="27035.45">
            <text:p>27035.45</text:p>
          </table:table-cell>
          <table:table-cell office:value-type="float" office:value="23149">
            <text:p>23149</text:p>
          </table:table-cell>
          <table:table-cell office:value-type="float" office:value="26552">
            <text:p>26552</text:p>
          </table:table-cell>
          <table:table-cell office:value-type="float" office:value="24144">
            <text:p>24144</text:p>
          </table:table-cell>
          <table:table-cell office:value-type="float" office:value="25052">
            <text:p>25052</text:p>
          </table:table-cell>
          <table:table-cell office:value-type="float" office:value="27901">
            <text:p>27901</text:p>
          </table:table-cell>
          <table:table-cell office:value-type="float" office:value="24953">
            <text:p>24953</text:p>
          </table:table-cell>
          <table:table-cell office:value-type="float" office:value="25201">
            <text:p>25201</text:p>
          </table:table-cell>
          <table:table-cell office:value-type="float" office:value="25435">
            <text:p>25435</text:p>
          </table:table-cell>
          <table:table-cell office:value-type="float" office:value="24510">
            <text:p>24510</text:p>
          </table:table-cell>
          <table:table-cell office:value-type="float" office:value="23609">
            <text:p>23609</text:p>
          </table:table-cell>
          <table:table-cell office:value-type="float" office:value="26676">
            <text:p>26676</text:p>
          </table:table-cell>
          <table:table-cell office:value-type="float" office:value="25592">
            <text:p>25592</text:p>
          </table:table-cell>
          <table:table-cell office:value-type="float" office:value="24952">
            <text:p>24952</text:p>
          </table:table-cell>
          <table:table-cell office:value-type="float" office:value="26972">
            <text:p>26972</text:p>
          </table:table-cell>
          <table:table-cell office:value-type="float" office:value="25153">
            <text:p>25153</text:p>
          </table:table-cell>
          <table:table-cell office:value-type="float" office:value="25643">
            <text:p>25643</text:p>
          </table:table-cell>
          <table:table-cell office:value-type="float" office:value="23522">
            <text:p>23522</text:p>
          </table:table-cell>
          <table:table-cell office:value-type="float" office:value="26359">
            <text:p>26359</text:p>
          </table:table-cell>
          <table:table-cell office:value-type="float" office:value="24700">
            <text:p>24700</text:p>
          </table:table-cell>
          <table:table-cell office:value-type="float" office:value="23920">
            <text:p>23920</text:p>
          </table:table-cell>
          <table:table-cell table:formula="of:=AVERAGE([.W22:.AO22])" office:value-type="float" office:value="25267.1052631579">
            <text:p>25267.1052631579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8967">
            <text:p>28967</text:p>
          </table:table-cell>
          <table:table-cell office:value-type="float" office:value="28449">
            <text:p>28449</text:p>
          </table:table-cell>
          <table:table-cell office:value-type="float" office:value="28540">
            <text:p>28540</text:p>
          </table:table-cell>
          <table:table-cell office:value-type="float" office:value="27063">
            <text:p>27063</text:p>
          </table:table-cell>
          <table:table-cell office:value-type="float" office:value="29248">
            <text:p>29248</text:p>
          </table:table-cell>
          <table:table-cell office:value-type="float" office:value="31409">
            <text:p>31409</text:p>
          </table:table-cell>
          <table:table-cell office:value-type="float" office:value="27562">
            <text:p>27562</text:p>
          </table:table-cell>
          <table:table-cell office:value-type="float" office:value="28816">
            <text:p>28816</text:p>
          </table:table-cell>
          <table:table-cell office:value-type="float" office:value="28681">
            <text:p>28681</text:p>
          </table:table-cell>
          <table:table-cell office:value-type="float" office:value="28996">
            <text:p>28996</text:p>
          </table:table-cell>
          <table:table-cell office:value-type="float" office:value="27852">
            <text:p>27852</text:p>
          </table:table-cell>
          <table:table-cell office:value-type="float" office:value="28128">
            <text:p>28128</text:p>
          </table:table-cell>
          <table:table-cell office:value-type="float" office:value="31689">
            <text:p>31689</text:p>
          </table:table-cell>
          <table:table-cell office:value-type="float" office:value="28793">
            <text:p>28793</text:p>
          </table:table-cell>
          <table:table-cell office:value-type="float" office:value="31380">
            <text:p>31380</text:p>
          </table:table-cell>
          <table:table-cell office:value-type="float" office:value="30131">
            <text:p>30131</text:p>
          </table:table-cell>
          <table:table-cell office:value-type="float" office:value="27907">
            <text:p>27907</text:p>
          </table:table-cell>
          <table:table-cell office:value-type="float" office:value="33092">
            <text:p>33092</text:p>
          </table:table-cell>
          <table:table-cell office:value-type="float" office:value="36735">
            <text:p>36735</text:p>
          </table:table-cell>
          <table:table-cell office:value-type="float" office:value="28619">
            <text:p>28619</text:p>
          </table:table-cell>
          <table:table-cell table:formula="of:=AVERAGE([.B23:.U23])" office:value-type="float" office:value="29602.85">
            <text:p>29602.85</text:p>
          </table:table-cell>
          <table:table-cell office:value-type="float" office:value="30137">
            <text:p>30137</text:p>
          </table:table-cell>
          <table:table-cell office:value-type="float" office:value="24490">
            <text:p>24490</text:p>
          </table:table-cell>
          <table:table-cell office:value-type="float" office:value="26976">
            <text:p>26976</text:p>
          </table:table-cell>
          <table:table-cell office:value-type="float" office:value="25852">
            <text:p>25852</text:p>
          </table:table-cell>
          <table:table-cell office:value-type="float" office:value="29221">
            <text:p>29221</text:p>
          </table:table-cell>
          <table:table-cell office:value-type="float" office:value="25123">
            <text:p>25123</text:p>
          </table:table-cell>
          <table:table-cell office:value-type="float" office:value="31604">
            <text:p>31604</text:p>
          </table:table-cell>
          <table:table-cell office:value-type="float" office:value="26431">
            <text:p>26431</text:p>
          </table:table-cell>
          <table:table-cell office:value-type="float" office:value="26810">
            <text:p>26810</text:p>
          </table:table-cell>
          <table:table-cell office:value-type="float" office:value="26745">
            <text:p>26745</text:p>
          </table:table-cell>
          <table:table-cell office:value-type="float" office:value="26420">
            <text:p>26420</text:p>
          </table:table-cell>
          <table:table-cell office:value-type="float" office:value="26770">
            <text:p>26770</text:p>
          </table:table-cell>
          <table:table-cell office:value-type="float" office:value="27957">
            <text:p>27957</text:p>
          </table:table-cell>
          <table:table-cell office:value-type="float" office:value="29385">
            <text:p>29385</text:p>
          </table:table-cell>
          <table:table-cell office:value-type="float" office:value="26396">
            <text:p>26396</text:p>
          </table:table-cell>
          <table:table-cell office:value-type="float" office:value="26002">
            <text:p>26002</text:p>
          </table:table-cell>
          <table:table-cell office:value-type="float" office:value="26407">
            <text:p>26407</text:p>
          </table:table-cell>
          <table:table-cell office:value-type="float" office:value="26997">
            <text:p>26997</text:p>
          </table:table-cell>
          <table:table-cell office:value-type="float" office:value="26094">
            <text:p>26094</text:p>
          </table:table-cell>
          <table:table-cell office:value-type="float" office:value="29204">
            <text:p>29204</text:p>
          </table:table-cell>
          <table:table-cell table:formula="of:=AVERAGE([.W23:.AO23])" office:value-type="float" office:value="27148.2631578947">
            <text:p>27148.2631578947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30199">
            <text:p>30199</text:p>
          </table:table-cell>
          <table:table-cell office:value-type="float" office:value="31142">
            <text:p>31142</text:p>
          </table:table-cell>
          <table:table-cell office:value-type="float" office:value="30570">
            <text:p>30570</text:p>
          </table:table-cell>
          <table:table-cell office:value-type="float" office:value="32273">
            <text:p>32273</text:p>
          </table:table-cell>
          <table:table-cell office:value-type="float" office:value="27818">
            <text:p>27818</text:p>
          </table:table-cell>
          <table:table-cell office:value-type="float" office:value="31118">
            <text:p>31118</text:p>
          </table:table-cell>
          <table:table-cell office:value-type="float" office:value="28783">
            <text:p>28783</text:p>
          </table:table-cell>
          <table:table-cell office:value-type="float" office:value="32913">
            <text:p>32913</text:p>
          </table:table-cell>
          <table:table-cell office:value-type="float" office:value="30513">
            <text:p>30513</text:p>
          </table:table-cell>
          <table:table-cell office:value-type="float" office:value="29978">
            <text:p>29978</text:p>
          </table:table-cell>
          <table:table-cell office:value-type="float" office:value="31579">
            <text:p>31579</text:p>
          </table:table-cell>
          <table:table-cell office:value-type="float" office:value="32144">
            <text:p>32144</text:p>
          </table:table-cell>
          <table:table-cell office:value-type="float" office:value="34298">
            <text:p>34298</text:p>
          </table:table-cell>
          <table:table-cell office:value-type="float" office:value="31757">
            <text:p>31757</text:p>
          </table:table-cell>
          <table:table-cell office:value-type="float" office:value="32517">
            <text:p>32517</text:p>
          </table:table-cell>
          <table:table-cell office:value-type="float" office:value="32144">
            <text:p>32144</text:p>
          </table:table-cell>
          <table:table-cell office:value-type="float" office:value="30048">
            <text:p>30048</text:p>
          </table:table-cell>
          <table:table-cell office:value-type="float" office:value="35047">
            <text:p>35047</text:p>
          </table:table-cell>
          <table:table-cell office:value-type="float" office:value="31498">
            <text:p>31498</text:p>
          </table:table-cell>
          <table:table-cell office:value-type="float" office:value="31189">
            <text:p>31189</text:p>
          </table:table-cell>
          <table:table-cell table:formula="of:=AVERAGE([.B24:.U24])" office:value-type="float" office:value="31376.4">
            <text:p>31376.4</text:p>
          </table:table-cell>
          <table:table-cell office:value-type="float" office:value="30406">
            <text:p>30406</text:p>
          </table:table-cell>
          <table:table-cell office:value-type="float" office:value="26116">
            <text:p>26116</text:p>
          </table:table-cell>
          <table:table-cell office:value-type="float" office:value="30087">
            <text:p>30087</text:p>
          </table:table-cell>
          <table:table-cell office:value-type="float" office:value="29739">
            <text:p>29739</text:p>
          </table:table-cell>
          <table:table-cell office:value-type="float" office:value="28562">
            <text:p>28562</text:p>
          </table:table-cell>
          <table:table-cell office:value-type="float" office:value="27534">
            <text:p>27534</text:p>
          </table:table-cell>
          <table:table-cell office:value-type="float" office:value="31081">
            <text:p>31081</text:p>
          </table:table-cell>
          <table:table-cell office:value-type="float" office:value="29397">
            <text:p>29397</text:p>
          </table:table-cell>
          <table:table-cell office:value-type="float" office:value="34330">
            <text:p>34330</text:p>
          </table:table-cell>
          <table:table-cell office:value-type="float" office:value="27679">
            <text:p>27679</text:p>
          </table:table-cell>
          <table:table-cell office:value-type="float" office:value="30524">
            <text:p>30524</text:p>
          </table:table-cell>
          <table:table-cell office:value-type="float" office:value="31321">
            <text:p>31321</text:p>
          </table:table-cell>
          <table:table-cell office:value-type="float" office:value="29935">
            <text:p>29935</text:p>
          </table:table-cell>
          <table:table-cell office:value-type="float" office:value="29377">
            <text:p>29377</text:p>
          </table:table-cell>
          <table:table-cell office:value-type="float" office:value="29220">
            <text:p>29220</text:p>
          </table:table-cell>
          <table:table-cell office:value-type="float" office:value="30136">
            <text:p>30136</text:p>
          </table:table-cell>
          <table:table-cell office:value-type="float" office:value="28735">
            <text:p>28735</text:p>
          </table:table-cell>
          <table:table-cell office:value-type="float" office:value="30121">
            <text:p>30121</text:p>
          </table:table-cell>
          <table:table-cell office:value-type="float" office:value="32424">
            <text:p>32424</text:p>
          </table:table-cell>
          <table:table-cell office:value-type="float" office:value="29049">
            <text:p>29049</text:p>
          </table:table-cell>
          <table:table-cell table:formula="of:=AVERAGE([.W24:.AO24])" office:value-type="float" office:value="29827.5789473684">
            <text:p>29827.578947368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4375">
            <text:p>34375</text:p>
          </table:table-cell>
          <table:table-cell office:value-type="float" office:value="34074">
            <text:p>34074</text:p>
          </table:table-cell>
          <table:table-cell office:value-type="float" office:value="33241">
            <text:p>33241</text:p>
          </table:table-cell>
          <table:table-cell office:value-type="float" office:value="32522">
            <text:p>32522</text:p>
          </table:table-cell>
          <table:table-cell office:value-type="float" office:value="36649">
            <text:p>36649</text:p>
          </table:table-cell>
          <table:table-cell office:value-type="float" office:value="33756">
            <text:p>33756</text:p>
          </table:table-cell>
          <table:table-cell office:value-type="float" office:value="33101">
            <text:p>33101</text:p>
          </table:table-cell>
          <table:table-cell office:value-type="float" office:value="32860">
            <text:p>32860</text:p>
          </table:table-cell>
          <table:table-cell office:value-type="float" office:value="34549">
            <text:p>34549</text:p>
          </table:table-cell>
          <table:table-cell office:value-type="float" office:value="33148">
            <text:p>33148</text:p>
          </table:table-cell>
          <table:table-cell office:value-type="float" office:value="30835">
            <text:p>30835</text:p>
          </table:table-cell>
          <table:table-cell office:value-type="float" office:value="32586">
            <text:p>32586</text:p>
          </table:table-cell>
          <table:table-cell office:value-type="float" office:value="34853">
            <text:p>34853</text:p>
          </table:table-cell>
          <table:table-cell office:value-type="float" office:value="32889">
            <text:p>32889</text:p>
          </table:table-cell>
          <table:table-cell office:value-type="float" office:value="33519">
            <text:p>33519</text:p>
          </table:table-cell>
          <table:table-cell office:value-type="float" office:value="34069">
            <text:p>34069</text:p>
          </table:table-cell>
          <table:table-cell office:value-type="float" office:value="36568">
            <text:p>36568</text:p>
          </table:table-cell>
          <table:table-cell office:value-type="float" office:value="34830">
            <text:p>34830</text:p>
          </table:table-cell>
          <table:table-cell office:value-type="float" office:value="33169">
            <text:p>33169</text:p>
          </table:table-cell>
          <table:table-cell office:value-type="float" office:value="34289">
            <text:p>34289</text:p>
          </table:table-cell>
          <table:table-cell table:formula="of:=AVERAGE([.B25:.U25])" office:value-type="float" office:value="33794.1">
            <text:p>33794.1</text:p>
          </table:table-cell>
          <table:table-cell office:value-type="float" office:value="31400">
            <text:p>31400</text:p>
          </table:table-cell>
          <table:table-cell office:value-type="float" office:value="29625">
            <text:p>29625</text:p>
          </table:table-cell>
          <table:table-cell office:value-type="float" office:value="31773">
            <text:p>31773</text:p>
          </table:table-cell>
          <table:table-cell office:value-type="float" office:value="37000">
            <text:p>37000</text:p>
          </table:table-cell>
          <table:table-cell office:value-type="float" office:value="28751">
            <text:p>28751</text:p>
          </table:table-cell>
          <table:table-cell office:value-type="float" office:value="31001">
            <text:p>31001</text:p>
          </table:table-cell>
          <table:table-cell office:value-type="float" office:value="27829">
            <text:p>27829</text:p>
          </table:table-cell>
          <table:table-cell office:value-type="float" office:value="30530">
            <text:p>30530</text:p>
          </table:table-cell>
          <table:table-cell office:value-type="float" office:value="32739">
            <text:p>32739</text:p>
          </table:table-cell>
          <table:table-cell office:value-type="float" office:value="31239">
            <text:p>31239</text:p>
          </table:table-cell>
          <table:table-cell office:value-type="float" office:value="29901">
            <text:p>29901</text:p>
          </table:table-cell>
          <table:table-cell office:value-type="float" office:value="32021">
            <text:p>32021</text:p>
          </table:table-cell>
          <table:table-cell office:value-type="float" office:value="30990">
            <text:p>30990</text:p>
          </table:table-cell>
          <table:table-cell office:value-type="float" office:value="32403">
            <text:p>32403</text:p>
          </table:table-cell>
          <table:table-cell office:value-type="float" office:value="29418">
            <text:p>29418</text:p>
          </table:table-cell>
          <table:table-cell office:value-type="float" office:value="31144">
            <text:p>31144</text:p>
          </table:table-cell>
          <table:table-cell office:value-type="float" office:value="27731">
            <text:p>27731</text:p>
          </table:table-cell>
          <table:table-cell office:value-type="float" office:value="31987">
            <text:p>31987</text:p>
          </table:table-cell>
          <table:table-cell office:value-type="float" office:value="30421">
            <text:p>30421</text:p>
          </table:table-cell>
          <table:table-cell office:value-type="float" office:value="31039">
            <text:p>31039</text:p>
          </table:table-cell>
          <table:table-cell table:formula="of:=AVERAGE([.W25:.AO25])" office:value-type="float" office:value="30942.2631578947">
            <text:p>30942.2631578947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820">
            <text:p>37820</text:p>
          </table:table-cell>
          <table:table-cell office:value-type="float" office:value="33549">
            <text:p>33549</text:p>
          </table:table-cell>
          <table:table-cell office:value-type="float" office:value="36797">
            <text:p>36797</text:p>
          </table:table-cell>
          <table:table-cell office:value-type="float" office:value="35671">
            <text:p>35671</text:p>
          </table:table-cell>
          <table:table-cell office:value-type="float" office:value="38029">
            <text:p>38029</text:p>
          </table:table-cell>
          <table:table-cell office:value-type="float" office:value="37639">
            <text:p>37639</text:p>
          </table:table-cell>
          <table:table-cell office:value-type="float" office:value="35879">
            <text:p>35879</text:p>
          </table:table-cell>
          <table:table-cell office:value-type="float" office:value="36305">
            <text:p>36305</text:p>
          </table:table-cell>
          <table:table-cell office:value-type="float" office:value="35081">
            <text:p>35081</text:p>
          </table:table-cell>
          <table:table-cell office:value-type="float" office:value="36542">
            <text:p>36542</text:p>
          </table:table-cell>
          <table:table-cell office:value-type="float" office:value="37276">
            <text:p>37276</text:p>
          </table:table-cell>
          <table:table-cell office:value-type="float" office:value="39108">
            <text:p>39108</text:p>
          </table:table-cell>
          <table:table-cell office:value-type="float" office:value="38673">
            <text:p>38673</text:p>
          </table:table-cell>
          <table:table-cell office:value-type="float" office:value="35971">
            <text:p>35971</text:p>
          </table:table-cell>
          <table:table-cell office:value-type="float" office:value="36536">
            <text:p>36536</text:p>
          </table:table-cell>
          <table:table-cell office:value-type="float" office:value="36583">
            <text:p>36583</text:p>
          </table:table-cell>
          <table:table-cell office:value-type="float" office:value="37092">
            <text:p>37092</text:p>
          </table:table-cell>
          <table:table-cell office:value-type="float" office:value="39551">
            <text:p>39551</text:p>
          </table:table-cell>
          <table:table-cell office:value-type="float" office:value="36243">
            <text:p>36243</text:p>
          </table:table-cell>
          <table:table-cell office:value-type="float" office:value="35489">
            <text:p>35489</text:p>
          </table:table-cell>
          <table:table-cell table:formula="of:=AVERAGE([.B26:.U26])" office:value-type="float" office:value="36791.7">
            <text:p>36791.7</text:p>
          </table:table-cell>
          <table:table-cell office:value-type="float" office:value="36561">
            <text:p>36561</text:p>
          </table:table-cell>
          <table:table-cell office:value-type="float" office:value="33170">
            <text:p>33170</text:p>
          </table:table-cell>
          <table:table-cell office:value-type="float" office:value="36394">
            <text:p>36394</text:p>
          </table:table-cell>
          <table:table-cell office:value-type="float" office:value="32950">
            <text:p>32950</text:p>
          </table:table-cell>
          <table:table-cell office:value-type="float" office:value="33642">
            <text:p>33642</text:p>
          </table:table-cell>
          <table:table-cell office:value-type="float" office:value="31547">
            <text:p>31547</text:p>
          </table:table-cell>
          <table:table-cell office:value-type="float" office:value="34515">
            <text:p>34515</text:p>
          </table:table-cell>
          <table:table-cell office:value-type="float" office:value="33309">
            <text:p>33309</text:p>
          </table:table-cell>
          <table:table-cell office:value-type="float" office:value="32476">
            <text:p>32476</text:p>
          </table:table-cell>
          <table:table-cell office:value-type="float" office:value="35091">
            <text:p>35091</text:p>
          </table:table-cell>
          <table:table-cell office:value-type="float" office:value="34312">
            <text:p>34312</text:p>
          </table:table-cell>
          <table:table-cell office:value-type="float" office:value="36385">
            <text:p>36385</text:p>
          </table:table-cell>
          <table:table-cell office:value-type="float" office:value="30964">
            <text:p>30964</text:p>
          </table:table-cell>
          <table:table-cell office:value-type="float" office:value="32803">
            <text:p>32803</text:p>
          </table:table-cell>
          <table:table-cell office:value-type="float" office:value="33161">
            <text:p>33161</text:p>
          </table:table-cell>
          <table:table-cell office:value-type="float" office:value="33112">
            <text:p>33112</text:p>
          </table:table-cell>
          <table:table-cell office:value-type="float" office:value="35779">
            <text:p>35779</text:p>
          </table:table-cell>
          <table:table-cell office:value-type="float" office:value="31958">
            <text:p>31958</text:p>
          </table:table-cell>
          <table:table-cell office:value-type="float" office:value="37453">
            <text:p>37453</text:p>
          </table:table-cell>
          <table:table-cell office:value-type="float" office:value="33812">
            <text:p>33812</text:p>
          </table:table-cell>
          <table:table-cell table:formula="of:=AVERAGE([.W26:.AO26])" office:value-type="float" office:value="33978">
            <text:p>33978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38862">
            <text:p>38862</text:p>
          </table:table-cell>
          <table:table-cell office:value-type="float" office:value="38129">
            <text:p>38129</text:p>
          </table:table-cell>
          <table:table-cell office:value-type="float" office:value="40284">
            <text:p>40284</text:p>
          </table:table-cell>
          <table:table-cell office:value-type="float" office:value="37953">
            <text:p>37953</text:p>
          </table:table-cell>
          <table:table-cell office:value-type="float" office:value="40601">
            <text:p>40601</text:p>
          </table:table-cell>
          <table:table-cell office:value-type="float" office:value="37996">
            <text:p>37996</text:p>
          </table:table-cell>
          <table:table-cell office:value-type="float" office:value="37123">
            <text:p>37123</text:p>
          </table:table-cell>
          <table:table-cell office:value-type="float" office:value="38436">
            <text:p>38436</text:p>
          </table:table-cell>
          <table:table-cell office:value-type="float" office:value="41280">
            <text:p>41280</text:p>
          </table:table-cell>
          <table:table-cell office:value-type="float" office:value="38897">
            <text:p>38897</text:p>
          </table:table-cell>
          <table:table-cell office:value-type="float" office:value="38680">
            <text:p>38680</text:p>
          </table:table-cell>
          <table:table-cell office:value-type="float" office:value="38845">
            <text:p>38845</text:p>
          </table:table-cell>
          <table:table-cell office:value-type="float" office:value="36370">
            <text:p>36370</text:p>
          </table:table-cell>
          <table:table-cell office:value-type="float" office:value="38602">
            <text:p>38602</text:p>
          </table:table-cell>
          <table:table-cell office:value-type="float" office:value="41195">
            <text:p>41195</text:p>
          </table:table-cell>
          <table:table-cell office:value-type="float" office:value="44172">
            <text:p>44172</text:p>
          </table:table-cell>
          <table:table-cell office:value-type="float" office:value="38031">
            <text:p>38031</text:p>
          </table:table-cell>
          <table:table-cell office:value-type="float" office:value="39081">
            <text:p>39081</text:p>
          </table:table-cell>
          <table:table-cell office:value-type="float" office:value="40285">
            <text:p>40285</text:p>
          </table:table-cell>
          <table:table-cell office:value-type="float" office:value="41629">
            <text:p>41629</text:p>
          </table:table-cell>
          <table:table-cell table:formula="of:=AVERAGE([.B27:.U27])" office:value-type="float" office:value="39322.55">
            <text:p>39322.55</text:p>
          </table:table-cell>
          <table:table-cell office:value-type="float" office:value="37147">
            <text:p>37147</text:p>
          </table:table-cell>
          <table:table-cell office:value-type="float" office:value="37545">
            <text:p>37545</text:p>
          </table:table-cell>
          <table:table-cell office:value-type="float" office:value="34612">
            <text:p>34612</text:p>
          </table:table-cell>
          <table:table-cell office:value-type="float" office:value="35051">
            <text:p>35051</text:p>
          </table:table-cell>
          <table:table-cell office:value-type="float" office:value="35496">
            <text:p>35496</text:p>
          </table:table-cell>
          <table:table-cell office:value-type="float" office:value="35131">
            <text:p>35131</text:p>
          </table:table-cell>
          <table:table-cell office:value-type="float" office:value="36207">
            <text:p>36207</text:p>
          </table:table-cell>
          <table:table-cell office:value-type="float" office:value="36060">
            <text:p>36060</text:p>
          </table:table-cell>
          <table:table-cell office:value-type="float" office:value="35245">
            <text:p>35245</text:p>
          </table:table-cell>
          <table:table-cell office:value-type="float" office:value="34876">
            <text:p>34876</text:p>
          </table:table-cell>
          <table:table-cell office:value-type="float" office:value="36861">
            <text:p>36861</text:p>
          </table:table-cell>
          <table:table-cell office:value-type="float" office:value="36547">
            <text:p>36547</text:p>
          </table:table-cell>
          <table:table-cell office:value-type="float" office:value="36000">
            <text:p>36000</text:p>
          </table:table-cell>
          <table:table-cell office:value-type="float" office:value="33608">
            <text:p>33608</text:p>
          </table:table-cell>
          <table:table-cell office:value-type="float" office:value="33605">
            <text:p>33605</text:p>
          </table:table-cell>
          <table:table-cell office:value-type="float" office:value="35916">
            <text:p>35916</text:p>
          </table:table-cell>
          <table:table-cell office:value-type="float" office:value="38975">
            <text:p>38975</text:p>
          </table:table-cell>
          <table:table-cell office:value-type="float" office:value="36345">
            <text:p>36345</text:p>
          </table:table-cell>
          <table:table-cell office:value-type="float" office:value="35952">
            <text:p>35952</text:p>
          </table:table-cell>
          <table:table-cell office:value-type="float" office:value="37031">
            <text:p>37031</text:p>
          </table:table-cell>
          <table:table-cell table:formula="of:=AVERAGE([.W27:.AO27])" office:value-type="float" office:value="35851.5263157895">
            <text:p>35851.5263157895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41806">
            <text:p>41806</text:p>
          </table:table-cell>
          <table:table-cell office:value-type="float" office:value="41326">
            <text:p>41326</text:p>
          </table:table-cell>
          <table:table-cell office:value-type="float" office:value="42655">
            <text:p>42655</text:p>
          </table:table-cell>
          <table:table-cell office:value-type="float" office:value="42937">
            <text:p>42937</text:p>
          </table:table-cell>
          <table:table-cell office:value-type="float" office:value="42948">
            <text:p>42948</text:p>
          </table:table-cell>
          <table:table-cell office:value-type="float" office:value="41565">
            <text:p>41565</text:p>
          </table:table-cell>
          <table:table-cell office:value-type="float" office:value="41720">
            <text:p>41720</text:p>
          </table:table-cell>
          <table:table-cell office:value-type="float" office:value="42373">
            <text:p>42373</text:p>
          </table:table-cell>
          <table:table-cell office:value-type="float" office:value="43323">
            <text:p>43323</text:p>
          </table:table-cell>
          <table:table-cell office:value-type="float" office:value="37862">
            <text:p>37862</text:p>
          </table:table-cell>
          <table:table-cell office:value-type="float" office:value="42967">
            <text:p>42967</text:p>
          </table:table-cell>
          <table:table-cell office:value-type="float" office:value="44880">
            <text:p>44880</text:p>
          </table:table-cell>
          <table:table-cell office:value-type="float" office:value="44644">
            <text:p>44644</text:p>
          </table:table-cell>
          <table:table-cell office:value-type="float" office:value="46345">
            <text:p>46345</text:p>
          </table:table-cell>
          <table:table-cell office:value-type="float" office:value="39820">
            <text:p>39820</text:p>
          </table:table-cell>
          <table:table-cell office:value-type="float" office:value="40928">
            <text:p>40928</text:p>
          </table:table-cell>
          <table:table-cell office:value-type="float" office:value="46130">
            <text:p>46130</text:p>
          </table:table-cell>
          <table:table-cell office:value-type="float" office:value="40841">
            <text:p>40841</text:p>
          </table:table-cell>
          <table:table-cell office:value-type="float" office:value="43829">
            <text:p>43829</text:p>
          </table:table-cell>
          <table:table-cell office:value-type="float" office:value="39783">
            <text:p>39783</text:p>
          </table:table-cell>
          <table:table-cell table:formula="of:=AVERAGE([.B28:.U28])" office:value-type="float" office:value="42434.1">
            <text:p>42434.1</text:p>
          </table:table-cell>
          <table:table-cell office:value-type="float" office:value="37921">
            <text:p>37921</text:p>
          </table:table-cell>
          <table:table-cell office:value-type="float" office:value="37029">
            <text:p>37029</text:p>
          </table:table-cell>
          <table:table-cell office:value-type="float" office:value="39292">
            <text:p>39292</text:p>
          </table:table-cell>
          <table:table-cell office:value-type="float" office:value="37737">
            <text:p>37737</text:p>
          </table:table-cell>
          <table:table-cell office:value-type="float" office:value="39103">
            <text:p>39103</text:p>
          </table:table-cell>
          <table:table-cell office:value-type="float" office:value="36367">
            <text:p>36367</text:p>
          </table:table-cell>
          <table:table-cell office:value-type="float" office:value="40478">
            <text:p>40478</text:p>
          </table:table-cell>
          <table:table-cell office:value-type="float" office:value="40634">
            <text:p>40634</text:p>
          </table:table-cell>
          <table:table-cell office:value-type="float" office:value="38643">
            <text:p>38643</text:p>
          </table:table-cell>
          <table:table-cell office:value-type="float" office:value="38387">
            <text:p>38387</text:p>
          </table:table-cell>
          <table:table-cell office:value-type="float" office:value="39610">
            <text:p>39610</text:p>
          </table:table-cell>
          <table:table-cell office:value-type="float" office:value="38064">
            <text:p>38064</text:p>
          </table:table-cell>
          <table:table-cell office:value-type="float" office:value="36427">
            <text:p>36427</text:p>
          </table:table-cell>
          <table:table-cell office:value-type="float" office:value="38127">
            <text:p>38127</text:p>
          </table:table-cell>
          <table:table-cell office:value-type="float" office:value="36302">
            <text:p>36302</text:p>
          </table:table-cell>
          <table:table-cell office:value-type="float" office:value="38933">
            <text:p>38933</text:p>
          </table:table-cell>
          <table:table-cell office:value-type="float" office:value="38986">
            <text:p>38986</text:p>
          </table:table-cell>
          <table:table-cell office:value-type="float" office:value="41253">
            <text:p>41253</text:p>
          </table:table-cell>
          <table:table-cell office:value-type="float" office:value="38908">
            <text:p>38908</text:p>
          </table:table-cell>
          <table:table-cell office:value-type="float" office:value="38136">
            <text:p>38136</text:p>
          </table:table-cell>
          <table:table-cell table:formula="of:=AVERAGE([.W28:.AO28])" office:value-type="float" office:value="38536.8947368421">
            <text:p>38536.8947368421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47393">
            <text:p>47393</text:p>
          </table:table-cell>
          <table:table-cell office:value-type="float" office:value="43755">
            <text:p>43755</text:p>
          </table:table-cell>
          <table:table-cell office:value-type="float" office:value="44861">
            <text:p>44861</text:p>
          </table:table-cell>
          <table:table-cell office:value-type="float" office:value="46930">
            <text:p>46930</text:p>
          </table:table-cell>
          <table:table-cell office:value-type="float" office:value="45164">
            <text:p>45164</text:p>
          </table:table-cell>
          <table:table-cell office:value-type="float" office:value="45184">
            <text:p>45184</text:p>
          </table:table-cell>
          <table:table-cell office:value-type="float" office:value="43305">
            <text:p>43305</text:p>
          </table:table-cell>
          <table:table-cell office:value-type="float" office:value="45577">
            <text:p>45577</text:p>
          </table:table-cell>
          <table:table-cell office:value-type="float" office:value="44008">
            <text:p>44008</text:p>
          </table:table-cell>
          <table:table-cell office:value-type="float" office:value="43284">
            <text:p>43284</text:p>
          </table:table-cell>
          <table:table-cell office:value-type="float" office:value="44967">
            <text:p>44967</text:p>
          </table:table-cell>
          <table:table-cell office:value-type="float" office:value="44830">
            <text:p>44830</text:p>
          </table:table-cell>
          <table:table-cell office:value-type="float" office:value="45659">
            <text:p>45659</text:p>
          </table:table-cell>
          <table:table-cell office:value-type="float" office:value="46566">
            <text:p>46566</text:p>
          </table:table-cell>
          <table:table-cell office:value-type="float" office:value="45889">
            <text:p>45889</text:p>
          </table:table-cell>
          <table:table-cell office:value-type="float" office:value="47185">
            <text:p>47185</text:p>
          </table:table-cell>
          <table:table-cell office:value-type="float" office:value="47628">
            <text:p>47628</text:p>
          </table:table-cell>
          <table:table-cell office:value-type="float" office:value="44030">
            <text:p>44030</text:p>
          </table:table-cell>
          <table:table-cell office:value-type="float" office:value="44731">
            <text:p>44731</text:p>
          </table:table-cell>
          <table:table-cell office:value-type="float" office:value="44004">
            <text:p>44004</text:p>
          </table:table-cell>
          <table:table-cell table:formula="of:=AVERAGE([.B29:.U29])" office:value-type="float" office:value="45247.5">
            <text:p>45247.5</text:p>
          </table:table-cell>
          <table:table-cell office:value-type="float" office:value="40734">
            <text:p>40734</text:p>
          </table:table-cell>
          <table:table-cell office:value-type="float" office:value="41380">
            <text:p>41380</text:p>
          </table:table-cell>
          <table:table-cell office:value-type="float" office:value="40278">
            <text:p>40278</text:p>
          </table:table-cell>
          <table:table-cell office:value-type="float" office:value="42108">
            <text:p>42108</text:p>
          </table:table-cell>
          <table:table-cell office:value-type="float" office:value="39828">
            <text:p>39828</text:p>
          </table:table-cell>
          <table:table-cell office:value-type="float" office:value="41105">
            <text:p>41105</text:p>
          </table:table-cell>
          <table:table-cell office:value-type="float" office:value="42939">
            <text:p>42939</text:p>
          </table:table-cell>
          <table:table-cell office:value-type="float" office:value="42190">
            <text:p>42190</text:p>
          </table:table-cell>
          <table:table-cell office:value-type="float" office:value="43422">
            <text:p>43422</text:p>
          </table:table-cell>
          <table:table-cell office:value-type="float" office:value="39857">
            <text:p>39857</text:p>
          </table:table-cell>
          <table:table-cell office:value-type="float" office:value="44290">
            <text:p>44290</text:p>
          </table:table-cell>
          <table:table-cell office:value-type="float" office:value="40973">
            <text:p>40973</text:p>
          </table:table-cell>
          <table:table-cell office:value-type="float" office:value="40688">
            <text:p>40688</text:p>
          </table:table-cell>
          <table:table-cell office:value-type="float" office:value="40745">
            <text:p>40745</text:p>
          </table:table-cell>
          <table:table-cell office:value-type="float" office:value="42801">
            <text:p>42801</text:p>
          </table:table-cell>
          <table:table-cell office:value-type="float" office:value="39941">
            <text:p>39941</text:p>
          </table:table-cell>
          <table:table-cell office:value-type="float" office:value="41748">
            <text:p>41748</text:p>
          </table:table-cell>
          <table:table-cell office:value-type="float" office:value="41085">
            <text:p>41085</text:p>
          </table:table-cell>
          <table:table-cell office:value-type="float" office:value="39796">
            <text:p>39796</text:p>
          </table:table-cell>
          <table:table-cell office:value-type="float" office:value="42417">
            <text:p>42417</text:p>
          </table:table-cell>
          <table:table-cell table:formula="of:=AVERAGE([.W29:.AO29])" office:value-type="float" office:value="41363.5789473684">
            <text:p>41363.5789473684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47200">
            <text:p>47200</text:p>
          </table:table-cell>
          <table:table-cell office:value-type="float" office:value="46210">
            <text:p>46210</text:p>
          </table:table-cell>
          <table:table-cell office:value-type="float" office:value="46229">
            <text:p>46229</text:p>
          </table:table-cell>
          <table:table-cell office:value-type="float" office:value="46692">
            <text:p>46692</text:p>
          </table:table-cell>
          <table:table-cell office:value-type="float" office:value="50106">
            <text:p>50106</text:p>
          </table:table-cell>
          <table:table-cell office:value-type="float" office:value="48243">
            <text:p>48243</text:p>
          </table:table-cell>
          <table:table-cell office:value-type="float" office:value="46567">
            <text:p>46567</text:p>
          </table:table-cell>
          <table:table-cell office:value-type="float" office:value="53003">
            <text:p>53003</text:p>
          </table:table-cell>
          <table:table-cell office:value-type="float" office:value="49706">
            <text:p>49706</text:p>
          </table:table-cell>
          <table:table-cell office:value-type="float" office:value="48480">
            <text:p>48480</text:p>
          </table:table-cell>
          <table:table-cell office:value-type="float" office:value="48643">
            <text:p>48643</text:p>
          </table:table-cell>
          <table:table-cell office:value-type="float" office:value="49334">
            <text:p>49334</text:p>
          </table:table-cell>
          <table:table-cell office:value-type="float" office:value="46136">
            <text:p>46136</text:p>
          </table:table-cell>
          <table:table-cell office:value-type="float" office:value="47217">
            <text:p>47217</text:p>
          </table:table-cell>
          <table:table-cell office:value-type="float" office:value="51676">
            <text:p>51676</text:p>
          </table:table-cell>
          <table:table-cell office:value-type="float" office:value="46197">
            <text:p>46197</text:p>
          </table:table-cell>
          <table:table-cell office:value-type="float" office:value="49591">
            <text:p>49591</text:p>
          </table:table-cell>
          <table:table-cell office:value-type="float" office:value="48836">
            <text:p>48836</text:p>
          </table:table-cell>
          <table:table-cell office:value-type="float" office:value="49922">
            <text:p>49922</text:p>
          </table:table-cell>
          <table:table-cell office:value-type="float" office:value="48922">
            <text:p>48922</text:p>
          </table:table-cell>
          <table:table-cell table:formula="of:=AVERAGE([.B30:.U30])" office:value-type="float" office:value="48445.5">
            <text:p>48445.5</text:p>
          </table:table-cell>
          <table:table-cell office:value-type="float" office:value="44044">
            <text:p>44044</text:p>
          </table:table-cell>
          <table:table-cell office:value-type="float" office:value="43134">
            <text:p>43134</text:p>
          </table:table-cell>
          <table:table-cell office:value-type="float" office:value="42798">
            <text:p>42798</text:p>
          </table:table-cell>
          <table:table-cell office:value-type="float" office:value="42911">
            <text:p>42911</text:p>
          </table:table-cell>
          <table:table-cell office:value-type="float" office:value="42508">
            <text:p>42508</text:p>
          </table:table-cell>
          <table:table-cell office:value-type="float" office:value="46111">
            <text:p>46111</text:p>
          </table:table-cell>
          <table:table-cell office:value-type="float" office:value="44501">
            <text:p>44501</text:p>
          </table:table-cell>
          <table:table-cell office:value-type="float" office:value="46699">
            <text:p>46699</text:p>
          </table:table-cell>
          <table:table-cell office:value-type="float" office:value="42620">
            <text:p>42620</text:p>
          </table:table-cell>
          <table:table-cell office:value-type="float" office:value="47530">
            <text:p>47530</text:p>
          </table:table-cell>
          <table:table-cell office:value-type="float" office:value="42444">
            <text:p>42444</text:p>
          </table:table-cell>
          <table:table-cell office:value-type="float" office:value="46041">
            <text:p>46041</text:p>
          </table:table-cell>
          <table:table-cell office:value-type="float" office:value="43398">
            <text:p>43398</text:p>
          </table:table-cell>
          <table:table-cell office:value-type="float" office:value="46033">
            <text:p>46033</text:p>
          </table:table-cell>
          <table:table-cell office:value-type="float" office:value="47811">
            <text:p>47811</text:p>
          </table:table-cell>
          <table:table-cell office:value-type="float" office:value="42883">
            <text:p>42883</text:p>
          </table:table-cell>
          <table:table-cell office:value-type="float" office:value="42562">
            <text:p>42562</text:p>
          </table:table-cell>
          <table:table-cell office:value-type="float" office:value="42200">
            <text:p>42200</text:p>
          </table:table-cell>
          <table:table-cell office:value-type="float" office:value="42948">
            <text:p>42948</text:p>
          </table:table-cell>
          <table:table-cell office:value-type="float" office:value="43961">
            <text:p>43961</text:p>
          </table:table-cell>
          <table:table-cell table:formula="of:=AVERAGE([.W30:.AO30])" office:value-type="float" office:value="44167.1578947368">
            <text:p>44167.157894736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1976">
            <text:p>51976</text:p>
          </table:table-cell>
          <table:table-cell office:value-type="float" office:value="49724">
            <text:p>49724</text:p>
          </table:table-cell>
          <table:table-cell office:value-type="float" office:value="52423">
            <text:p>52423</text:p>
          </table:table-cell>
          <table:table-cell office:value-type="float" office:value="52436">
            <text:p>52436</text:p>
          </table:table-cell>
          <table:table-cell office:value-type="float" office:value="48609">
            <text:p>48609</text:p>
          </table:table-cell>
          <table:table-cell office:value-type="float" office:value="50852">
            <text:p>50852</text:p>
          </table:table-cell>
          <table:table-cell office:value-type="float" office:value="53113">
            <text:p>53113</text:p>
          </table:table-cell>
          <table:table-cell office:value-type="float" office:value="51834">
            <text:p>51834</text:p>
          </table:table-cell>
          <table:table-cell office:value-type="float" office:value="51156">
            <text:p>51156</text:p>
          </table:table-cell>
          <table:table-cell office:value-type="float" office:value="52670">
            <text:p>52670</text:p>
          </table:table-cell>
          <table:table-cell office:value-type="float" office:value="52520">
            <text:p>52520</text:p>
          </table:table-cell>
          <table:table-cell office:value-type="float" office:value="55155">
            <text:p>55155</text:p>
          </table:table-cell>
          <table:table-cell office:value-type="float" office:value="52284">
            <text:p>52284</text:p>
          </table:table-cell>
          <table:table-cell office:value-type="float" office:value="50492">
            <text:p>50492</text:p>
          </table:table-cell>
          <table:table-cell office:value-type="float" office:value="53770">
            <text:p>53770</text:p>
          </table:table-cell>
          <table:table-cell office:value-type="float" office:value="49472">
            <text:p>49472</text:p>
          </table:table-cell>
          <table:table-cell office:value-type="float" office:value="50164">
            <text:p>50164</text:p>
          </table:table-cell>
          <table:table-cell office:value-type="float" office:value="51975">
            <text:p>51975</text:p>
          </table:table-cell>
          <table:table-cell office:value-type="float" office:value="52478">
            <text:p>52478</text:p>
          </table:table-cell>
          <table:table-cell office:value-type="float" office:value="51835">
            <text:p>51835</text:p>
          </table:table-cell>
          <table:table-cell table:formula="of:=AVERAGE([.B31:.U31])" office:value-type="float" office:value="51746.9">
            <text:p>51746.9</text:p>
          </table:table-cell>
          <table:table-cell office:value-type="float" office:value="48829">
            <text:p>48829</text:p>
          </table:table-cell>
          <table:table-cell office:value-type="float" office:value="46559">
            <text:p>46559</text:p>
          </table:table-cell>
          <table:table-cell office:value-type="float" office:value="44824">
            <text:p>44824</text:p>
          </table:table-cell>
          <table:table-cell office:value-type="float" office:value="48281">
            <text:p>48281</text:p>
          </table:table-cell>
          <table:table-cell office:value-type="float" office:value="47854">
            <text:p>47854</text:p>
          </table:table-cell>
          <table:table-cell office:value-type="float" office:value="44979">
            <text:p>44979</text:p>
          </table:table-cell>
          <table:table-cell office:value-type="float" office:value="47903">
            <text:p>47903</text:p>
          </table:table-cell>
          <table:table-cell office:value-type="float" office:value="47412">
            <text:p>47412</text:p>
          </table:table-cell>
          <table:table-cell office:value-type="float" office:value="46708">
            <text:p>46708</text:p>
          </table:table-cell>
          <table:table-cell office:value-type="float" office:value="44650">
            <text:p>44650</text:p>
          </table:table-cell>
          <table:table-cell office:value-type="float" office:value="45995">
            <text:p>45995</text:p>
          </table:table-cell>
          <table:table-cell office:value-type="float" office:value="46660">
            <text:p>46660</text:p>
          </table:table-cell>
          <table:table-cell office:value-type="float" office:value="47380">
            <text:p>47380</text:p>
          </table:table-cell>
          <table:table-cell office:value-type="float" office:value="46242">
            <text:p>46242</text:p>
          </table:table-cell>
          <table:table-cell office:value-type="float" office:value="46897">
            <text:p>46897</text:p>
          </table:table-cell>
          <table:table-cell office:value-type="float" office:value="46773">
            <text:p>46773</text:p>
          </table:table-cell>
          <table:table-cell office:value-type="float" office:value="47125">
            <text:p>47125</text:p>
          </table:table-cell>
          <table:table-cell office:value-type="float" office:value="50838">
            <text:p>50838</text:p>
          </table:table-cell>
          <table:table-cell office:value-type="float" office:value="46836">
            <text:p>46836</text:p>
          </table:table-cell>
          <table:table-cell office:value-type="float" office:value="44116">
            <text:p>44116</text:p>
          </table:table-cell>
          <table:table-cell table:formula="of:=AVERAGE([.W31:.AO31])" office:value-type="float" office:value="46986.5789473684">
            <text:p>46986.5789473684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54487">
            <text:p>54487</text:p>
          </table:table-cell>
          <table:table-cell office:value-type="float" office:value="56825">
            <text:p>56825</text:p>
          </table:table-cell>
          <table:table-cell office:value-type="float" office:value="53815">
            <text:p>53815</text:p>
          </table:table-cell>
          <table:table-cell office:value-type="float" office:value="54960">
            <text:p>54960</text:p>
          </table:table-cell>
          <table:table-cell office:value-type="float" office:value="55002">
            <text:p>55002</text:p>
          </table:table-cell>
          <table:table-cell office:value-type="float" office:value="53667">
            <text:p>53667</text:p>
          </table:table-cell>
          <table:table-cell office:value-type="float" office:value="57905">
            <text:p>57905</text:p>
          </table:table-cell>
          <table:table-cell office:value-type="float" office:value="53939">
            <text:p>53939</text:p>
          </table:table-cell>
          <table:table-cell office:value-type="float" office:value="51783">
            <text:p>51783</text:p>
          </table:table-cell>
          <table:table-cell office:value-type="float" office:value="58946">
            <text:p>58946</text:p>
          </table:table-cell>
          <table:table-cell office:value-type="float" office:value="53228">
            <text:p>53228</text:p>
          </table:table-cell>
          <table:table-cell office:value-type="float" office:value="52475">
            <text:p>52475</text:p>
          </table:table-cell>
          <table:table-cell office:value-type="float" office:value="54174">
            <text:p>54174</text:p>
          </table:table-cell>
          <table:table-cell office:value-type="float" office:value="52236">
            <text:p>52236</text:p>
          </table:table-cell>
          <table:table-cell office:value-type="float" office:value="54822">
            <text:p>54822</text:p>
          </table:table-cell>
          <table:table-cell office:value-type="float" office:value="57139">
            <text:p>57139</text:p>
          </table:table-cell>
          <table:table-cell office:value-type="float" office:value="57821">
            <text:p>57821</text:p>
          </table:table-cell>
          <table:table-cell office:value-type="float" office:value="53320">
            <text:p>53320</text:p>
          </table:table-cell>
          <table:table-cell office:value-type="float" office:value="54604">
            <text:p>54604</text:p>
          </table:table-cell>
          <table:table-cell office:value-type="float" office:value="54371">
            <text:p>54371</text:p>
          </table:table-cell>
          <table:table-cell table:formula="of:=AVERAGE([.B32:.U32])" office:value-type="float" office:value="54775.95">
            <text:p>54775.95</text:p>
          </table:table-cell>
          <table:table-cell office:value-type="float" office:value="53889">
            <text:p>53889</text:p>
          </table:table-cell>
          <table:table-cell office:value-type="float" office:value="51779">
            <text:p>51779</text:p>
          </table:table-cell>
          <table:table-cell office:value-type="float" office:value="51227">
            <text:p>51227</text:p>
          </table:table-cell>
          <table:table-cell office:value-type="float" office:value="49447">
            <text:p>49447</text:p>
          </table:table-cell>
          <table:table-cell office:value-type="float" office:value="49348">
            <text:p>49348</text:p>
          </table:table-cell>
          <table:table-cell office:value-type="float" office:value="50369">
            <text:p>50369</text:p>
          </table:table-cell>
          <table:table-cell office:value-type="float" office:value="50954">
            <text:p>50954</text:p>
          </table:table-cell>
          <table:table-cell office:value-type="float" office:value="49893">
            <text:p>49893</text:p>
          </table:table-cell>
          <table:table-cell office:value-type="float" office:value="50027">
            <text:p>50027</text:p>
          </table:table-cell>
          <table:table-cell office:value-type="float" office:value="48963">
            <text:p>48963</text:p>
          </table:table-cell>
          <table:table-cell office:value-type="float" office:value="52908">
            <text:p>52908</text:p>
          </table:table-cell>
          <table:table-cell office:value-type="float" office:value="48345">
            <text:p>48345</text:p>
          </table:table-cell>
          <table:table-cell office:value-type="float" office:value="47923">
            <text:p>47923</text:p>
          </table:table-cell>
          <table:table-cell office:value-type="float" office:value="48685">
            <text:p>48685</text:p>
          </table:table-cell>
          <table:table-cell office:value-type="float" office:value="52035">
            <text:p>52035</text:p>
          </table:table-cell>
          <table:table-cell office:value-type="float" office:value="49585">
            <text:p>49585</text:p>
          </table:table-cell>
          <table:table-cell office:value-type="float" office:value="50570">
            <text:p>50570</text:p>
          </table:table-cell>
          <table:table-cell office:value-type="float" office:value="49178">
            <text:p>49178</text:p>
          </table:table-cell>
          <table:table-cell office:value-type="float" office:value="47410">
            <text:p>47410</text:p>
          </table:table-cell>
          <table:table-cell office:value-type="float" office:value="48093">
            <text:p>48093</text:p>
          </table:table-cell>
          <table:table-cell table:formula="of:=AVERAGE([.W32:.AO32])" office:value-type="float" office:value="50133.4210526316">
            <text:p>50133.4210526316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57089">
            <text:p>57089</text:p>
          </table:table-cell>
          <table:table-cell office:value-type="float" office:value="59151">
            <text:p>59151</text:p>
          </table:table-cell>
          <table:table-cell office:value-type="float" office:value="54789">
            <text:p>54789</text:p>
          </table:table-cell>
          <table:table-cell office:value-type="float" office:value="54503">
            <text:p>54503</text:p>
          </table:table-cell>
          <table:table-cell office:value-type="float" office:value="57959">
            <text:p>57959</text:p>
          </table:table-cell>
          <table:table-cell office:value-type="float" office:value="58698">
            <text:p>58698</text:p>
          </table:table-cell>
          <table:table-cell office:value-type="float" office:value="59429">
            <text:p>59429</text:p>
          </table:table-cell>
          <table:table-cell office:value-type="float" office:value="56700">
            <text:p>56700</text:p>
          </table:table-cell>
          <table:table-cell office:value-type="float" office:value="55451">
            <text:p>55451</text:p>
          </table:table-cell>
          <table:table-cell office:value-type="float" office:value="55125">
            <text:p>55125</text:p>
          </table:table-cell>
          <table:table-cell office:value-type="float" office:value="58349">
            <text:p>58349</text:p>
          </table:table-cell>
          <table:table-cell office:value-type="float" office:value="62088">
            <text:p>62088</text:p>
          </table:table-cell>
          <table:table-cell office:value-type="float" office:value="57677">
            <text:p>57677</text:p>
          </table:table-cell>
          <table:table-cell office:value-type="float" office:value="60909">
            <text:p>60909</text:p>
          </table:table-cell>
          <table:table-cell office:value-type="float" office:value="55903">
            <text:p>55903</text:p>
          </table:table-cell>
          <table:table-cell office:value-type="float" office:value="57386">
            <text:p>57386</text:p>
          </table:table-cell>
          <table:table-cell office:value-type="float" office:value="56118">
            <text:p>56118</text:p>
          </table:table-cell>
          <table:table-cell office:value-type="float" office:value="57290">
            <text:p>57290</text:p>
          </table:table-cell>
          <table:table-cell office:value-type="float" office:value="57673">
            <text:p>57673</text:p>
          </table:table-cell>
          <table:table-cell office:value-type="float" office:value="56970">
            <text:p>56970</text:p>
          </table:table-cell>
          <table:table-cell table:formula="of:=AVERAGE([.B33:.U33])" office:value-type="float" office:value="57462.85">
            <text:p>57462.85</text:p>
          </table:table-cell>
          <table:table-cell office:value-type="float" office:value="51626">
            <text:p>51626</text:p>
          </table:table-cell>
          <table:table-cell office:value-type="float" office:value="51654">
            <text:p>51654</text:p>
          </table:table-cell>
          <table:table-cell office:value-type="float" office:value="53247">
            <text:p>53247</text:p>
          </table:table-cell>
          <table:table-cell office:value-type="float" office:value="53291">
            <text:p>53291</text:p>
          </table:table-cell>
          <table:table-cell office:value-type="float" office:value="52123">
            <text:p>52123</text:p>
          </table:table-cell>
          <table:table-cell office:value-type="float" office:value="52652">
            <text:p>52652</text:p>
          </table:table-cell>
          <table:table-cell office:value-type="float" office:value="52592">
            <text:p>52592</text:p>
          </table:table-cell>
          <table:table-cell office:value-type="float" office:value="53388">
            <text:p>53388</text:p>
          </table:table-cell>
          <table:table-cell office:value-type="float" office:value="53541">
            <text:p>53541</text:p>
          </table:table-cell>
          <table:table-cell office:value-type="float" office:value="52426">
            <text:p>52426</text:p>
          </table:table-cell>
          <table:table-cell office:value-type="float" office:value="53919">
            <text:p>53919</text:p>
          </table:table-cell>
          <table:table-cell office:value-type="float" office:value="51289">
            <text:p>51289</text:p>
          </table:table-cell>
          <table:table-cell office:value-type="float" office:value="50229">
            <text:p>50229</text:p>
          </table:table-cell>
          <table:table-cell office:value-type="float" office:value="51503">
            <text:p>51503</text:p>
          </table:table-cell>
          <table:table-cell office:value-type="float" office:value="54713">
            <text:p>54713</text:p>
          </table:table-cell>
          <table:table-cell office:value-type="float" office:value="52289">
            <text:p>52289</text:p>
          </table:table-cell>
          <table:table-cell office:value-type="float" office:value="58166">
            <text:p>58166</text:p>
          </table:table-cell>
          <table:table-cell office:value-type="float" office:value="53681">
            <text:p>53681</text:p>
          </table:table-cell>
          <table:table-cell office:value-type="float" office:value="50756">
            <text:p>50756</text:p>
          </table:table-cell>
          <table:table-cell office:value-type="float" office:value="50150">
            <text:p>50150</text:p>
          </table:table-cell>
          <table:table-cell table:formula="of:=AVERAGE([.W33:.AO33])" office:value-type="float" office:value="52793.9473684211">
            <text:p>52793.947368421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60462">
            <text:p>60462</text:p>
          </table:table-cell>
          <table:table-cell office:value-type="float" office:value="62971">
            <text:p>62971</text:p>
          </table:table-cell>
          <table:table-cell office:value-type="float" office:value="61901">
            <text:p>61901</text:p>
          </table:table-cell>
          <table:table-cell office:value-type="float" office:value="61613">
            <text:p>61613</text:p>
          </table:table-cell>
          <table:table-cell office:value-type="float" office:value="62919">
            <text:p>62919</text:p>
          </table:table-cell>
          <table:table-cell office:value-type="float" office:value="61176">
            <text:p>61176</text:p>
          </table:table-cell>
          <table:table-cell office:value-type="float" office:value="60441">
            <text:p>60441</text:p>
          </table:table-cell>
          <table:table-cell office:value-type="float" office:value="60071">
            <text:p>60071</text:p>
          </table:table-cell>
          <table:table-cell office:value-type="float" office:value="62609">
            <text:p>62609</text:p>
          </table:table-cell>
          <table:table-cell office:value-type="float" office:value="63498">
            <text:p>63498</text:p>
          </table:table-cell>
          <table:table-cell office:value-type="float" office:value="66114">
            <text:p>66114</text:p>
          </table:table-cell>
          <table:table-cell office:value-type="float" office:value="64936">
            <text:p>64936</text:p>
          </table:table-cell>
          <table:table-cell office:value-type="float" office:value="60731">
            <text:p>60731</text:p>
          </table:table-cell>
          <table:table-cell office:value-type="float" office:value="60724">
            <text:p>60724</text:p>
          </table:table-cell>
          <table:table-cell office:value-type="float" office:value="61107">
            <text:p>61107</text:p>
          </table:table-cell>
          <table:table-cell office:value-type="float" office:value="67505">
            <text:p>67505</text:p>
          </table:table-cell>
          <table:table-cell office:value-type="float" office:value="59391">
            <text:p>59391</text:p>
          </table:table-cell>
          <table:table-cell office:value-type="float" office:value="61822">
            <text:p>61822</text:p>
          </table:table-cell>
          <table:table-cell office:value-type="float" office:value="61759">
            <text:p>61759</text:p>
          </table:table-cell>
          <table:table-cell office:value-type="float" office:value="60176">
            <text:p>60176</text:p>
          </table:table-cell>
          <table:table-cell table:formula="of:=AVERAGE([.B34:.U34])" office:value-type="float" office:value="62096.3">
            <text:p>62096.3</text:p>
          </table:table-cell>
          <table:table-cell office:value-type="float" office:value="56523">
            <text:p>56523</text:p>
          </table:table-cell>
          <table:table-cell office:value-type="float" office:value="58364">
            <text:p>58364</text:p>
          </table:table-cell>
          <table:table-cell office:value-type="float" office:value="54788">
            <text:p>54788</text:p>
          </table:table-cell>
          <table:table-cell office:value-type="float" office:value="57833">
            <text:p>57833</text:p>
          </table:table-cell>
          <table:table-cell office:value-type="float" office:value="57179">
            <text:p>57179</text:p>
          </table:table-cell>
          <table:table-cell office:value-type="float" office:value="55533">
            <text:p>55533</text:p>
          </table:table-cell>
          <table:table-cell office:value-type="float" office:value="50382">
            <text:p>50382</text:p>
          </table:table-cell>
          <table:table-cell office:value-type="float" office:value="53270">
            <text:p>53270</text:p>
          </table:table-cell>
          <table:table-cell office:value-type="float" office:value="54416">
            <text:p>54416</text:p>
          </table:table-cell>
          <table:table-cell office:value-type="float" office:value="56868">
            <text:p>56868</text:p>
          </table:table-cell>
          <table:table-cell office:value-type="float" office:value="53576">
            <text:p>53576</text:p>
          </table:table-cell>
          <table:table-cell office:value-type="float" office:value="54499">
            <text:p>54499</text:p>
          </table:table-cell>
          <table:table-cell office:value-type="float" office:value="54900">
            <text:p>54900</text:p>
          </table:table-cell>
          <table:table-cell office:value-type="float" office:value="53540">
            <text:p>53540</text:p>
          </table:table-cell>
          <table:table-cell office:value-type="float" office:value="55836">
            <text:p>55836</text:p>
          </table:table-cell>
          <table:table-cell office:value-type="float" office:value="54595">
            <text:p>54595</text:p>
          </table:table-cell>
          <table:table-cell office:value-type="float" office:value="56209">
            <text:p>56209</text:p>
          </table:table-cell>
          <table:table-cell office:value-type="float" office:value="53340">
            <text:p>53340</text:p>
          </table:table-cell>
          <table:table-cell office:value-type="float" office:value="54541">
            <text:p>54541</text:p>
          </table:table-cell>
          <table:table-cell office:value-type="float" office:value="54986">
            <text:p>54986</text:p>
          </table:table-cell>
          <table:table-cell table:formula="of:=AVERAGE([.W34:.AO34])" office:value-type="float" office:value="55062.7368421053">
            <text:p>55062.7368421053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68053">
            <text:p>68053</text:p>
          </table:table-cell>
          <table:table-cell office:value-type="float" office:value="65095">
            <text:p>65095</text:p>
          </table:table-cell>
          <table:table-cell office:value-type="float" office:value="64687">
            <text:p>64687</text:p>
          </table:table-cell>
          <table:table-cell office:value-type="float" office:value="66621">
            <text:p>66621</text:p>
          </table:table-cell>
          <table:table-cell office:value-type="float" office:value="65102">
            <text:p>65102</text:p>
          </table:table-cell>
          <table:table-cell office:value-type="float" office:value="62639">
            <text:p>62639</text:p>
          </table:table-cell>
          <table:table-cell office:value-type="float" office:value="65672">
            <text:p>65672</text:p>
          </table:table-cell>
          <table:table-cell office:value-type="float" office:value="65772">
            <text:p>65772</text:p>
          </table:table-cell>
          <table:table-cell office:value-type="float" office:value="65948">
            <text:p>65948</text:p>
          </table:table-cell>
          <table:table-cell office:value-type="float" office:value="67305">
            <text:p>67305</text:p>
          </table:table-cell>
          <table:table-cell office:value-type="float" office:value="66613">
            <text:p>66613</text:p>
          </table:table-cell>
          <table:table-cell office:value-type="float" office:value="68967">
            <text:p>68967</text:p>
          </table:table-cell>
          <table:table-cell office:value-type="float" office:value="67289">
            <text:p>67289</text:p>
          </table:table-cell>
          <table:table-cell office:value-type="float" office:value="65951">
            <text:p>65951</text:p>
          </table:table-cell>
          <table:table-cell office:value-type="float" office:value="63805">
            <text:p>63805</text:p>
          </table:table-cell>
          <table:table-cell office:value-type="float" office:value="63546">
            <text:p>63546</text:p>
          </table:table-cell>
          <table:table-cell office:value-type="float" office:value="63356">
            <text:p>63356</text:p>
          </table:table-cell>
          <table:table-cell office:value-type="float" office:value="61713">
            <text:p>61713</text:p>
          </table:table-cell>
          <table:table-cell office:value-type="float" office:value="61570">
            <text:p>61570</text:p>
          </table:table-cell>
          <table:table-cell office:value-type="float" office:value="62730">
            <text:p>62730</text:p>
          </table:table-cell>
          <table:table-cell table:formula="of:=AVERAGE([.B35:.U35])" office:value-type="float" office:value="65121.7">
            <text:p>65121.7</text:p>
          </table:table-cell>
          <table:table-cell office:value-type="float" office:value="59716">
            <text:p>59716</text:p>
          </table:table-cell>
          <table:table-cell office:value-type="float" office:value="58313">
            <text:p>58313</text:p>
          </table:table-cell>
          <table:table-cell office:value-type="float" office:value="55954">
            <text:p>55954</text:p>
          </table:table-cell>
          <table:table-cell office:value-type="float" office:value="58056">
            <text:p>58056</text:p>
          </table:table-cell>
          <table:table-cell office:value-type="float" office:value="56422">
            <text:p>56422</text:p>
          </table:table-cell>
          <table:table-cell office:value-type="float" office:value="57665">
            <text:p>57665</text:p>
          </table:table-cell>
          <table:table-cell office:value-type="float" office:value="56107">
            <text:p>56107</text:p>
          </table:table-cell>
          <table:table-cell office:value-type="float" office:value="56076">
            <text:p>56076</text:p>
          </table:table-cell>
          <table:table-cell office:value-type="float" office:value="59714">
            <text:p>59714</text:p>
          </table:table-cell>
          <table:table-cell office:value-type="float" office:value="59231">
            <text:p>59231</text:p>
          </table:table-cell>
          <table:table-cell office:value-type="float" office:value="56915">
            <text:p>56915</text:p>
          </table:table-cell>
          <table:table-cell office:value-type="float" office:value="56583">
            <text:p>56583</text:p>
          </table:table-cell>
          <table:table-cell office:value-type="float" office:value="58057">
            <text:p>58057</text:p>
          </table:table-cell>
          <table:table-cell office:value-type="float" office:value="62064">
            <text:p>62064</text:p>
          </table:table-cell>
          <table:table-cell office:value-type="float" office:value="59746">
            <text:p>59746</text:p>
          </table:table-cell>
          <table:table-cell office:value-type="float" office:value="59810">
            <text:p>59810</text:p>
          </table:table-cell>
          <table:table-cell office:value-type="float" office:value="57035">
            <text:p>57035</text:p>
          </table:table-cell>
          <table:table-cell office:value-type="float" office:value="58577">
            <text:p>58577</text:p>
          </table:table-cell>
          <table:table-cell office:value-type="float" office:value="58299">
            <text:p>58299</text:p>
          </table:table-cell>
          <table:table-cell office:value-type="float" office:value="63784">
            <text:p>63784</text:p>
          </table:table-cell>
          <table:table-cell table:formula="of:=AVERAGE([.W35:.AO35])" office:value-type="float" office:value="58123.1578947368">
            <text:p>58123.1578947368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9408">
            <text:p>69408</text:p>
          </table:table-cell>
          <table:table-cell office:value-type="float" office:value="65392">
            <text:p>65392</text:p>
          </table:table-cell>
          <table:table-cell office:value-type="float" office:value="68578">
            <text:p>68578</text:p>
          </table:table-cell>
          <table:table-cell office:value-type="float" office:value="68437">
            <text:p>68437</text:p>
          </table:table-cell>
          <table:table-cell office:value-type="float" office:value="67643">
            <text:p>67643</text:p>
          </table:table-cell>
          <table:table-cell office:value-type="float" office:value="64410">
            <text:p>64410</text:p>
          </table:table-cell>
          <table:table-cell office:value-type="float" office:value="66107">
            <text:p>66107</text:p>
          </table:table-cell>
          <table:table-cell office:value-type="float" office:value="66264">
            <text:p>66264</text:p>
          </table:table-cell>
          <table:table-cell office:value-type="float" office:value="70572">
            <text:p>70572</text:p>
          </table:table-cell>
          <table:table-cell office:value-type="float" office:value="69051">
            <text:p>69051</text:p>
          </table:table-cell>
          <table:table-cell office:value-type="float" office:value="70226">
            <text:p>70226</text:p>
          </table:table-cell>
          <table:table-cell office:value-type="float" office:value="67494">
            <text:p>67494</text:p>
          </table:table-cell>
          <table:table-cell office:value-type="float" office:value="65498">
            <text:p>65498</text:p>
          </table:table-cell>
          <table:table-cell office:value-type="float" office:value="63388">
            <text:p>63388</text:p>
          </table:table-cell>
          <table:table-cell office:value-type="float" office:value="69457">
            <text:p>69457</text:p>
          </table:table-cell>
          <table:table-cell office:value-type="float" office:value="65642">
            <text:p>65642</text:p>
          </table:table-cell>
          <table:table-cell office:value-type="float" office:value="69274">
            <text:p>69274</text:p>
          </table:table-cell>
          <table:table-cell office:value-type="float" office:value="71179">
            <text:p>71179</text:p>
          </table:table-cell>
          <table:table-cell office:value-type="float" office:value="67116">
            <text:p>67116</text:p>
          </table:table-cell>
          <table:table-cell office:value-type="float" office:value="67467">
            <text:p>67467</text:p>
          </table:table-cell>
          <table:table-cell table:formula="of:=AVERAGE([.B36:.U36])" office:value-type="float" office:value="67630.15">
            <text:p>67630.15</text:p>
          </table:table-cell>
          <table:table-cell office:value-type="float" office:value="62596">
            <text:p>62596</text:p>
          </table:table-cell>
          <table:table-cell office:value-type="float" office:value="65777">
            <text:p>65777</text:p>
          </table:table-cell>
          <table:table-cell office:value-type="float" office:value="61396">
            <text:p>61396</text:p>
          </table:table-cell>
          <table:table-cell office:value-type="float" office:value="61170">
            <text:p>61170</text:p>
          </table:table-cell>
          <table:table-cell office:value-type="float" office:value="59745">
            <text:p>59745</text:p>
          </table:table-cell>
          <table:table-cell office:value-type="float" office:value="64164">
            <text:p>64164</text:p>
          </table:table-cell>
          <table:table-cell office:value-type="float" office:value="61633">
            <text:p>61633</text:p>
          </table:table-cell>
          <table:table-cell office:value-type="float" office:value="60478">
            <text:p>60478</text:p>
          </table:table-cell>
          <table:table-cell office:value-type="float" office:value="67916">
            <text:p>67916</text:p>
          </table:table-cell>
          <table:table-cell office:value-type="float" office:value="60451">
            <text:p>60451</text:p>
          </table:table-cell>
          <table:table-cell office:value-type="float" office:value="60948">
            <text:p>60948</text:p>
          </table:table-cell>
          <table:table-cell office:value-type="float" office:value="58274">
            <text:p>58274</text:p>
          </table:table-cell>
          <table:table-cell office:value-type="float" office:value="62921">
            <text:p>62921</text:p>
          </table:table-cell>
          <table:table-cell office:value-type="float" office:value="61334">
            <text:p>61334</text:p>
          </table:table-cell>
          <table:table-cell office:value-type="float" office:value="61279">
            <text:p>61279</text:p>
          </table:table-cell>
          <table:table-cell office:value-type="float" office:value="59747">
            <text:p>59747</text:p>
          </table:table-cell>
          <table:table-cell office:value-type="float" office:value="65925">
            <text:p>65925</text:p>
          </table:table-cell>
          <table:table-cell office:value-type="float" office:value="64138">
            <text:p>64138</text:p>
          </table:table-cell>
          <table:table-cell office:value-type="float" office:value="64073">
            <text:p>64073</text:p>
          </table:table-cell>
          <table:table-cell office:value-type="float" office:value="60750">
            <text:p>60750</text:p>
          </table:table-cell>
          <table:table-cell table:formula="of:=AVERAGE([.W36:.AO36])" office:value-type="float" office:value="62313.9473684211">
            <text:p>62313.9473684211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0197">
            <text:p>70197</text:p>
          </table:table-cell>
          <table:table-cell office:value-type="float" office:value="70467">
            <text:p>70467</text:p>
          </table:table-cell>
          <table:table-cell office:value-type="float" office:value="70253">
            <text:p>70253</text:p>
          </table:table-cell>
          <table:table-cell office:value-type="float" office:value="74119">
            <text:p>74119</text:p>
          </table:table-cell>
          <table:table-cell office:value-type="float" office:value="70553">
            <text:p>70553</text:p>
          </table:table-cell>
          <table:table-cell office:value-type="float" office:value="73215">
            <text:p>73215</text:p>
          </table:table-cell>
          <table:table-cell office:value-type="float" office:value="74478">
            <text:p>74478</text:p>
          </table:table-cell>
          <table:table-cell office:value-type="float" office:value="74057">
            <text:p>74057</text:p>
          </table:table-cell>
          <table:table-cell office:value-type="float" office:value="78841">
            <text:p>78841</text:p>
          </table:table-cell>
          <table:table-cell office:value-type="float" office:value="74352">
            <text:p>74352</text:p>
          </table:table-cell>
          <table:table-cell office:value-type="float" office:value="76680">
            <text:p>76680</text:p>
          </table:table-cell>
          <table:table-cell office:value-type="float" office:value="68952">
            <text:p>68952</text:p>
          </table:table-cell>
          <table:table-cell office:value-type="float" office:value="73493">
            <text:p>73493</text:p>
          </table:table-cell>
          <table:table-cell office:value-type="float" office:value="70846">
            <text:p>70846</text:p>
          </table:table-cell>
          <table:table-cell office:value-type="float" office:value="73955">
            <text:p>73955</text:p>
          </table:table-cell>
          <table:table-cell office:value-type="float" office:value="72486">
            <text:p>72486</text:p>
          </table:table-cell>
          <table:table-cell office:value-type="float" office:value="73270">
            <text:p>73270</text:p>
          </table:table-cell>
          <table:table-cell office:value-type="float" office:value="72734">
            <text:p>72734</text:p>
          </table:table-cell>
          <table:table-cell office:value-type="float" office:value="75203">
            <text:p>75203</text:p>
          </table:table-cell>
          <table:table-cell office:value-type="float" office:value="75936">
            <text:p>75936</text:p>
          </table:table-cell>
          <table:table-cell table:formula="of:=AVERAGE([.B37:.U37])" office:value-type="float" office:value="73204.35">
            <text:p>73204.35</text:p>
          </table:table-cell>
          <table:table-cell office:value-type="float" office:value="66022">
            <text:p>66022</text:p>
          </table:table-cell>
          <table:table-cell office:value-type="float" office:value="64624">
            <text:p>64624</text:p>
          </table:table-cell>
          <table:table-cell office:value-type="float" office:value="65896">
            <text:p>65896</text:p>
          </table:table-cell>
          <table:table-cell office:value-type="float" office:value="62041">
            <text:p>62041</text:p>
          </table:table-cell>
          <table:table-cell office:value-type="float" office:value="62246">
            <text:p>62246</text:p>
          </table:table-cell>
          <table:table-cell office:value-type="float" office:value="65395">
            <text:p>65395</text:p>
          </table:table-cell>
          <table:table-cell office:value-type="float" office:value="67567">
            <text:p>67567</text:p>
          </table:table-cell>
          <table:table-cell office:value-type="float" office:value="64240">
            <text:p>64240</text:p>
          </table:table-cell>
          <table:table-cell office:value-type="float" office:value="65455">
            <text:p>65455</text:p>
          </table:table-cell>
          <table:table-cell office:value-type="float" office:value="66372">
            <text:p>66372</text:p>
          </table:table-cell>
          <table:table-cell office:value-type="float" office:value="66412">
            <text:p>66412</text:p>
          </table:table-cell>
          <table:table-cell office:value-type="float" office:value="64420">
            <text:p>64420</text:p>
          </table:table-cell>
          <table:table-cell office:value-type="float" office:value="64432">
            <text:p>64432</text:p>
          </table:table-cell>
          <table:table-cell office:value-type="float" office:value="64472">
            <text:p>64472</text:p>
          </table:table-cell>
          <table:table-cell office:value-type="float" office:value="68524">
            <text:p>68524</text:p>
          </table:table-cell>
          <table:table-cell office:value-type="float" office:value="66226">
            <text:p>66226</text:p>
          </table:table-cell>
          <table:table-cell office:value-type="float" office:value="65478">
            <text:p>65478</text:p>
          </table:table-cell>
          <table:table-cell office:value-type="float" office:value="63124">
            <text:p>63124</text:p>
          </table:table-cell>
          <table:table-cell office:value-type="float" office:value="66465">
            <text:p>66465</text:p>
          </table:table-cell>
          <table:table-cell office:value-type="float" office:value="67114">
            <text:p>67114</text:p>
          </table:table-cell>
          <table:table-cell table:formula="of:=AVERAGE([.W37:.AO37])" office:value-type="float" office:value="65232.1578947368">
            <text:p>65232.1578947368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5259">
            <text:p>75259</text:p>
          </table:table-cell>
          <table:table-cell office:value-type="float" office:value="79762">
            <text:p>79762</text:p>
          </table:table-cell>
          <table:table-cell office:value-type="float" office:value="71753">
            <text:p>71753</text:p>
          </table:table-cell>
          <table:table-cell office:value-type="float" office:value="77222">
            <text:p>77222</text:p>
          </table:table-cell>
          <table:table-cell office:value-type="float" office:value="75702">
            <text:p>75702</text:p>
          </table:table-cell>
          <table:table-cell office:value-type="float" office:value="76745">
            <text:p>76745</text:p>
          </table:table-cell>
          <table:table-cell office:value-type="float" office:value="74791">
            <text:p>74791</text:p>
          </table:table-cell>
          <table:table-cell office:value-type="float" office:value="81808">
            <text:p>81808</text:p>
          </table:table-cell>
          <table:table-cell office:value-type="float" office:value="74075">
            <text:p>74075</text:p>
          </table:table-cell>
          <table:table-cell office:value-type="float" office:value="74474">
            <text:p>74474</text:p>
          </table:table-cell>
          <table:table-cell office:value-type="float" office:value="72905">
            <text:p>72905</text:p>
          </table:table-cell>
          <table:table-cell office:value-type="float" office:value="82157">
            <text:p>82157</text:p>
          </table:table-cell>
          <table:table-cell office:value-type="float" office:value="78363">
            <text:p>78363</text:p>
          </table:table-cell>
          <table:table-cell office:value-type="float" office:value="75727">
            <text:p>75727</text:p>
          </table:table-cell>
          <table:table-cell office:value-type="float" office:value="76925">
            <text:p>76925</text:p>
          </table:table-cell>
          <table:table-cell office:value-type="float" office:value="78729">
            <text:p>78729</text:p>
          </table:table-cell>
          <table:table-cell office:value-type="float" office:value="75324">
            <text:p>75324</text:p>
          </table:table-cell>
          <table:table-cell office:value-type="float" office:value="73525">
            <text:p>73525</text:p>
          </table:table-cell>
          <table:table-cell office:value-type="float" office:value="72310">
            <text:p>72310</text:p>
          </table:table-cell>
          <table:table-cell office:value-type="float" office:value="76775">
            <text:p>76775</text:p>
          </table:table-cell>
          <table:table-cell table:formula="of:=AVERAGE([.B38:.U38])" office:value-type="float" office:value="76216.55">
            <text:p>76216.55</text:p>
          </table:table-cell>
          <table:table-cell office:value-type="float" office:value="71398">
            <text:p>71398</text:p>
          </table:table-cell>
          <table:table-cell office:value-type="float" office:value="65555">
            <text:p>65555</text:p>
          </table:table-cell>
          <table:table-cell office:value-type="float" office:value="72007">
            <text:p>72007</text:p>
          </table:table-cell>
          <table:table-cell office:value-type="float" office:value="74470">
            <text:p>74470</text:p>
          </table:table-cell>
          <table:table-cell office:value-type="float" office:value="71915">
            <text:p>71915</text:p>
          </table:table-cell>
          <table:table-cell office:value-type="float" office:value="65591">
            <text:p>65591</text:p>
          </table:table-cell>
          <table:table-cell office:value-type="float" office:value="68654">
            <text:p>68654</text:p>
          </table:table-cell>
          <table:table-cell office:value-type="float" office:value="65366">
            <text:p>65366</text:p>
          </table:table-cell>
          <table:table-cell office:value-type="float" office:value="70852">
            <text:p>70852</text:p>
          </table:table-cell>
          <table:table-cell office:value-type="float" office:value="68738">
            <text:p>68738</text:p>
          </table:table-cell>
          <table:table-cell office:value-type="float" office:value="68016">
            <text:p>68016</text:p>
          </table:table-cell>
          <table:table-cell office:value-type="float" office:value="68267">
            <text:p>68267</text:p>
          </table:table-cell>
          <table:table-cell office:value-type="float" office:value="65465">
            <text:p>65465</text:p>
          </table:table-cell>
          <table:table-cell office:value-type="float" office:value="68638">
            <text:p>68638</text:p>
          </table:table-cell>
          <table:table-cell office:value-type="float" office:value="68337">
            <text:p>68337</text:p>
          </table:table-cell>
          <table:table-cell office:value-type="float" office:value="67308">
            <text:p>67308</text:p>
          </table:table-cell>
          <table:table-cell office:value-type="float" office:value="71376">
            <text:p>71376</text:p>
          </table:table-cell>
          <table:table-cell office:value-type="float" office:value="68598">
            <text:p>68598</text:p>
          </table:table-cell>
          <table:table-cell office:value-type="float" office:value="68542">
            <text:p>68542</text:p>
          </table:table-cell>
          <table:table-cell office:value-type="float" office:value="68721">
            <text:p>68721</text:p>
          </table:table-cell>
          <table:table-cell table:formula="of:=AVERAGE([.W38:.AO38])" office:value-type="float" office:value="68899.6315789474">
            <text:p>68899.6315789474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79430">
            <text:p>79430</text:p>
          </table:table-cell>
          <table:table-cell office:value-type="float" office:value="78110">
            <text:p>78110</text:p>
          </table:table-cell>
          <table:table-cell office:value-type="float" office:value="77773">
            <text:p>77773</text:p>
          </table:table-cell>
          <table:table-cell office:value-type="float" office:value="79226">
            <text:p>79226</text:p>
          </table:table-cell>
          <table:table-cell office:value-type="float" office:value="79803">
            <text:p>79803</text:p>
          </table:table-cell>
          <table:table-cell office:value-type="float" office:value="82988">
            <text:p>82988</text:p>
          </table:table-cell>
          <table:table-cell office:value-type="float" office:value="82332">
            <text:p>82332</text:p>
          </table:table-cell>
          <table:table-cell office:value-type="float" office:value="77663">
            <text:p>77663</text:p>
          </table:table-cell>
          <table:table-cell office:value-type="float" office:value="75471">
            <text:p>75471</text:p>
          </table:table-cell>
          <table:table-cell office:value-type="float" office:value="82502">
            <text:p>82502</text:p>
          </table:table-cell>
          <table:table-cell office:value-type="float" office:value="80013">
            <text:p>80013</text:p>
          </table:table-cell>
          <table:table-cell office:value-type="float" office:value="77290">
            <text:p>77290</text:p>
          </table:table-cell>
          <table:table-cell office:value-type="float" office:value="80039">
            <text:p>80039</text:p>
          </table:table-cell>
          <table:table-cell office:value-type="float" office:value="76674">
            <text:p>76674</text:p>
          </table:table-cell>
          <table:table-cell office:value-type="float" office:value="76342">
            <text:p>76342</text:p>
          </table:table-cell>
          <table:table-cell office:value-type="float" office:value="79262">
            <text:p>79262</text:p>
          </table:table-cell>
          <table:table-cell office:value-type="float" office:value="77167">
            <text:p>77167</text:p>
          </table:table-cell>
          <table:table-cell office:value-type="float" office:value="78961">
            <text:p>78961</text:p>
          </table:table-cell>
          <table:table-cell office:value-type="float" office:value="79061">
            <text:p>79061</text:p>
          </table:table-cell>
          <table:table-cell office:value-type="float" office:value="74581">
            <text:p>74581</text:p>
          </table:table-cell>
          <table:table-cell table:formula="of:=AVERAGE([.B39:.U39])" office:value-type="float" office:value="78734.4">
            <text:p>78734.4</text:p>
          </table:table-cell>
          <table:table-cell office:value-type="float" office:value="72871">
            <text:p>72871</text:p>
          </table:table-cell>
          <table:table-cell office:value-type="float" office:value="70725">
            <text:p>70725</text:p>
          </table:table-cell>
          <table:table-cell office:value-type="float" office:value="74792">
            <text:p>74792</text:p>
          </table:table-cell>
          <table:table-cell office:value-type="float" office:value="71069">
            <text:p>71069</text:p>
          </table:table-cell>
          <table:table-cell office:value-type="float" office:value="69694">
            <text:p>69694</text:p>
          </table:table-cell>
          <table:table-cell office:value-type="float" office:value="72882">
            <text:p>72882</text:p>
          </table:table-cell>
          <table:table-cell office:value-type="float" office:value="71519">
            <text:p>71519</text:p>
          </table:table-cell>
          <table:table-cell office:value-type="float" office:value="77719">
            <text:p>77719</text:p>
          </table:table-cell>
          <table:table-cell office:value-type="float" office:value="74109">
            <text:p>74109</text:p>
          </table:table-cell>
          <table:table-cell office:value-type="float" office:value="71578">
            <text:p>71578</text:p>
          </table:table-cell>
          <table:table-cell office:value-type="float" office:value="71568">
            <text:p>71568</text:p>
          </table:table-cell>
          <table:table-cell office:value-type="float" office:value="70723">
            <text:p>70723</text:p>
          </table:table-cell>
          <table:table-cell office:value-type="float" office:value="74855">
            <text:p>74855</text:p>
          </table:table-cell>
          <table:table-cell office:value-type="float" office:value="72371">
            <text:p>72371</text:p>
          </table:table-cell>
          <table:table-cell office:value-type="float" office:value="70866">
            <text:p>70866</text:p>
          </table:table-cell>
          <table:table-cell office:value-type="float" office:value="70187">
            <text:p>70187</text:p>
          </table:table-cell>
          <table:table-cell office:value-type="float" office:value="71516">
            <text:p>71516</text:p>
          </table:table-cell>
          <table:table-cell office:value-type="float" office:value="71822">
            <text:p>71822</text:p>
          </table:table-cell>
          <table:table-cell office:value-type="float" office:value="74996">
            <text:p>74996</text:p>
          </table:table-cell>
          <table:table-cell office:value-type="float" office:value="72053">
            <text:p>72053</text:p>
          </table:table-cell>
          <table:table-cell table:formula="of:=AVERAGE([.W39:.AO39])" office:value-type="float" office:value="72413.7894736842">
            <text:p>72413.7894736842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2339">
            <text:p>82339</text:p>
          </table:table-cell>
          <table:table-cell office:value-type="float" office:value="81490">
            <text:p>81490</text:p>
          </table:table-cell>
          <table:table-cell office:value-type="float" office:value="81062">
            <text:p>81062</text:p>
          </table:table-cell>
          <table:table-cell office:value-type="float" office:value="80660">
            <text:p>80660</text:p>
          </table:table-cell>
          <table:table-cell office:value-type="float" office:value="83135">
            <text:p>83135</text:p>
          </table:table-cell>
          <table:table-cell office:value-type="float" office:value="82908">
            <text:p>82908</text:p>
          </table:table-cell>
          <table:table-cell office:value-type="float" office:value="83809">
            <text:p>83809</text:p>
          </table:table-cell>
          <table:table-cell office:value-type="float" office:value="85820">
            <text:p>85820</text:p>
          </table:table-cell>
          <table:table-cell office:value-type="float" office:value="87896">
            <text:p>87896</text:p>
          </table:table-cell>
          <table:table-cell office:value-type="float" office:value="78872">
            <text:p>78872</text:p>
          </table:table-cell>
          <table:table-cell office:value-type="float" office:value="84092">
            <text:p>84092</text:p>
          </table:table-cell>
          <table:table-cell office:value-type="float" office:value="81609">
            <text:p>81609</text:p>
          </table:table-cell>
          <table:table-cell office:value-type="float" office:value="77125">
            <text:p>77125</text:p>
          </table:table-cell>
          <table:table-cell office:value-type="float" office:value="82967">
            <text:p>82967</text:p>
          </table:table-cell>
          <table:table-cell office:value-type="float" office:value="82363">
            <text:p>82363</text:p>
          </table:table-cell>
          <table:table-cell office:value-type="float" office:value="85106">
            <text:p>85106</text:p>
          </table:table-cell>
          <table:table-cell office:value-type="float" office:value="85389">
            <text:p>85389</text:p>
          </table:table-cell>
          <table:table-cell office:value-type="float" office:value="83900">
            <text:p>83900</text:p>
          </table:table-cell>
          <table:table-cell office:value-type="float" office:value="82460">
            <text:p>82460</text:p>
          </table:table-cell>
          <table:table-cell office:value-type="float" office:value="79322">
            <text:p>79322</text:p>
          </table:table-cell>
          <table:table-cell table:formula="of:=AVERAGE([.B40:.U40])" office:value-type="float" office:value="82616.2">
            <text:p>82616.2</text:p>
          </table:table-cell>
          <table:table-cell office:value-type="float" office:value="73076">
            <text:p>73076</text:p>
          </table:table-cell>
          <table:table-cell office:value-type="float" office:value="79746">
            <text:p>79746</text:p>
          </table:table-cell>
          <table:table-cell office:value-type="float" office:value="74937">
            <text:p>74937</text:p>
          </table:table-cell>
          <table:table-cell office:value-type="float" office:value="78139">
            <text:p>78139</text:p>
          </table:table-cell>
          <table:table-cell office:value-type="float" office:value="79143">
            <text:p>79143</text:p>
          </table:table-cell>
          <table:table-cell office:value-type="float" office:value="76213">
            <text:p>76213</text:p>
          </table:table-cell>
          <table:table-cell office:value-type="float" office:value="74465">
            <text:p>74465</text:p>
          </table:table-cell>
          <table:table-cell office:value-type="float" office:value="74476">
            <text:p>74476</text:p>
          </table:table-cell>
          <table:table-cell office:value-type="float" office:value="76287">
            <text:p>76287</text:p>
          </table:table-cell>
          <table:table-cell office:value-type="float" office:value="74799">
            <text:p>74799</text:p>
          </table:table-cell>
          <table:table-cell office:value-type="float" office:value="75113">
            <text:p>75113</text:p>
          </table:table-cell>
          <table:table-cell office:value-type="float" office:value="75688">
            <text:p>75688</text:p>
          </table:table-cell>
          <table:table-cell office:value-type="float" office:value="77366">
            <text:p>77366</text:p>
          </table:table-cell>
          <table:table-cell office:value-type="float" office:value="77919">
            <text:p>77919</text:p>
          </table:table-cell>
          <table:table-cell office:value-type="float" office:value="75532">
            <text:p>75532</text:p>
          </table:table-cell>
          <table:table-cell office:value-type="float" office:value="76642">
            <text:p>76642</text:p>
          </table:table-cell>
          <table:table-cell office:value-type="float" office:value="74869">
            <text:p>74869</text:p>
          </table:table-cell>
          <table:table-cell office:value-type="float" office:value="73552">
            <text:p>73552</text:p>
          </table:table-cell>
          <table:table-cell office:value-type="float" office:value="77194">
            <text:p>77194</text:p>
          </table:table-cell>
          <table:table-cell office:value-type="float" office:value="76242">
            <text:p>76242</text:p>
          </table:table-cell>
          <table:table-cell table:formula="of:=AVERAGE([.W40:.AO40])" office:value-type="float" office:value="76060.8421052632">
            <text:p>76060.842105263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666">
            <text:p>85666</text:p>
          </table:table-cell>
          <table:table-cell office:value-type="float" office:value="86689">
            <text:p>86689</text:p>
          </table:table-cell>
          <table:table-cell office:value-type="float" office:value="86896">
            <text:p>86896</text:p>
          </table:table-cell>
          <table:table-cell office:value-type="float" office:value="92646">
            <text:p>92646</text:p>
          </table:table-cell>
          <table:table-cell office:value-type="float" office:value="87907">
            <text:p>87907</text:p>
          </table:table-cell>
          <table:table-cell office:value-type="float" office:value="90948">
            <text:p>90948</text:p>
          </table:table-cell>
          <table:table-cell office:value-type="float" office:value="89892">
            <text:p>89892</text:p>
          </table:table-cell>
          <table:table-cell office:value-type="float" office:value="89053">
            <text:p>89053</text:p>
          </table:table-cell>
          <table:table-cell office:value-type="float" office:value="91489">
            <text:p>91489</text:p>
          </table:table-cell>
          <table:table-cell office:value-type="float" office:value="91841">
            <text:p>91841</text:p>
          </table:table-cell>
          <table:table-cell office:value-type="float" office:value="88223">
            <text:p>88223</text:p>
          </table:table-cell>
          <table:table-cell office:value-type="float" office:value="84182">
            <text:p>84182</text:p>
          </table:table-cell>
          <table:table-cell office:value-type="float" office:value="92583">
            <text:p>92583</text:p>
          </table:table-cell>
          <table:table-cell office:value-type="float" office:value="88749">
            <text:p>88749</text:p>
          </table:table-cell>
          <table:table-cell office:value-type="float" office:value="85893">
            <text:p>85893</text:p>
          </table:table-cell>
          <table:table-cell office:value-type="float" office:value="88054">
            <text:p>88054</text:p>
          </table:table-cell>
          <table:table-cell office:value-type="float" office:value="85905">
            <text:p>85905</text:p>
          </table:table-cell>
          <table:table-cell office:value-type="float" office:value="88202">
            <text:p>88202</text:p>
          </table:table-cell>
          <table:table-cell office:value-type="float" office:value="91970">
            <text:p>91970</text:p>
          </table:table-cell>
          <table:table-cell office:value-type="float" office:value="85197">
            <text:p>85197</text:p>
          </table:table-cell>
          <table:table-cell table:formula="of:=AVERAGE([.B41:.U41])" office:value-type="float" office:value="88599.25">
            <text:p>88599.25</text:p>
          </table:table-cell>
          <table:table-cell office:value-type="float" office:value="83450">
            <text:p>83450</text:p>
          </table:table-cell>
          <table:table-cell office:value-type="float" office:value="79562">
            <text:p>79562</text:p>
          </table:table-cell>
          <table:table-cell office:value-type="float" office:value="76723">
            <text:p>76723</text:p>
          </table:table-cell>
          <table:table-cell office:value-type="float" office:value="82075">
            <text:p>82075</text:p>
          </table:table-cell>
          <table:table-cell office:value-type="float" office:value="85840">
            <text:p>85840</text:p>
          </table:table-cell>
          <table:table-cell office:value-type="float" office:value="77697">
            <text:p>77697</text:p>
          </table:table-cell>
          <table:table-cell office:value-type="float" office:value="80159">
            <text:p>80159</text:p>
          </table:table-cell>
          <table:table-cell office:value-type="float" office:value="82564">
            <text:p>82564</text:p>
          </table:table-cell>
          <table:table-cell office:value-type="float" office:value="81508">
            <text:p>81508</text:p>
          </table:table-cell>
          <table:table-cell office:value-type="float" office:value="77362">
            <text:p>77362</text:p>
          </table:table-cell>
          <table:table-cell office:value-type="float" office:value="84239">
            <text:p>84239</text:p>
          </table:table-cell>
          <table:table-cell office:value-type="float" office:value="78687">
            <text:p>78687</text:p>
          </table:table-cell>
          <table:table-cell office:value-type="float" office:value="79840">
            <text:p>79840</text:p>
          </table:table-cell>
          <table:table-cell office:value-type="float" office:value="80138">
            <text:p>80138</text:p>
          </table:table-cell>
          <table:table-cell office:value-type="float" office:value="79943">
            <text:p>79943</text:p>
          </table:table-cell>
          <table:table-cell office:value-type="float" office:value="80003">
            <text:p>80003</text:p>
          </table:table-cell>
          <table:table-cell office:value-type="float" office:value="75744">
            <text:p>75744</text:p>
          </table:table-cell>
          <table:table-cell office:value-type="float" office:value="80332">
            <text:p>80332</text:p>
          </table:table-cell>
          <table:table-cell office:value-type="float" office:value="79654">
            <text:p>79654</text:p>
          </table:table-cell>
          <table:table-cell office:value-type="float" office:value="80205">
            <text:p>80205</text:p>
          </table:table-cell>
          <table:table-cell table:formula="of:=AVERAGE([.W41:.AO41])" office:value-type="float" office:value="80290.5263157895">
            <text:p>80290.5263157895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93237">
            <text:p>93237</text:p>
          </table:table-cell>
          <table:table-cell office:value-type="float" office:value="92721">
            <text:p>92721</text:p>
          </table:table-cell>
          <table:table-cell office:value-type="float" office:value="90890">
            <text:p>90890</text:p>
          </table:table-cell>
          <table:table-cell office:value-type="float" office:value="92424">
            <text:p>92424</text:p>
          </table:table-cell>
          <table:table-cell office:value-type="float" office:value="92945">
            <text:p>92945</text:p>
          </table:table-cell>
          <table:table-cell office:value-type="float" office:value="92409">
            <text:p>92409</text:p>
          </table:table-cell>
          <table:table-cell office:value-type="float" office:value="92401">
            <text:p>92401</text:p>
          </table:table-cell>
          <table:table-cell office:value-type="float" office:value="87424">
            <text:p>87424</text:p>
          </table:table-cell>
          <table:table-cell office:value-type="float" office:value="88992">
            <text:p>88992</text:p>
          </table:table-cell>
          <table:table-cell office:value-type="float" office:value="90926">
            <text:p>90926</text:p>
          </table:table-cell>
          <table:table-cell office:value-type="float" office:value="95285">
            <text:p>95285</text:p>
          </table:table-cell>
          <table:table-cell office:value-type="float" office:value="92164">
            <text:p>92164</text:p>
          </table:table-cell>
          <table:table-cell office:value-type="float" office:value="94442">
            <text:p>94442</text:p>
          </table:table-cell>
          <table:table-cell office:value-type="float" office:value="89202">
            <text:p>89202</text:p>
          </table:table-cell>
          <table:table-cell office:value-type="float" office:value="88656">
            <text:p>88656</text:p>
          </table:table-cell>
          <table:table-cell office:value-type="float" office:value="97599">
            <text:p>97599</text:p>
          </table:table-cell>
          <table:table-cell office:value-type="float" office:value="94258">
            <text:p>94258</text:p>
          </table:table-cell>
          <table:table-cell office:value-type="float" office:value="90387">
            <text:p>90387</text:p>
          </table:table-cell>
          <table:table-cell office:value-type="float" office:value="92369">
            <text:p>92369</text:p>
          </table:table-cell>
          <table:table-cell office:value-type="float" office:value="94157">
            <text:p>94157</text:p>
          </table:table-cell>
          <table:table-cell table:formula="of:=AVERAGE([.B42:.U42])" office:value-type="float" office:value="92144.4">
            <text:p>92144.4</text:p>
          </table:table-cell>
          <table:table-cell office:value-type="float" office:value="78225">
            <text:p>78225</text:p>
          </table:table-cell>
          <table:table-cell office:value-type="float" office:value="84787">
            <text:p>84787</text:p>
          </table:table-cell>
          <table:table-cell office:value-type="float" office:value="80878">
            <text:p>80878</text:p>
          </table:table-cell>
          <table:table-cell office:value-type="float" office:value="78576">
            <text:p>78576</text:p>
          </table:table-cell>
          <table:table-cell office:value-type="float" office:value="82527">
            <text:p>82527</text:p>
          </table:table-cell>
          <table:table-cell office:value-type="float" office:value="81308">
            <text:p>81308</text:p>
          </table:table-cell>
          <table:table-cell office:value-type="float" office:value="88528">
            <text:p>88528</text:p>
          </table:table-cell>
          <table:table-cell office:value-type="float" office:value="85797">
            <text:p>85797</text:p>
          </table:table-cell>
          <table:table-cell office:value-type="float" office:value="81089">
            <text:p>81089</text:p>
          </table:table-cell>
          <table:table-cell office:value-type="float" office:value="83465">
            <text:p>83465</text:p>
          </table:table-cell>
          <table:table-cell office:value-type="float" office:value="83855">
            <text:p>83855</text:p>
          </table:table-cell>
          <table:table-cell office:value-type="float" office:value="81360">
            <text:p>81360</text:p>
          </table:table-cell>
          <table:table-cell office:value-type="float" office:value="86427">
            <text:p>86427</text:p>
          </table:table-cell>
          <table:table-cell office:value-type="float" office:value="84583">
            <text:p>84583</text:p>
          </table:table-cell>
          <table:table-cell office:value-type="float" office:value="84688">
            <text:p>84688</text:p>
          </table:table-cell>
          <table:table-cell office:value-type="float" office:value="83832">
            <text:p>83832</text:p>
          </table:table-cell>
          <table:table-cell office:value-type="float" office:value="89739">
            <text:p>89739</text:p>
          </table:table-cell>
          <table:table-cell office:value-type="float" office:value="86683">
            <text:p>86683</text:p>
          </table:table-cell>
          <table:table-cell office:value-type="float" office:value="81720">
            <text:p>81720</text:p>
          </table:table-cell>
          <table:table-cell office:value-type="float" office:value="80820">
            <text:p>80820</text:p>
          </table:table-cell>
          <table:table-cell table:formula="of:=AVERAGE([.W42:.AO42])" office:value-type="float" office:value="83582.4736842105">
            <text:p>83582.4736842105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00128">
            <text:p>100128</text:p>
          </table:table-cell>
          <table:table-cell office:value-type="float" office:value="95374">
            <text:p>95374</text:p>
          </table:table-cell>
          <table:table-cell office:value-type="float" office:value="96858">
            <text:p>96858</text:p>
          </table:table-cell>
          <table:table-cell office:value-type="float" office:value="95214">
            <text:p>95214</text:p>
          </table:table-cell>
          <table:table-cell office:value-type="float" office:value="91275">
            <text:p>91275</text:p>
          </table:table-cell>
          <table:table-cell office:value-type="float" office:value="91405">
            <text:p>91405</text:p>
          </table:table-cell>
          <table:table-cell office:value-type="float" office:value="100813">
            <text:p>100813</text:p>
          </table:table-cell>
          <table:table-cell office:value-type="float" office:value="99954">
            <text:p>99954</text:p>
          </table:table-cell>
          <table:table-cell office:value-type="float" office:value="91954">
            <text:p>91954</text:p>
          </table:table-cell>
          <table:table-cell office:value-type="float" office:value="93677">
            <text:p>93677</text:p>
          </table:table-cell>
          <table:table-cell office:value-type="float" office:value="98663">
            <text:p>98663</text:p>
          </table:table-cell>
          <table:table-cell office:value-type="float" office:value="96881">
            <text:p>96881</text:p>
          </table:table-cell>
          <table:table-cell office:value-type="float" office:value="98884">
            <text:p>98884</text:p>
          </table:table-cell>
          <table:table-cell office:value-type="float" office:value="99557">
            <text:p>99557</text:p>
          </table:table-cell>
          <table:table-cell office:value-type="float" office:value="98055">
            <text:p>98055</text:p>
          </table:table-cell>
          <table:table-cell office:value-type="float" office:value="91809">
            <text:p>91809</text:p>
          </table:table-cell>
          <table:table-cell office:value-type="float" office:value="103663">
            <text:p>103663</text:p>
          </table:table-cell>
          <table:table-cell office:value-type="float" office:value="98176">
            <text:p>98176</text:p>
          </table:table-cell>
          <table:table-cell office:value-type="float" office:value="100953">
            <text:p>100953</text:p>
          </table:table-cell>
          <table:table-cell office:value-type="float" office:value="97580">
            <text:p>97580</text:p>
          </table:table-cell>
          <table:table-cell table:formula="of:=AVERAGE([.B43:.U43])" office:value-type="float" office:value="97043.65">
            <text:p>97043.65</text:p>
          </table:table-cell>
          <table:table-cell office:value-type="float" office:value="84435">
            <text:p>84435</text:p>
          </table:table-cell>
          <table:table-cell office:value-type="float" office:value="87861">
            <text:p>87861</text:p>
          </table:table-cell>
          <table:table-cell office:value-type="float" office:value="86305">
            <text:p>86305</text:p>
          </table:table-cell>
          <table:table-cell office:value-type="float" office:value="87764">
            <text:p>87764</text:p>
          </table:table-cell>
          <table:table-cell office:value-type="float" office:value="84175">
            <text:p>84175</text:p>
          </table:table-cell>
          <table:table-cell office:value-type="float" office:value="89728">
            <text:p>89728</text:p>
          </table:table-cell>
          <table:table-cell office:value-type="float" office:value="85480">
            <text:p>85480</text:p>
          </table:table-cell>
          <table:table-cell office:value-type="float" office:value="89253">
            <text:p>89253</text:p>
          </table:table-cell>
          <table:table-cell office:value-type="float" office:value="86364">
            <text:p>86364</text:p>
          </table:table-cell>
          <table:table-cell office:value-type="float" office:value="91424">
            <text:p>91424</text:p>
          </table:table-cell>
          <table:table-cell office:value-type="float" office:value="91305">
            <text:p>91305</text:p>
          </table:table-cell>
          <table:table-cell office:value-type="float" office:value="86504">
            <text:p>86504</text:p>
          </table:table-cell>
          <table:table-cell office:value-type="float" office:value="89876">
            <text:p>89876</text:p>
          </table:table-cell>
          <table:table-cell office:value-type="float" office:value="98305">
            <text:p>98305</text:p>
          </table:table-cell>
          <table:table-cell office:value-type="float" office:value="90391">
            <text:p>90391</text:p>
          </table:table-cell>
          <table:table-cell office:value-type="float" office:value="87917">
            <text:p>87917</text:p>
          </table:table-cell>
          <table:table-cell office:value-type="float" office:value="89071">
            <text:p>89071</text:p>
          </table:table-cell>
          <table:table-cell office:value-type="float" office:value="88593">
            <text:p>88593</text:p>
          </table:table-cell>
          <table:table-cell office:value-type="float" office:value="88423">
            <text:p>88423</text:p>
          </table:table-cell>
          <table:table-cell office:value-type="float" office:value="84554">
            <text:p>84554</text:p>
          </table:table-cell>
          <table:table-cell table:formula="of:=AVERAGE([.W43:.AO43])" office:value-type="float" office:value="88588.1052631579">
            <text:p>88588.1052631579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103874">
            <text:p>103874</text:p>
          </table:table-cell>
          <table:table-cell office:value-type="float" office:value="103617">
            <text:p>103617</text:p>
          </table:table-cell>
          <table:table-cell office:value-type="float" office:value="103819">
            <text:p>103819</text:p>
          </table:table-cell>
          <table:table-cell office:value-type="float" office:value="98071">
            <text:p>98071</text:p>
          </table:table-cell>
          <table:table-cell office:value-type="float" office:value="103481">
            <text:p>103481</text:p>
          </table:table-cell>
          <table:table-cell office:value-type="float" office:value="102248">
            <text:p>102248</text:p>
          </table:table-cell>
          <table:table-cell office:value-type="float" office:value="99626">
            <text:p>99626</text:p>
          </table:table-cell>
          <table:table-cell office:value-type="float" office:value="101705">
            <text:p>101705</text:p>
          </table:table-cell>
          <table:table-cell office:value-type="float" office:value="102497">
            <text:p>102497</text:p>
          </table:table-cell>
          <table:table-cell office:value-type="float" office:value="96538">
            <text:p>96538</text:p>
          </table:table-cell>
          <table:table-cell office:value-type="float" office:value="101839">
            <text:p>101839</text:p>
          </table:table-cell>
          <table:table-cell office:value-type="float" office:value="102892">
            <text:p>102892</text:p>
          </table:table-cell>
          <table:table-cell office:value-type="float" office:value="105417">
            <text:p>105417</text:p>
          </table:table-cell>
          <table:table-cell office:value-type="float" office:value="105157">
            <text:p>105157</text:p>
          </table:table-cell>
          <table:table-cell office:value-type="float" office:value="108456">
            <text:p>108456</text:p>
          </table:table-cell>
          <table:table-cell office:value-type="float" office:value="102891">
            <text:p>102891</text:p>
          </table:table-cell>
          <table:table-cell office:value-type="float" office:value="102164">
            <text:p>102164</text:p>
          </table:table-cell>
          <table:table-cell office:value-type="float" office:value="102571">
            <text:p>102571</text:p>
          </table:table-cell>
          <table:table-cell office:value-type="float" office:value="98787">
            <text:p>98787</text:p>
          </table:table-cell>
          <table:table-cell office:value-type="float" office:value="99329">
            <text:p>99329</text:p>
          </table:table-cell>
          <table:table-cell table:formula="of:=AVERAGE([.B44:.U44])" office:value-type="float" office:value="102248.95">
            <text:p>102248.95</text:p>
          </table:table-cell>
          <table:table-cell office:value-type="float" office:value="91822">
            <text:p>91822</text:p>
          </table:table-cell>
          <table:table-cell office:value-type="float" office:value="91530">
            <text:p>91530</text:p>
          </table:table-cell>
          <table:table-cell office:value-type="float" office:value="95585">
            <text:p>95585</text:p>
          </table:table-cell>
          <table:table-cell office:value-type="float" office:value="91230">
            <text:p>91230</text:p>
          </table:table-cell>
          <table:table-cell office:value-type="float" office:value="91337">
            <text:p>91337</text:p>
          </table:table-cell>
          <table:table-cell office:value-type="float" office:value="92751">
            <text:p>92751</text:p>
          </table:table-cell>
          <table:table-cell office:value-type="float" office:value="92963">
            <text:p>92963</text:p>
          </table:table-cell>
          <table:table-cell office:value-type="float" office:value="92094">
            <text:p>92094</text:p>
          </table:table-cell>
          <table:table-cell office:value-type="float" office:value="97352">
            <text:p>97352</text:p>
          </table:table-cell>
          <table:table-cell office:value-type="float" office:value="89897">
            <text:p>89897</text:p>
          </table:table-cell>
          <table:table-cell office:value-type="float" office:value="90901">
            <text:p>90901</text:p>
          </table:table-cell>
          <table:table-cell office:value-type="float" office:value="89709">
            <text:p>89709</text:p>
          </table:table-cell>
          <table:table-cell office:value-type="float" office:value="96446">
            <text:p>96446</text:p>
          </table:table-cell>
          <table:table-cell office:value-type="float" office:value="94994">
            <text:p>94994</text:p>
          </table:table-cell>
          <table:table-cell office:value-type="float" office:value="88484">
            <text:p>88484</text:p>
          </table:table-cell>
          <table:table-cell office:value-type="float" office:value="88753">
            <text:p>88753</text:p>
          </table:table-cell>
          <table:table-cell office:value-type="float" office:value="94541">
            <text:p>94541</text:p>
          </table:table-cell>
          <table:table-cell office:value-type="float" office:value="90007">
            <text:p>90007</text:p>
          </table:table-cell>
          <table:table-cell office:value-type="float" office:value="94748">
            <text:p>94748</text:p>
          </table:table-cell>
          <table:table-cell office:value-type="float" office:value="97610">
            <text:p>97610</text:p>
          </table:table-cell>
          <table:table-cell table:formula="of:=AVERAGE([.W44:.AO44])" office:value-type="float" office:value="92376">
            <text:p>92376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11593">
            <text:p>111593</text:p>
          </table:table-cell>
          <table:table-cell office:value-type="float" office:value="106023">
            <text:p>106023</text:p>
          </table:table-cell>
          <table:table-cell office:value-type="float" office:value="102631">
            <text:p>102631</text:p>
          </table:table-cell>
          <table:table-cell office:value-type="float" office:value="100317">
            <text:p>100317</text:p>
          </table:table-cell>
          <table:table-cell office:value-type="float" office:value="105212">
            <text:p>105212</text:p>
          </table:table-cell>
          <table:table-cell office:value-type="float" office:value="108534">
            <text:p>108534</text:p>
          </table:table-cell>
          <table:table-cell office:value-type="float" office:value="99508">
            <text:p>99508</text:p>
          </table:table-cell>
          <table:table-cell office:value-type="float" office:value="102483">
            <text:p>102483</text:p>
          </table:table-cell>
          <table:table-cell office:value-type="float" office:value="105116">
            <text:p>105116</text:p>
          </table:table-cell>
          <table:table-cell office:value-type="float" office:value="104699">
            <text:p>104699</text:p>
          </table:table-cell>
          <table:table-cell office:value-type="float" office:value="109081">
            <text:p>109081</text:p>
          </table:table-cell>
          <table:table-cell office:value-type="float" office:value="103663">
            <text:p>103663</text:p>
          </table:table-cell>
          <table:table-cell office:value-type="float" office:value="110530">
            <text:p>110530</text:p>
          </table:table-cell>
          <table:table-cell office:value-type="float" office:value="104596">
            <text:p>104596</text:p>
          </table:table-cell>
          <table:table-cell office:value-type="float" office:value="107865">
            <text:p>107865</text:p>
          </table:table-cell>
          <table:table-cell office:value-type="float" office:value="110498">
            <text:p>110498</text:p>
          </table:table-cell>
          <table:table-cell office:value-type="float" office:value="109152">
            <text:p>109152</text:p>
          </table:table-cell>
          <table:table-cell office:value-type="float" office:value="105640">
            <text:p>105640</text:p>
          </table:table-cell>
          <table:table-cell office:value-type="float" office:value="103938">
            <text:p>103938</text:p>
          </table:table-cell>
          <table:table-cell office:value-type="float" office:value="102848">
            <text:p>102848</text:p>
          </table:table-cell>
          <table:table-cell table:formula="of:=AVERAGE([.B45:.U45])" office:value-type="float" office:value="105696.35">
            <text:p>105696.35</text:p>
          </table:table-cell>
          <table:table-cell office:value-type="float" office:value="100384">
            <text:p>100384</text:p>
          </table:table-cell>
          <table:table-cell office:value-type="float" office:value="96297">
            <text:p>96297</text:p>
          </table:table-cell>
          <table:table-cell office:value-type="float" office:value="92430">
            <text:p>92430</text:p>
          </table:table-cell>
          <table:table-cell office:value-type="float" office:value="93127">
            <text:p>93127</text:p>
          </table:table-cell>
          <table:table-cell office:value-type="float" office:value="94723">
            <text:p>94723</text:p>
          </table:table-cell>
          <table:table-cell office:value-type="float" office:value="94583">
            <text:p>94583</text:p>
          </table:table-cell>
          <table:table-cell office:value-type="float" office:value="97405">
            <text:p>97405</text:p>
          </table:table-cell>
          <table:table-cell office:value-type="float" office:value="94430">
            <text:p>94430</text:p>
          </table:table-cell>
          <table:table-cell office:value-type="float" office:value="90514">
            <text:p>90514</text:p>
          </table:table-cell>
          <table:table-cell office:value-type="float" office:value="90973">
            <text:p>90973</text:p>
          </table:table-cell>
          <table:table-cell office:value-type="float" office:value="97500">
            <text:p>97500</text:p>
          </table:table-cell>
          <table:table-cell office:value-type="float" office:value="102959">
            <text:p>102959</text:p>
          </table:table-cell>
          <table:table-cell office:value-type="float" office:value="93972">
            <text:p>93972</text:p>
          </table:table-cell>
          <table:table-cell office:value-type="float" office:value="95638">
            <text:p>95638</text:p>
          </table:table-cell>
          <table:table-cell office:value-type="float" office:value="104877">
            <text:p>104877</text:p>
          </table:table-cell>
          <table:table-cell office:value-type="float" office:value="92765">
            <text:p>92765</text:p>
          </table:table-cell>
          <table:table-cell office:value-type="float" office:value="98600">
            <text:p>98600</text:p>
          </table:table-cell>
          <table:table-cell office:value-type="float" office:value="97700">
            <text:p>97700</text:p>
          </table:table-cell>
          <table:table-cell office:value-type="float" office:value="101284">
            <text:p>101284</text:p>
          </table:table-cell>
          <table:table-cell office:value-type="float" office:value="96138">
            <text:p>96138</text:p>
          </table:table-cell>
          <table:table-cell table:formula="of:=AVERAGE([.W45:.AO45])" office:value-type="float" office:value="96324.2631578947">
            <text:p>96324.2631578947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4933">
            <text:p>104933</text:p>
          </table:table-cell>
          <table:table-cell office:value-type="float" office:value="110700">
            <text:p>110700</text:p>
          </table:table-cell>
          <table:table-cell office:value-type="float" office:value="107729">
            <text:p>107729</text:p>
          </table:table-cell>
          <table:table-cell office:value-type="float" office:value="106933">
            <text:p>106933</text:p>
          </table:table-cell>
          <table:table-cell office:value-type="float" office:value="112474">
            <text:p>112474</text:p>
          </table:table-cell>
          <table:table-cell office:value-type="float" office:value="106794">
            <text:p>106794</text:p>
          </table:table-cell>
          <table:table-cell office:value-type="float" office:value="105777">
            <text:p>105777</text:p>
          </table:table-cell>
          <table:table-cell office:value-type="float" office:value="108949">
            <text:p>108949</text:p>
          </table:table-cell>
          <table:table-cell office:value-type="float" office:value="109991">
            <text:p>109991</text:p>
          </table:table-cell>
          <table:table-cell office:value-type="float" office:value="108754">
            <text:p>108754</text:p>
          </table:table-cell>
          <table:table-cell office:value-type="float" office:value="107690">
            <text:p>107690</text:p>
          </table:table-cell>
          <table:table-cell office:value-type="float" office:value="103252">
            <text:p>103252</text:p>
          </table:table-cell>
          <table:table-cell office:value-type="float" office:value="110124">
            <text:p>110124</text:p>
          </table:table-cell>
          <table:table-cell office:value-type="float" office:value="110387">
            <text:p>110387</text:p>
          </table:table-cell>
          <table:table-cell office:value-type="float" office:value="110156">
            <text:p>110156</text:p>
          </table:table-cell>
          <table:table-cell office:value-type="float" office:value="111507">
            <text:p>111507</text:p>
          </table:table-cell>
          <table:table-cell office:value-type="float" office:value="108855">
            <text:p>108855</text:p>
          </table:table-cell>
          <table:table-cell office:value-type="float" office:value="108960">
            <text:p>108960</text:p>
          </table:table-cell>
          <table:table-cell office:value-type="float" office:value="111304">
            <text:p>111304</text:p>
          </table:table-cell>
          <table:table-cell office:value-type="float" office:value="104906">
            <text:p>104906</text:p>
          </table:table-cell>
          <table:table-cell table:formula="of:=AVERAGE([.B46:.U46])" office:value-type="float" office:value="108508.75">
            <text:p>108508.75</text:p>
          </table:table-cell>
          <table:table-cell office:value-type="float" office:value="95034">
            <text:p>95034</text:p>
          </table:table-cell>
          <table:table-cell office:value-type="float" office:value="98556">
            <text:p>98556</text:p>
          </table:table-cell>
          <table:table-cell office:value-type="float" office:value="101985">
            <text:p>101985</text:p>
          </table:table-cell>
          <table:table-cell office:value-type="float" office:value="94402">
            <text:p>94402</text:p>
          </table:table-cell>
          <table:table-cell office:value-type="float" office:value="98739">
            <text:p>98739</text:p>
          </table:table-cell>
          <table:table-cell office:value-type="float" office:value="100695">
            <text:p>100695</text:p>
          </table:table-cell>
          <table:table-cell office:value-type="float" office:value="93750">
            <text:p>93750</text:p>
          </table:table-cell>
          <table:table-cell office:value-type="float" office:value="96815">
            <text:p>96815</text:p>
          </table:table-cell>
          <table:table-cell office:value-type="float" office:value="96878">
            <text:p>96878</text:p>
          </table:table-cell>
          <table:table-cell office:value-type="float" office:value="98127">
            <text:p>98127</text:p>
          </table:table-cell>
          <table:table-cell office:value-type="float" office:value="94781">
            <text:p>94781</text:p>
          </table:table-cell>
          <table:table-cell office:value-type="float" office:value="97681">
            <text:p>97681</text:p>
          </table:table-cell>
          <table:table-cell office:value-type="float" office:value="102184">
            <text:p>102184</text:p>
          </table:table-cell>
          <table:table-cell office:value-type="float" office:value="101269">
            <text:p>101269</text:p>
          </table:table-cell>
          <table:table-cell office:value-type="float" office:value="96883">
            <text:p>96883</text:p>
          </table:table-cell>
          <table:table-cell office:value-type="float" office:value="102701">
            <text:p>102701</text:p>
          </table:table-cell>
          <table:table-cell office:value-type="float" office:value="98064">
            <text:p>98064</text:p>
          </table:table-cell>
          <table:table-cell office:value-type="float" office:value="99004">
            <text:p>99004</text:p>
          </table:table-cell>
          <table:table-cell office:value-type="float" office:value="100008">
            <text:p>100008</text:p>
          </table:table-cell>
          <table:table-cell office:value-type="float" office:value="101161">
            <text:p>101161</text:p>
          </table:table-cell>
          <table:table-cell table:formula="of:=AVERAGE([.W46:.AO46])" office:value-type="float" office:value="98292.4210526316">
            <text:p>98292.4210526316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114183">
            <text:p>114183</text:p>
          </table:table-cell>
          <table:table-cell office:value-type="float" office:value="111455">
            <text:p>111455</text:p>
          </table:table-cell>
          <table:table-cell office:value-type="float" office:value="115252">
            <text:p>115252</text:p>
          </table:table-cell>
          <table:table-cell office:value-type="float" office:value="111560">
            <text:p>111560</text:p>
          </table:table-cell>
          <table:table-cell office:value-type="float" office:value="111597">
            <text:p>111597</text:p>
          </table:table-cell>
          <table:table-cell office:value-type="float" office:value="116133">
            <text:p>116133</text:p>
          </table:table-cell>
          <table:table-cell office:value-type="float" office:value="109472">
            <text:p>109472</text:p>
          </table:table-cell>
          <table:table-cell office:value-type="float" office:value="118072">
            <text:p>118072</text:p>
          </table:table-cell>
          <table:table-cell office:value-type="float" office:value="113050">
            <text:p>113050</text:p>
          </table:table-cell>
          <table:table-cell office:value-type="float" office:value="116828">
            <text:p>116828</text:p>
          </table:table-cell>
          <table:table-cell office:value-type="float" office:value="114386">
            <text:p>114386</text:p>
          </table:table-cell>
          <table:table-cell office:value-type="float" office:value="113043">
            <text:p>113043</text:p>
          </table:table-cell>
          <table:table-cell office:value-type="float" office:value="115468">
            <text:p>115468</text:p>
          </table:table-cell>
          <table:table-cell office:value-type="float" office:value="119067">
            <text:p>119067</text:p>
          </table:table-cell>
          <table:table-cell office:value-type="float" office:value="113785">
            <text:p>113785</text:p>
          </table:table-cell>
          <table:table-cell office:value-type="float" office:value="111851">
            <text:p>111851</text:p>
          </table:table-cell>
          <table:table-cell office:value-type="float" office:value="110525">
            <text:p>110525</text:p>
          </table:table-cell>
          <table:table-cell office:value-type="float" office:value="113763">
            <text:p>113763</text:p>
          </table:table-cell>
          <table:table-cell office:value-type="float" office:value="112587">
            <text:p>112587</text:p>
          </table:table-cell>
          <table:table-cell office:value-type="float" office:value="116391">
            <text:p>116391</text:p>
          </table:table-cell>
          <table:table-cell table:formula="of:=AVERAGE([.B47:.U47])" office:value-type="float" office:value="113923.4">
            <text:p>113923.4</text:p>
          </table:table-cell>
          <table:table-cell office:value-type="float" office:value="106373">
            <text:p>106373</text:p>
          </table:table-cell>
          <table:table-cell office:value-type="float" office:value="101961">
            <text:p>101961</text:p>
          </table:table-cell>
          <table:table-cell office:value-type="float" office:value="105292">
            <text:p>105292</text:p>
          </table:table-cell>
          <table:table-cell office:value-type="float" office:value="101364">
            <text:p>101364</text:p>
          </table:table-cell>
          <table:table-cell office:value-type="float" office:value="103089">
            <text:p>103089</text:p>
          </table:table-cell>
          <table:table-cell office:value-type="float" office:value="99358">
            <text:p>99358</text:p>
          </table:table-cell>
          <table:table-cell office:value-type="float" office:value="99740">
            <text:p>99740</text:p>
          </table:table-cell>
          <table:table-cell office:value-type="float" office:value="108873">
            <text:p>108873</text:p>
          </table:table-cell>
          <table:table-cell office:value-type="float" office:value="106238">
            <text:p>106238</text:p>
          </table:table-cell>
          <table:table-cell office:value-type="float" office:value="106452">
            <text:p>106452</text:p>
          </table:table-cell>
          <table:table-cell office:value-type="float" office:value="101935">
            <text:p>101935</text:p>
          </table:table-cell>
          <table:table-cell office:value-type="float" office:value="99523">
            <text:p>99523</text:p>
          </table:table-cell>
          <table:table-cell office:value-type="float" office:value="104790">
            <text:p>104790</text:p>
          </table:table-cell>
          <table:table-cell office:value-type="float" office:value="104575">
            <text:p>104575</text:p>
          </table:table-cell>
          <table:table-cell office:value-type="float" office:value="102034">
            <text:p>102034</text:p>
          </table:table-cell>
          <table:table-cell office:value-type="float" office:value="102298">
            <text:p>102298</text:p>
          </table:table-cell>
          <table:table-cell office:value-type="float" office:value="102432">
            <text:p>102432</text:p>
          </table:table-cell>
          <table:table-cell office:value-type="float" office:value="96407">
            <text:p>96407</text:p>
          </table:table-cell>
          <table:table-cell office:value-type="float" office:value="110539">
            <text:p>110539</text:p>
          </table:table-cell>
          <table:table-cell office:value-type="float" office:value="107014">
            <text:p>107014</text:p>
          </table:table-cell>
          <table:table-cell table:formula="of:=AVERAGE([.W47:.AO47])" office:value-type="float" office:value="103330.157894737">
            <text:p>103330.157894737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125059">
            <text:p>125059</text:p>
          </table:table-cell>
          <table:table-cell office:value-type="float" office:value="119254">
            <text:p>119254</text:p>
          </table:table-cell>
          <table:table-cell office:value-type="float" office:value="128603">
            <text:p>128603</text:p>
          </table:table-cell>
          <table:table-cell office:value-type="float" office:value="124440">
            <text:p>124440</text:p>
          </table:table-cell>
          <table:table-cell office:value-type="float" office:value="120641">
            <text:p>120641</text:p>
          </table:table-cell>
          <table:table-cell office:value-type="float" office:value="118272">
            <text:p>118272</text:p>
          </table:table-cell>
          <table:table-cell office:value-type="float" office:value="117094">
            <text:p>117094</text:p>
          </table:table-cell>
          <table:table-cell office:value-type="float" office:value="120202">
            <text:p>120202</text:p>
          </table:table-cell>
          <table:table-cell office:value-type="float" office:value="119312">
            <text:p>119312</text:p>
          </table:table-cell>
          <table:table-cell office:value-type="float" office:value="116658">
            <text:p>116658</text:p>
          </table:table-cell>
          <table:table-cell office:value-type="float" office:value="128689">
            <text:p>128689</text:p>
          </table:table-cell>
          <table:table-cell office:value-type="float" office:value="119450">
            <text:p>119450</text:p>
          </table:table-cell>
          <table:table-cell office:value-type="float" office:value="119011">
            <text:p>119011</text:p>
          </table:table-cell>
          <table:table-cell office:value-type="float" office:value="118581">
            <text:p>118581</text:p>
          </table:table-cell>
          <table:table-cell office:value-type="float" office:value="116245">
            <text:p>116245</text:p>
          </table:table-cell>
          <table:table-cell office:value-type="float" office:value="119939">
            <text:p>119939</text:p>
          </table:table-cell>
          <table:table-cell office:value-type="float" office:value="119807">
            <text:p>119807</text:p>
          </table:table-cell>
          <table:table-cell office:value-type="float" office:value="122999">
            <text:p>122999</text:p>
          </table:table-cell>
          <table:table-cell office:value-type="float" office:value="111080">
            <text:p>111080</text:p>
          </table:table-cell>
          <table:table-cell office:value-type="float" office:value="113909">
            <text:p>113909</text:p>
          </table:table-cell>
          <table:table-cell table:formula="of:=AVERAGE([.B48:.U48])" office:value-type="float" office:value="119962.25">
            <text:p>119962.25</text:p>
          </table:table-cell>
          <table:table-cell office:value-type="float" office:value="115847">
            <text:p>115847</text:p>
          </table:table-cell>
          <table:table-cell office:value-type="float" office:value="104632">
            <text:p>104632</text:p>
          </table:table-cell>
          <table:table-cell office:value-type="float" office:value="112703">
            <text:p>112703</text:p>
          </table:table-cell>
          <table:table-cell office:value-type="float" office:value="110025">
            <text:p>110025</text:p>
          </table:table-cell>
          <table:table-cell office:value-type="float" office:value="108336">
            <text:p>108336</text:p>
          </table:table-cell>
          <table:table-cell office:value-type="float" office:value="108171">
            <text:p>108171</text:p>
          </table:table-cell>
          <table:table-cell office:value-type="float" office:value="107931">
            <text:p>107931</text:p>
          </table:table-cell>
          <table:table-cell office:value-type="float" office:value="111770">
            <text:p>111770</text:p>
          </table:table-cell>
          <table:table-cell office:value-type="float" office:value="112795">
            <text:p>112795</text:p>
          </table:table-cell>
          <table:table-cell office:value-type="float" office:value="106593">
            <text:p>106593</text:p>
          </table:table-cell>
          <table:table-cell office:value-type="float" office:value="111212">
            <text:p>111212</text:p>
          </table:table-cell>
          <table:table-cell office:value-type="float" office:value="105982">
            <text:p>105982</text:p>
          </table:table-cell>
          <table:table-cell office:value-type="float" office:value="109363">
            <text:p>109363</text:p>
          </table:table-cell>
          <table:table-cell office:value-type="float" office:value="106645">
            <text:p>106645</text:p>
          </table:table-cell>
          <table:table-cell office:value-type="float" office:value="105438">
            <text:p>105438</text:p>
          </table:table-cell>
          <table:table-cell office:value-type="float" office:value="108201">
            <text:p>108201</text:p>
          </table:table-cell>
          <table:table-cell office:value-type="float" office:value="109260">
            <text:p>109260</text:p>
          </table:table-cell>
          <table:table-cell office:value-type="float" office:value="109887">
            <text:p>109887</text:p>
          </table:table-cell>
          <table:table-cell office:value-type="float" office:value="102925">
            <text:p>102925</text:p>
          </table:table-cell>
          <table:table-cell office:value-type="float" office:value="106674">
            <text:p>106674</text:p>
          </table:table-cell>
          <table:table-cell table:formula="of:=AVERAGE([.W48:.AO48])" office:value-type="float" office:value="108827.157894737">
            <text:p>108827.157894737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118244">
            <text:p>118244</text:p>
          </table:table-cell>
          <table:table-cell office:value-type="float" office:value="122481">
            <text:p>122481</text:p>
          </table:table-cell>
          <table:table-cell office:value-type="float" office:value="118518">
            <text:p>118518</text:p>
          </table:table-cell>
          <table:table-cell office:value-type="float" office:value="133098">
            <text:p>133098</text:p>
          </table:table-cell>
          <table:table-cell office:value-type="float" office:value="127195">
            <text:p>127195</text:p>
          </table:table-cell>
          <table:table-cell office:value-type="float" office:value="123592">
            <text:p>123592</text:p>
          </table:table-cell>
          <table:table-cell office:value-type="float" office:value="121176">
            <text:p>121176</text:p>
          </table:table-cell>
          <table:table-cell office:value-type="float" office:value="118512">
            <text:p>118512</text:p>
          </table:table-cell>
          <table:table-cell office:value-type="float" office:value="122817">
            <text:p>122817</text:p>
          </table:table-cell>
          <table:table-cell office:value-type="float" office:value="118599">
            <text:p>118599</text:p>
          </table:table-cell>
          <table:table-cell office:value-type="float" office:value="121919">
            <text:p>121919</text:p>
          </table:table-cell>
          <table:table-cell office:value-type="float" office:value="122406">
            <text:p>122406</text:p>
          </table:table-cell>
          <table:table-cell office:value-type="float" office:value="122542">
            <text:p>122542</text:p>
          </table:table-cell>
          <table:table-cell office:value-type="float" office:value="125170">
            <text:p>125170</text:p>
          </table:table-cell>
          <table:table-cell office:value-type="float" office:value="120307">
            <text:p>120307</text:p>
          </table:table-cell>
          <table:table-cell office:value-type="float" office:value="124233">
            <text:p>124233</text:p>
          </table:table-cell>
          <table:table-cell office:value-type="float" office:value="121931">
            <text:p>121931</text:p>
          </table:table-cell>
          <table:table-cell office:value-type="float" office:value="121400">
            <text:p>121400</text:p>
          </table:table-cell>
          <table:table-cell office:value-type="float" office:value="120856">
            <text:p>120856</text:p>
          </table:table-cell>
          <table:table-cell office:value-type="float" office:value="120716">
            <text:p>120716</text:p>
          </table:table-cell>
          <table:table-cell table:formula="of:=AVERAGE([.B49:.U49])" office:value-type="float" office:value="122285.6">
            <text:p>122285.6</text:p>
          </table:table-cell>
          <table:table-cell office:value-type="float" office:value="112913">
            <text:p>112913</text:p>
          </table:table-cell>
          <table:table-cell office:value-type="float" office:value="108785">
            <text:p>108785</text:p>
          </table:table-cell>
          <table:table-cell office:value-type="float" office:value="110029">
            <text:p>110029</text:p>
          </table:table-cell>
          <table:table-cell office:value-type="float" office:value="112637">
            <text:p>112637</text:p>
          </table:table-cell>
          <table:table-cell office:value-type="float" office:value="114769">
            <text:p>114769</text:p>
          </table:table-cell>
          <table:table-cell office:value-type="float" office:value="112094">
            <text:p>112094</text:p>
          </table:table-cell>
          <table:table-cell office:value-type="float" office:value="115717">
            <text:p>115717</text:p>
          </table:table-cell>
          <table:table-cell office:value-type="float" office:value="113796">
            <text:p>113796</text:p>
          </table:table-cell>
          <table:table-cell office:value-type="float" office:value="107905">
            <text:p>107905</text:p>
          </table:table-cell>
          <table:table-cell office:value-type="float" office:value="117129">
            <text:p>117129</text:p>
          </table:table-cell>
          <table:table-cell office:value-type="float" office:value="111929">
            <text:p>111929</text:p>
          </table:table-cell>
          <table:table-cell office:value-type="float" office:value="111486">
            <text:p>111486</text:p>
          </table:table-cell>
          <table:table-cell office:value-type="float" office:value="108849">
            <text:p>108849</text:p>
          </table:table-cell>
          <table:table-cell office:value-type="float" office:value="113303">
            <text:p>113303</text:p>
          </table:table-cell>
          <table:table-cell office:value-type="float" office:value="109723">
            <text:p>109723</text:p>
          </table:table-cell>
          <table:table-cell office:value-type="float" office:value="110467">
            <text:p>110467</text:p>
          </table:table-cell>
          <table:table-cell office:value-type="float" office:value="108766">
            <text:p>108766</text:p>
          </table:table-cell>
          <table:table-cell office:value-type="float" office:value="114271">
            <text:p>114271</text:p>
          </table:table-cell>
          <table:table-cell office:value-type="float" office:value="114675">
            <text:p>114675</text:p>
          </table:table-cell>
          <table:table-cell office:value-type="float" office:value="113200">
            <text:p>113200</text:p>
          </table:table-cell>
          <table:table-cell table:formula="of:=AVERAGE([.W49:.AO49])" office:value-type="float" office:value="112065.421052632">
            <text:p>112065.421052632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126243">
            <text:p>126243</text:p>
          </table:table-cell>
          <table:table-cell office:value-type="float" office:value="123477">
            <text:p>123477</text:p>
          </table:table-cell>
          <table:table-cell office:value-type="float" office:value="123645">
            <text:p>123645</text:p>
          </table:table-cell>
          <table:table-cell office:value-type="float" office:value="127054">
            <text:p>127054</text:p>
          </table:table-cell>
          <table:table-cell office:value-type="float" office:value="124387">
            <text:p>124387</text:p>
          </table:table-cell>
          <table:table-cell office:value-type="float" office:value="127189">
            <text:p>127189</text:p>
          </table:table-cell>
          <table:table-cell office:value-type="float" office:value="126666">
            <text:p>126666</text:p>
          </table:table-cell>
          <table:table-cell office:value-type="float" office:value="124019">
            <text:p>124019</text:p>
          </table:table-cell>
          <table:table-cell office:value-type="float" office:value="128952">
            <text:p>128952</text:p>
          </table:table-cell>
          <table:table-cell office:value-type="float" office:value="126651">
            <text:p>126651</text:p>
          </table:table-cell>
          <table:table-cell office:value-type="float" office:value="151180">
            <text:p>151180</text:p>
          </table:table-cell>
          <table:table-cell office:value-type="float" office:value="132259">
            <text:p>132259</text:p>
          </table:table-cell>
          <table:table-cell office:value-type="float" office:value="129814">
            <text:p>129814</text:p>
          </table:table-cell>
          <table:table-cell office:value-type="float" office:value="131489">
            <text:p>131489</text:p>
          </table:table-cell>
          <table:table-cell office:value-type="float" office:value="132603">
            <text:p>132603</text:p>
          </table:table-cell>
          <table:table-cell office:value-type="float" office:value="128335">
            <text:p>128335</text:p>
          </table:table-cell>
          <table:table-cell office:value-type="float" office:value="128737">
            <text:p>128737</text:p>
          </table:table-cell>
          <table:table-cell office:value-type="float" office:value="127763">
            <text:p>127763</text:p>
          </table:table-cell>
          <table:table-cell office:value-type="float" office:value="127519">
            <text:p>127519</text:p>
          </table:table-cell>
          <table:table-cell office:value-type="float" office:value="130937">
            <text:p>130937</text:p>
          </table:table-cell>
          <table:table-cell table:formula="of:=AVERAGE([.B50:.U50])" office:value-type="float" office:value="128945.95">
            <text:p>128945.95</text:p>
          </table:table-cell>
          <table:table-cell office:value-type="float" office:value="114189">
            <text:p>114189</text:p>
          </table:table-cell>
          <table:table-cell office:value-type="float" office:value="119176">
            <text:p>119176</text:p>
          </table:table-cell>
          <table:table-cell office:value-type="float" office:value="119254">
            <text:p>119254</text:p>
          </table:table-cell>
          <table:table-cell office:value-type="float" office:value="113888">
            <text:p>113888</text:p>
          </table:table-cell>
          <table:table-cell office:value-type="float" office:value="112170">
            <text:p>112170</text:p>
          </table:table-cell>
          <table:table-cell office:value-type="float" office:value="113150">
            <text:p>113150</text:p>
          </table:table-cell>
          <table:table-cell office:value-type="float" office:value="117233">
            <text:p>117233</text:p>
          </table:table-cell>
          <table:table-cell office:value-type="float" office:value="114197">
            <text:p>114197</text:p>
          </table:table-cell>
          <table:table-cell office:value-type="float" office:value="115149">
            <text:p>115149</text:p>
          </table:table-cell>
          <table:table-cell office:value-type="float" office:value="117598">
            <text:p>117598</text:p>
          </table:table-cell>
          <table:table-cell office:value-type="float" office:value="159065">
            <text:p>159065</text:p>
          </table:table-cell>
          <table:table-cell office:value-type="float" office:value="119127">
            <text:p>119127</text:p>
          </table:table-cell>
          <table:table-cell office:value-type="float" office:value="117129">
            <text:p>117129</text:p>
          </table:table-cell>
          <table:table-cell office:value-type="float" office:value="117488">
            <text:p>117488</text:p>
          </table:table-cell>
          <table:table-cell office:value-type="float" office:value="113319">
            <text:p>113319</text:p>
          </table:table-cell>
          <table:table-cell office:value-type="float" office:value="118413">
            <text:p>118413</text:p>
          </table:table-cell>
          <table:table-cell office:value-type="float" office:value="121873">
            <text:p>121873</text:p>
          </table:table-cell>
          <table:table-cell office:value-type="float" office:value="115921">
            <text:p>115921</text:p>
          </table:table-cell>
          <table:table-cell office:value-type="float" office:value="115772">
            <text:p>115772</text:p>
          </table:table-cell>
          <table:table-cell office:value-type="float" office:value="109074">
            <text:p>109074</text:p>
          </table:table-cell>
          <table:table-cell table:formula="of:=AVERAGE([.W50:.AO50])" office:value-type="float" office:value="118637.421052632">
            <text:p>118637.42105263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4521">
            <text:p>134521</text:p>
          </table:table-cell>
          <table:table-cell office:value-type="float" office:value="135122">
            <text:p>135122</text:p>
          </table:table-cell>
          <table:table-cell office:value-type="float" office:value="128530">
            <text:p>128530</text:p>
          </table:table-cell>
          <table:table-cell office:value-type="float" office:value="132476">
            <text:p>132476</text:p>
          </table:table-cell>
          <table:table-cell office:value-type="float" office:value="136750">
            <text:p>136750</text:p>
          </table:table-cell>
          <table:table-cell office:value-type="float" office:value="132001">
            <text:p>132001</text:p>
          </table:table-cell>
          <table:table-cell office:value-type="float" office:value="133609">
            <text:p>133609</text:p>
          </table:table-cell>
          <table:table-cell office:value-type="float" office:value="135710">
            <text:p>135710</text:p>
          </table:table-cell>
          <table:table-cell office:value-type="float" office:value="132105">
            <text:p>132105</text:p>
          </table:table-cell>
          <table:table-cell office:value-type="float" office:value="135237">
            <text:p>135237</text:p>
          </table:table-cell>
          <table:table-cell office:value-type="float" office:value="141312">
            <text:p>141312</text:p>
          </table:table-cell>
          <table:table-cell office:value-type="float" office:value="131270">
            <text:p>131270</text:p>
          </table:table-cell>
          <table:table-cell office:value-type="float" office:value="140428">
            <text:p>140428</text:p>
          </table:table-cell>
          <table:table-cell office:value-type="float" office:value="138497">
            <text:p>138497</text:p>
          </table:table-cell>
          <table:table-cell office:value-type="float" office:value="132666">
            <text:p>132666</text:p>
          </table:table-cell>
          <table:table-cell office:value-type="float" office:value="134148">
            <text:p>134148</text:p>
          </table:table-cell>
          <table:table-cell office:value-type="float" office:value="140362">
            <text:p>140362</text:p>
          </table:table-cell>
          <table:table-cell office:value-type="float" office:value="134714">
            <text:p>134714</text:p>
          </table:table-cell>
          <table:table-cell office:value-type="float" office:value="136725">
            <text:p>136725</text:p>
          </table:table-cell>
          <table:table-cell office:value-type="float" office:value="145871">
            <text:p>145871</text:p>
          </table:table-cell>
          <table:table-cell table:formula="of:=AVERAGE([.B51:.U51])" office:value-type="float" office:value="135602.7">
            <text:p>135602.7</text:p>
          </table:table-cell>
          <table:table-cell office:value-type="float" office:value="117102">
            <text:p>117102</text:p>
          </table:table-cell>
          <table:table-cell office:value-type="float" office:value="122194">
            <text:p>122194</text:p>
          </table:table-cell>
          <table:table-cell office:value-type="float" office:value="124036">
            <text:p>124036</text:p>
          </table:table-cell>
          <table:table-cell office:value-type="float" office:value="122543">
            <text:p>122543</text:p>
          </table:table-cell>
          <table:table-cell office:value-type="float" office:value="122239">
            <text:p>122239</text:p>
          </table:table-cell>
          <table:table-cell office:value-type="float" office:value="121809">
            <text:p>121809</text:p>
          </table:table-cell>
          <table:table-cell office:value-type="float" office:value="122646">
            <text:p>122646</text:p>
          </table:table-cell>
          <table:table-cell office:value-type="float" office:value="124514">
            <text:p>124514</text:p>
          </table:table-cell>
          <table:table-cell office:value-type="float" office:value="125263">
            <text:p>125263</text:p>
          </table:table-cell>
          <table:table-cell office:value-type="float" office:value="119073">
            <text:p>119073</text:p>
          </table:table-cell>
          <table:table-cell office:value-type="float" office:value="119700">
            <text:p>119700</text:p>
          </table:table-cell>
          <table:table-cell office:value-type="float" office:value="123134">
            <text:p>123134</text:p>
          </table:table-cell>
          <table:table-cell office:value-type="float" office:value="119367">
            <text:p>119367</text:p>
          </table:table-cell>
          <table:table-cell office:value-type="float" office:value="131472">
            <text:p>131472</text:p>
          </table:table-cell>
          <table:table-cell office:value-type="float" office:value="123130">
            <text:p>123130</text:p>
          </table:table-cell>
          <table:table-cell office:value-type="float" office:value="120291">
            <text:p>120291</text:p>
          </table:table-cell>
          <table:table-cell office:value-type="float" office:value="122060">
            <text:p>122060</text:p>
          </table:table-cell>
          <table:table-cell office:value-type="float" office:value="122770">
            <text:p>122770</text:p>
          </table:table-cell>
          <table:table-cell office:value-type="float" office:value="120445">
            <text:p>120445</text:p>
          </table:table-cell>
          <table:table-cell office:value-type="float" office:value="127114">
            <text:p>127114</text:p>
          </table:table-cell>
          <table:table-cell table:formula="of:=AVERAGE([.W51:.AO51])" office:value-type="float" office:value="122304.631578947">
            <text:p>122304.631578947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138067">
            <text:p>138067</text:p>
          </table:table-cell>
          <table:table-cell office:value-type="float" office:value="140252">
            <text:p>140252</text:p>
          </table:table-cell>
          <table:table-cell office:value-type="float" office:value="141905">
            <text:p>141905</text:p>
          </table:table-cell>
          <table:table-cell office:value-type="float" office:value="136663">
            <text:p>136663</text:p>
          </table:table-cell>
          <table:table-cell office:value-type="float" office:value="141641">
            <text:p>141641</text:p>
          </table:table-cell>
          <table:table-cell office:value-type="float" office:value="139888">
            <text:p>139888</text:p>
          </table:table-cell>
          <table:table-cell office:value-type="float" office:value="137794">
            <text:p>137794</text:p>
          </table:table-cell>
          <table:table-cell office:value-type="float" office:value="141938">
            <text:p>141938</text:p>
          </table:table-cell>
          <table:table-cell office:value-type="float" office:value="135634">
            <text:p>135634</text:p>
          </table:table-cell>
          <table:table-cell office:value-type="float" office:value="141239">
            <text:p>141239</text:p>
          </table:table-cell>
          <table:table-cell office:value-type="float" office:value="138757">
            <text:p>138757</text:p>
          </table:table-cell>
          <table:table-cell office:value-type="float" office:value="141462">
            <text:p>141462</text:p>
          </table:table-cell>
          <table:table-cell office:value-type="float" office:value="137621">
            <text:p>137621</text:p>
          </table:table-cell>
          <table:table-cell office:value-type="float" office:value="143456">
            <text:p>143456</text:p>
          </table:table-cell>
          <table:table-cell office:value-type="float" office:value="140494">
            <text:p>140494</text:p>
          </table:table-cell>
          <table:table-cell office:value-type="float" office:value="138368">
            <text:p>138368</text:p>
          </table:table-cell>
          <table:table-cell office:value-type="float" office:value="139922">
            <text:p>139922</text:p>
          </table:table-cell>
          <table:table-cell office:value-type="float" office:value="136425">
            <text:p>136425</text:p>
          </table:table-cell>
          <table:table-cell office:value-type="float" office:value="138557">
            <text:p>138557</text:p>
          </table:table-cell>
          <table:table-cell office:value-type="float" office:value="130647">
            <text:p>130647</text:p>
          </table:table-cell>
          <table:table-cell table:formula="of:=AVERAGE([.B52:.U52])" office:value-type="float" office:value="139036.5">
            <text:p>139036.5</text:p>
          </table:table-cell>
          <table:table-cell office:value-type="float" office:value="123706">
            <text:p>123706</text:p>
          </table:table-cell>
          <table:table-cell office:value-type="float" office:value="125885">
            <text:p>125885</text:p>
          </table:table-cell>
          <table:table-cell office:value-type="float" office:value="126027">
            <text:p>126027</text:p>
          </table:table-cell>
          <table:table-cell office:value-type="float" office:value="125477">
            <text:p>125477</text:p>
          </table:table-cell>
          <table:table-cell office:value-type="float" office:value="128400">
            <text:p>128400</text:p>
          </table:table-cell>
          <table:table-cell office:value-type="float" office:value="127075">
            <text:p>127075</text:p>
          </table:table-cell>
          <table:table-cell office:value-type="float" office:value="123749">
            <text:p>123749</text:p>
          </table:table-cell>
          <table:table-cell office:value-type="float" office:value="123358">
            <text:p>123358</text:p>
          </table:table-cell>
          <table:table-cell office:value-type="float" office:value="120892">
            <text:p>120892</text:p>
          </table:table-cell>
          <table:table-cell office:value-type="float" office:value="125894">
            <text:p>125894</text:p>
          </table:table-cell>
          <table:table-cell office:value-type="float" office:value="122908">
            <text:p>122908</text:p>
          </table:table-cell>
          <table:table-cell office:value-type="float" office:value="125378">
            <text:p>125378</text:p>
          </table:table-cell>
          <table:table-cell office:value-type="float" office:value="129634">
            <text:p>129634</text:p>
          </table:table-cell>
          <table:table-cell office:value-type="float" office:value="129653">
            <text:p>129653</text:p>
          </table:table-cell>
          <table:table-cell office:value-type="float" office:value="125307">
            <text:p>125307</text:p>
          </table:table-cell>
          <table:table-cell office:value-type="float" office:value="125217">
            <text:p>125217</text:p>
          </table:table-cell>
          <table:table-cell office:value-type="float" office:value="117895">
            <text:p>117895</text:p>
          </table:table-cell>
          <table:table-cell office:value-type="float" office:value="123792">
            <text:p>123792</text:p>
          </table:table-cell>
          <table:table-cell office:value-type="float" office:value="131514">
            <text:p>131514</text:p>
          </table:table-cell>
          <table:table-cell office:value-type="float" office:value="127167">
            <text:p>127167</text:p>
          </table:table-cell>
          <table:table-cell table:formula="of:=AVERAGE([.W52:.AO52])" office:value-type="float" office:value="125355.842105263">
            <text:p>125355.842105263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145855">
            <text:p>145855</text:p>
          </table:table-cell>
          <table:table-cell office:value-type="float" office:value="135945">
            <text:p>135945</text:p>
          </table:table-cell>
          <table:table-cell office:value-type="float" office:value="141325">
            <text:p>141325</text:p>
          </table:table-cell>
          <table:table-cell office:value-type="float" office:value="141084">
            <text:p>141084</text:p>
          </table:table-cell>
          <table:table-cell office:value-type="float" office:value="144007">
            <text:p>144007</text:p>
          </table:table-cell>
          <table:table-cell office:value-type="float" office:value="142632">
            <text:p>142632</text:p>
          </table:table-cell>
          <table:table-cell office:value-type="float" office:value="147081">
            <text:p>147081</text:p>
          </table:table-cell>
          <table:table-cell office:value-type="float" office:value="143028">
            <text:p>143028</text:p>
          </table:table-cell>
          <table:table-cell office:value-type="float" office:value="140779">
            <text:p>140779</text:p>
          </table:table-cell>
          <table:table-cell office:value-type="float" office:value="142135">
            <text:p>142135</text:p>
          </table:table-cell>
          <table:table-cell office:value-type="float" office:value="149762">
            <text:p>149762</text:p>
          </table:table-cell>
          <table:table-cell office:value-type="float" office:value="157891">
            <text:p>157891</text:p>
          </table:table-cell>
          <table:table-cell office:value-type="float" office:value="146515">
            <text:p>146515</text:p>
          </table:table-cell>
          <table:table-cell office:value-type="float" office:value="146152">
            <text:p>146152</text:p>
          </table:table-cell>
          <table:table-cell office:value-type="float" office:value="147541">
            <text:p>147541</text:p>
          </table:table-cell>
          <table:table-cell office:value-type="float" office:value="143146">
            <text:p>143146</text:p>
          </table:table-cell>
          <table:table-cell office:value-type="float" office:value="141738">
            <text:p>141738</text:p>
          </table:table-cell>
          <table:table-cell office:value-type="float" office:value="141990">
            <text:p>141990</text:p>
          </table:table-cell>
          <table:table-cell office:value-type="float" office:value="139030">
            <text:p>139030</text:p>
          </table:table-cell>
          <table:table-cell office:value-type="float" office:value="153238">
            <text:p>153238</text:p>
          </table:table-cell>
          <table:table-cell table:formula="of:=AVERAGE([.B53:.U53])" office:value-type="float" office:value="144543.7">
            <text:p>144543.7</text:p>
          </table:table-cell>
          <table:table-cell office:value-type="float" office:value="133336">
            <text:p>133336</text:p>
          </table:table-cell>
          <table:table-cell office:value-type="float" office:value="134556">
            <text:p>134556</text:p>
          </table:table-cell>
          <table:table-cell office:value-type="float" office:value="129193">
            <text:p>129193</text:p>
          </table:table-cell>
          <table:table-cell office:value-type="float" office:value="134866">
            <text:p>134866</text:p>
          </table:table-cell>
          <table:table-cell office:value-type="float" office:value="133557">
            <text:p>133557</text:p>
          </table:table-cell>
          <table:table-cell office:value-type="float" office:value="132196">
            <text:p>132196</text:p>
          </table:table-cell>
          <table:table-cell office:value-type="float" office:value="136565">
            <text:p>136565</text:p>
          </table:table-cell>
          <table:table-cell office:value-type="float" office:value="130364">
            <text:p>130364</text:p>
          </table:table-cell>
          <table:table-cell office:value-type="float" office:value="131916">
            <text:p>131916</text:p>
          </table:table-cell>
          <table:table-cell office:value-type="float" office:value="132448">
            <text:p>132448</text:p>
          </table:table-cell>
          <table:table-cell office:value-type="float" office:value="134960">
            <text:p>134960</text:p>
          </table:table-cell>
          <table:table-cell office:value-type="float" office:value="142476">
            <text:p>142476</text:p>
          </table:table-cell>
          <table:table-cell office:value-type="float" office:value="128323">
            <text:p>128323</text:p>
          </table:table-cell>
          <table:table-cell office:value-type="float" office:value="126106">
            <text:p>126106</text:p>
          </table:table-cell>
          <table:table-cell office:value-type="float" office:value="132091">
            <text:p>132091</text:p>
          </table:table-cell>
          <table:table-cell office:value-type="float" office:value="129377">
            <text:p>129377</text:p>
          </table:table-cell>
          <table:table-cell office:value-type="float" office:value="131873">
            <text:p>131873</text:p>
          </table:table-cell>
          <table:table-cell office:value-type="float" office:value="135515">
            <text:p>135515</text:p>
          </table:table-cell>
          <table:table-cell office:value-type="float" office:value="132831">
            <text:p>132831</text:p>
          </table:table-cell>
          <table:table-cell office:value-type="float" office:value="129225">
            <text:p>129225</text:p>
          </table:table-cell>
          <table:table-cell table:formula="of:=AVERAGE([.W53:.AO53])" office:value-type="float" office:value="132765.736842105">
            <text:p>132765.736842105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146482">
            <text:p>146482</text:p>
          </table:table-cell>
          <table:table-cell office:value-type="float" office:value="142838">
            <text:p>142838</text:p>
          </table:table-cell>
          <table:table-cell office:value-type="float" office:value="149739">
            <text:p>149739</text:p>
          </table:table-cell>
          <table:table-cell office:value-type="float" office:value="148475">
            <text:p>148475</text:p>
          </table:table-cell>
          <table:table-cell office:value-type="float" office:value="147393">
            <text:p>147393</text:p>
          </table:table-cell>
          <table:table-cell office:value-type="float" office:value="150087">
            <text:p>150087</text:p>
          </table:table-cell>
          <table:table-cell office:value-type="float" office:value="146402">
            <text:p>146402</text:p>
          </table:table-cell>
          <table:table-cell office:value-type="float" office:value="148712">
            <text:p>148712</text:p>
          </table:table-cell>
          <table:table-cell office:value-type="float" office:value="151453">
            <text:p>151453</text:p>
          </table:table-cell>
          <table:table-cell office:value-type="float" office:value="145567">
            <text:p>145567</text:p>
          </table:table-cell>
          <table:table-cell office:value-type="float" office:value="162965">
            <text:p>162965</text:p>
          </table:table-cell>
          <table:table-cell office:value-type="float" office:value="146990">
            <text:p>146990</text:p>
          </table:table-cell>
          <table:table-cell office:value-type="float" office:value="147030">
            <text:p>147030</text:p>
          </table:table-cell>
          <table:table-cell office:value-type="float" office:value="149822">
            <text:p>149822</text:p>
          </table:table-cell>
          <table:table-cell office:value-type="float" office:value="146566">
            <text:p>146566</text:p>
          </table:table-cell>
          <table:table-cell office:value-type="float" office:value="145590">
            <text:p>145590</text:p>
          </table:table-cell>
          <table:table-cell office:value-type="float" office:value="148883">
            <text:p>148883</text:p>
          </table:table-cell>
          <table:table-cell office:value-type="float" office:value="148765">
            <text:p>148765</text:p>
          </table:table-cell>
          <table:table-cell office:value-type="float" office:value="147512">
            <text:p>147512</text:p>
          </table:table-cell>
          <table:table-cell office:value-type="float" office:value="146817">
            <text:p>146817</text:p>
          </table:table-cell>
          <table:table-cell table:formula="of:=AVERAGE([.B54:.U54])" office:value-type="float" office:value="148404.4">
            <text:p>148404.4</text:p>
          </table:table-cell>
          <table:table-cell office:value-type="float" office:value="141115">
            <text:p>141115</text:p>
          </table:table-cell>
          <table:table-cell office:value-type="float" office:value="138714">
            <text:p>138714</text:p>
          </table:table-cell>
          <table:table-cell office:value-type="float" office:value="136778">
            <text:p>136778</text:p>
          </table:table-cell>
          <table:table-cell office:value-type="float" office:value="135301">
            <text:p>135301</text:p>
          </table:table-cell>
          <table:table-cell office:value-type="float" office:value="136115">
            <text:p>136115</text:p>
          </table:table-cell>
          <table:table-cell office:value-type="float" office:value="131762">
            <text:p>131762</text:p>
          </table:table-cell>
          <table:table-cell office:value-type="float" office:value="137900">
            <text:p>137900</text:p>
          </table:table-cell>
          <table:table-cell office:value-type="float" office:value="134340">
            <text:p>134340</text:p>
          </table:table-cell>
          <table:table-cell office:value-type="float" office:value="138054">
            <text:p>138054</text:p>
          </table:table-cell>
          <table:table-cell office:value-type="float" office:value="135784">
            <text:p>135784</text:p>
          </table:table-cell>
          <table:table-cell office:value-type="float" office:value="135863">
            <text:p>135863</text:p>
          </table:table-cell>
          <table:table-cell office:value-type="float" office:value="138132">
            <text:p>138132</text:p>
          </table:table-cell>
          <table:table-cell office:value-type="float" office:value="138079">
            <text:p>138079</text:p>
          </table:table-cell>
          <table:table-cell office:value-type="float" office:value="133878">
            <text:p>133878</text:p>
          </table:table-cell>
          <table:table-cell office:value-type="float" office:value="139901">
            <text:p>139901</text:p>
          </table:table-cell>
          <table:table-cell office:value-type="float" office:value="134716">
            <text:p>134716</text:p>
          </table:table-cell>
          <table:table-cell office:value-type="float" office:value="132263">
            <text:p>132263</text:p>
          </table:table-cell>
          <table:table-cell office:value-type="float" office:value="138028">
            <text:p>138028</text:p>
          </table:table-cell>
          <table:table-cell office:value-type="float" office:value="136565">
            <text:p>136565</text:p>
          </table:table-cell>
          <table:table-cell office:value-type="float" office:value="134966">
            <text:p>134966</text:p>
          </table:table-cell>
          <table:table-cell table:formula="of:=AVERAGE([.W54:.AO54])" office:value-type="float" office:value="136488.842105263">
            <text:p>136488.842105263</text:p>
          </table:table-cell>
        </table:table-row>
      </table:table>
      <table:table table:name="Graph" table:style-name="ta1" table:print="false">
        <table:table-column table:style-name="co7" table:default-cell-style-name="Default"/>
        <table:table-row table:style-name="ro1">
          <table:table-cell>
            <draw:frame table:end-cell-address="Graph.L34" table:end-x="0.1016in" table:end-y="0.063in" draw:z-index="0" draw:style-name="gr1" draw:text-style-name="P1" svg:width="9.8579in" svg:height="5.3469in" svg:x="0.0228in" svg:y="0.0126in">
              <draw:object draw:notify-on-update-of-ranges="'Raw Data + Averages'.A2:'Raw Data + Averages'.A54 'Raw Data + Averages'.V1:'Raw Data + Averages'.V1 'Raw Data + Averages'.V2:'Raw Data + Averages'.V54 'Raw Data + Averages'.A2:'Raw Data + Averages'.A54 'Raw Data + Averages'.AQ1:'Raw Data + Averages'.AQ1 'Raw Data + Averages'.AQ2:'Raw Data + Averages'.AQ5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7/13/2018</text:date>, <text:time>12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2:57:38</dc:date>
    <dc:creator>Alessandro Vinciguerra</dc:creator>
    <meta:generator>OpenOffice/4.1.5$Unix OpenOffice.org_project/415m1$Build-9789</meta:generator>
    <meta:editing-duration>PT22M59S</meta:editing-duration>
    <meta:editing-cycles>4</meta:editing-cycles>
    <meta:document-statistic meta:table-count="2" meta:cell-count="23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4cm" svg:height="13.582cm" xlink:href=".." xlink:type="simple" chart:class="chart:scatter" chart:style-name="ch1">
        <chart:title svg:x="7.39cm" svg:y="0.406cm" chart:style-name="ch2">
          <text:p>Runtime comparison: Sorting Integers vs Doubles</text:p>
        </chart:title>
        <chart:subtitle svg:x="4.819cm" svg:y="1.466cm" chart:style-name="ch3">
          <text:p>2 runs * 10 Trials, Random data (2 decimal values), Shellsort (A003586: 3-smooth gaps),
x86 64 bit Intel i7 processor, macOS 10.13.5, Darwin kernel</text:p>
        </chart:subtitle>
        <chart:legend chart:legend-position="end" svg:x="21.557cm" svg:y="6.261cm" style:legend-expansion="high" chart:style-name="ch4"/>
        <chart:plot-area chart:style-name="ch5" table:cell-range-address="'Raw Data + Averages'.A2:'Raw Data + Averages'.A54 'Raw Data + Averages'.V1:'Raw Data + Averages'.V54 'Raw Data + Averages'.AQ1:'Raw Data + Averages'.AQ54" chart:data-source-has-labels="row" svg:x="1.498cm" svg:y="3.133cm" svg:width="19.059cm" svg:height="9.21cm">
          <chartooo:coordinate-region svg:x="2.93cm" svg:y="3.323cm" svg:width="17.235cm" svg:height="8.391cm"/>
          <chart:axis chart:dimension="x" chart:name="primary-x" chart:style-name="ch6">
            <chart:title svg:x="10.112cm" svg:y="12.615cm" chart:style-name="ch7">
              <text:p>Array length</text:p>
            </chart:title>
          </chart:axis>
          <chart:axis chart:dimension="y" chart:name="primary-y" chart:style-name="ch6">
            <chart:title svg:x="0.451cm" svg:y="8.709cm" chart:style-name="ch8">
              <text:p>Runtime (μs)</text:p>
            </chart:title>
            <chart:grid chart:style-name="ch9" chart:class="major"/>
          </chart:axis>
          <chart:series chart:style-name="ch10" chart:values-cell-range-address="'Raw Data + Averages'.V2:'Raw Data + Averages'.V54" chart:label-cell-address="'Raw Data + Averages'.V1:'Raw Data + Averages'.V1" chart:class="chart:scatter">
            <chart:domain table:cell-range-address="'Raw Data + Averages'.A2:'Raw Data + Averages'.A54"/>
            <chart:data-point chart:repeated="53"/>
          </chart:series>
          <chart:series chart:style-name="ch11" chart:values-cell-range-address="'Raw Data + Averages'.AQ2:'Raw Data + Averages'.AQ54" chart:label-cell-address="'Raw Data + Averages'.AQ1:'Raw Data + Averages'.AQ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s AVG</text:p>
                <draw:g>
                  <svg:desc>'Raw Data + Averages'.V1:'Raw Data + Averages'.V1</svg:desc>
                </draw:g>
              </table:table-cell>
              <table:table-cell office:value-type="string">
                <text:p>Doubles AVG</text:p>
                <draw:g>
                  <svg:desc>'Raw Data + Averages'.AQ1:'Raw Data + Averages'.A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Raw Data + Averages'.A2:'Raw Data + Averages'.A54</svg:desc>
                </draw:g>
              </table:table-cell>
              <table:table-cell office:value-type="float" office:value="242.55">
                <text:p>242.55</text:p>
                <draw:g>
                  <svg:desc>'Raw Data + Averages'.V2:'Raw Data + Averages'.V54</svg:desc>
                </draw:g>
              </table:table-cell>
              <table:table-cell office:value-type="float" office:value="226.473684210526">
                <text:p>226.473684210526</text:p>
                <draw:g>
                  <svg:desc>'Raw Data + Averages'.AQ2:'Raw Data + Averages'.AQ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45.5">
                <text:p>545.5</text:p>
              </table:table-cell>
              <table:table-cell office:value-type="float" office:value="503.894736842105">
                <text:p>503.894736842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059.95">
                <text:p>1059.95</text:p>
              </table:table-cell>
              <table:table-cell office:value-type="float" office:value="987.315789473684">
                <text:p>987.3157894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585.45">
                <text:p>1585.45</text:p>
              </table:table-cell>
              <table:table-cell office:value-type="float" office:value="1454.73684210526">
                <text:p>1454.7368421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192.55">
                <text:p>2192.55</text:p>
              </table:table-cell>
              <table:table-cell office:value-type="float" office:value="2000.21052631579">
                <text:p>2000.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000.25">
                <text:p>3000.25</text:p>
              </table:table-cell>
              <table:table-cell office:value-type="float" office:value="2797.94736842105">
                <text:p>2797.94736842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144">
                <text:p>4144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697.6">
                <text:p>4697.6</text:p>
              </table:table-cell>
              <table:table-cell office:value-type="float" office:value="4641.84210526316">
                <text:p>4641.84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945">
                <text:p>5945</text:p>
              </table:table-cell>
              <table:table-cell office:value-type="float" office:value="5519.36842105263">
                <text:p>5519.36842105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228.4">
                <text:p>7228.4</text:p>
              </table:table-cell>
              <table:table-cell office:value-type="float" office:value="6728.05263157895">
                <text:p>6728.0526315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8305.3">
                <text:p>8305.3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9673.6">
                <text:p>9673.6</text:p>
              </table:table-cell>
              <table:table-cell office:value-type="float" office:value="8920.94736842105">
                <text:p>8920.94736842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1412">
                <text:p>11412</text:p>
              </table:table-cell>
              <table:table-cell office:value-type="float" office:value="10406.1052631579">
                <text:p>10406.1052631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2934.45">
                <text:p>12934.45</text:p>
              </table:table-cell>
              <table:table-cell office:value-type="float" office:value="11725.8947368421">
                <text:p>11725.8947368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4314.3">
                <text:p>14314.3</text:p>
              </table:table-cell>
              <table:table-cell office:value-type="float" office:value="13611.2105263158">
                <text:p>13611.2105263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370.8">
                <text:p>16370.8</text:p>
              </table:table-cell>
              <table:table-cell office:value-type="float" office:value="15186.7894736842">
                <text:p>15186.7894736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863.25">
                <text:p>17863.25</text:p>
              </table:table-cell>
              <table:table-cell office:value-type="float" office:value="16900.3157894737">
                <text:p>16900.3157894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9917.9">
                <text:p>19917.9</text:p>
              </table:table-cell>
              <table:table-cell office:value-type="float" office:value="18520.8947368421">
                <text:p>18520.8947368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2619.15">
                <text:p>22619.15</text:p>
              </table:table-cell>
              <table:table-cell office:value-type="float" office:value="19937.3684210526">
                <text:p>19937.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5055.7">
                <text:p>25055.7</text:p>
              </table:table-cell>
              <table:table-cell office:value-type="float" office:value="22484.7894736842">
                <text:p>22484.7894736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7035.45">
                <text:p>27035.45</text:p>
              </table:table-cell>
              <table:table-cell office:value-type="float" office:value="25267.1052631579">
                <text:p>25267.1052631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9602.85">
                <text:p>29602.85</text:p>
              </table:table-cell>
              <table:table-cell office:value-type="float" office:value="27148.2631578947">
                <text:p>27148.2631578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31376.4">
                <text:p>31376.4</text:p>
              </table:table-cell>
              <table:table-cell office:value-type="float" office:value="29827.5789473684">
                <text:p>29827.5789473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3794.1">
                <text:p>33794.1</text:p>
              </table:table-cell>
              <table:table-cell office:value-type="float" office:value="30942.2631578947">
                <text:p>30942.26315789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6791.7">
                <text:p>36791.7</text:p>
              </table:table-cell>
              <table:table-cell office:value-type="float" office:value="33978">
                <text:p>33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9322.55">
                <text:p>39322.55</text:p>
              </table:table-cell>
              <table:table-cell office:value-type="float" office:value="35851.5263157895">
                <text:p>35851.5263157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2434.1">
                <text:p>42434.1</text:p>
              </table:table-cell>
              <table:table-cell office:value-type="float" office:value="38536.8947368421">
                <text:p>38536.8947368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5247.5">
                <text:p>45247.5</text:p>
              </table:table-cell>
              <table:table-cell office:value-type="float" office:value="41363.5789473684">
                <text:p>41363.5789473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8445.5">
                <text:p>48445.5</text:p>
              </table:table-cell>
              <table:table-cell office:value-type="float" office:value="44167.1578947368">
                <text:p>44167.1578947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1746.9">
                <text:p>51746.9</text:p>
              </table:table-cell>
              <table:table-cell office:value-type="float" office:value="46986.5789473684">
                <text:p>46986.5789473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4775.95">
                <text:p>54775.95</text:p>
              </table:table-cell>
              <table:table-cell office:value-type="float" office:value="50133.4210526316">
                <text:p>50133.4210526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7462.85">
                <text:p>57462.85</text:p>
              </table:table-cell>
              <table:table-cell office:value-type="float" office:value="52793.9473684211">
                <text:p>52793.9473684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2096.3">
                <text:p>62096.3</text:p>
              </table:table-cell>
              <table:table-cell office:value-type="float" office:value="55062.7368421053">
                <text:p>55062.7368421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5121.7">
                <text:p>65121.7</text:p>
              </table:table-cell>
              <table:table-cell office:value-type="float" office:value="58123.1578947368">
                <text:p>58123.1578947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7630.15">
                <text:p>67630.15</text:p>
              </table:table-cell>
              <table:table-cell office:value-type="float" office:value="62313.9473684211">
                <text:p>62313.9473684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73204.35">
                <text:p>73204.35</text:p>
              </table:table-cell>
              <table:table-cell office:value-type="float" office:value="65232.1578947368">
                <text:p>65232.1578947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76216.55">
                <text:p>76216.55</text:p>
              </table:table-cell>
              <table:table-cell office:value-type="float" office:value="68899.6315789474">
                <text:p>68899.6315789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8734.4">
                <text:p>78734.4</text:p>
              </table:table-cell>
              <table:table-cell office:value-type="float" office:value="72413.7894736842">
                <text:p>72413.78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82616.2">
                <text:p>82616.2</text:p>
              </table:table-cell>
              <table:table-cell office:value-type="float" office:value="76060.8421052632">
                <text:p>76060.8421052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8599.25">
                <text:p>88599.25</text:p>
              </table:table-cell>
              <table:table-cell office:value-type="float" office:value="80290.5263157895">
                <text:p>80290.5263157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92144.4">
                <text:p>92144.4</text:p>
              </table:table-cell>
              <table:table-cell office:value-type="float" office:value="83582.4736842105">
                <text:p>83582.4736842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97043.65">
                <text:p>97043.65</text:p>
              </table:table-cell>
              <table:table-cell office:value-type="float" office:value="88588.1052631579">
                <text:p>88588.1052631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02248.95">
                <text:p>102248.95</text:p>
              </table:table-cell>
              <table:table-cell office:value-type="float" office:value="92376">
                <text:p>92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05696.35">
                <text:p>105696.35</text:p>
              </table:table-cell>
              <table:table-cell office:value-type="float" office:value="96324.2631578947">
                <text:p>96324.2631578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8508.75">
                <text:p>108508.75</text:p>
              </table:table-cell>
              <table:table-cell office:value-type="float" office:value="98292.4210526316">
                <text:p>98292.4210526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13923.4">
                <text:p>113923.4</text:p>
              </table:table-cell>
              <table:table-cell office:value-type="float" office:value="103330.157894737">
                <text:p>103330.157894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9962.25">
                <text:p>119962.25</text:p>
              </table:table-cell>
              <table:table-cell office:value-type="float" office:value="108827.157894737">
                <text:p>108827.157894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22285.6">
                <text:p>122285.6</text:p>
              </table:table-cell>
              <table:table-cell office:value-type="float" office:value="112065.421052632">
                <text:p>112065.421052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8945.95">
                <text:p>128945.95</text:p>
              </table:table-cell>
              <table:table-cell office:value-type="float" office:value="118637.421052632">
                <text:p>118637.421052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35602.7">
                <text:p>135602.7</text:p>
              </table:table-cell>
              <table:table-cell office:value-type="float" office:value="122304.631578947">
                <text:p>122304.631578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9036.5">
                <text:p>139036.5</text:p>
              </table:table-cell>
              <table:table-cell office:value-type="float" office:value="125355.842105263">
                <text:p>125355.842105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44543.7">
                <text:p>144543.7</text:p>
              </table:table-cell>
              <table:table-cell office:value-type="float" office:value="132765.736842105">
                <text:p>132765.736842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8404.4">
                <text:p>148404.4</text:p>
              </table:table-cell>
              <table:table-cell office:value-type="float" office:value="136488.842105263">
                <text:p>136488.842105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